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8"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1"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line-height="115%" fo:text-indent="0in" style:auto-text-indent="false" fo:break-before="auto" fo:break-after="auto" style:writing-mode="lr-tb"/>
    </style:style>
    <style:style style:name="P43" style:family="paragraph" style:parent-style-name="Standard">
      <style:paragraph-properties fo:margin-top="0in" fo:margin-bottom="0in" style:contextual-spacing="false" fo:line-height="115%"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5" style:family="paragraph" style:parent-style-name="Standard">
      <style:paragraph-properties fo:margin-left="1.5in" fo:margin-right="0in" fo:line-height="115%" fo:text-indent="0in" style:auto-text-indent="false" fo:break-before="auto" fo:break-after="auto" style:writing-mode="lr-tb"/>
    </style:style>
    <style:style style:name="P46"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7"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8"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49" style:family="paragraph" style:parent-style-name="Standard">
      <style:paragraph-properties fo:margin-left="0.5in" fo:margin-right="0in" fo:line-height="115%" fo:text-indent="0in" style:auto-text-indent="false" fo:break-before="auto" fo:break-after="auto" style:writing-mode="lr-tb"/>
    </style:style>
    <style:style style:name="P50" style:family="paragraph" style:parent-style-name="Standard">
      <style:paragraph-properties fo:line-height="115%" fo:break-before="page" style:writing-mode="lr-tb"/>
    </style:style>
    <style:style style:name="P51"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3" style:family="paragraph" style:parent-style-name="Standard">
      <style:paragraph-properties fo:margin-top="0in" fo:margin-bottom="0.028in" style:contextual-spacing="false" fo:line-height="115%" fo:break-before="auto" fo:break-after="auto" style:writing-mode="lr-tb"/>
    </style:style>
    <style:style style:name="P54" style:family="paragraph" style:parent-style-name="Standard">
      <style:paragraph-properties fo:margin-left="0in" fo:margin-right="0in" fo:line-height="115%" fo:text-indent="0.5in" style:auto-text-indent="false"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6"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7"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1"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4" style:family="paragraph" style:parent-style-name="Standard">
      <style:paragraph-properties fo:margin-left="0in" fo:margin-right="1in" fo:line-height="115%" fo:text-indent="0in" style:auto-text-indent="false" fo:break-before="auto" fo:break-after="auto" style:writing-mode="lr-tb"/>
    </style:style>
    <style:style style:name="P65" style:family="paragraph" style:parent-style-name="Standard">
      <style:paragraph-properties fo:margin-left="0in" fo:margin-right="1in" fo:line-height="100%" fo:text-indent="0in" style:auto-text-indent="false" fo:break-before="auto" fo:break-after="auto" style:writing-mode="lr-tb"/>
    </style:style>
    <style:style style:name="P66"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69" style:family="paragraph" style:parent-style-name="Standard">
      <style:paragraph-properties fo:margin-left="0in" fo:margin-right="1in" fo:line-height="115%" fo:text-indent="0in" style:auto-text-indent="false" fo:break-before="page" style:writing-mode="lr-tb"/>
    </style:style>
    <style:style style:name="P70" style:family="paragraph" style:parent-style-name="Standard">
      <style:paragraph-properties fo:margin-left="0in" fo:margin-right="1in" fo:line-height="115%" fo:text-indent="0.5in" style:auto-text-indent="false" fo:break-before="auto" fo:break-after="auto" style:writing-mode="lr-tb"/>
    </style:style>
    <style:style style:name="P71" style:family="paragraph" style:parent-style-name="Standard">
      <style:paragraph-properties fo:margin-left="0.0693in" fo:margin-right="0in" fo:line-height="115%" fo:text-indent="0in" style:auto-text-indent="false" fo:break-before="auto" fo:break-after="auto" style:writing-mode="lr-tb"/>
    </style:style>
    <style:style style:name="P72" style:family="paragraph" style:parent-style-name="Standard">
      <style:paragraph-properties fo:margin-left="0in" fo:margin-right="0.1528in" fo:line-height="115%" fo:text-indent="0in" style:auto-text-indent="false" fo:break-before="auto" fo:break-after="auto" style:writing-mode="lr-tb"/>
    </style:style>
    <style:style style:name="P73" style:family="paragraph" style:parent-style-name="Standard">
      <style:paragraph-properties fo:margin-left="0.5in" fo:margin-right="0.1528in" fo:line-height="115%" fo:text-indent="0in" style:auto-text-indent="false" fo:break-before="auto" fo:break-after="auto" style:writing-mode="lr-tb"/>
    </style:style>
    <style:style style:name="P74"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5" style:family="paragraph" style:parent-style-name="Heading_20_2">
      <style:paragraph-properties fo:margin-left="0in" fo:margin-right="1in" fo:line-height="115%" fo:text-indent="0in" style:auto-text-indent="false" fo:break-before="page" style:writing-mode="lr-tb"/>
    </style:style>
    <style:style style:name="P76"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7" style:family="paragraph" style:parent-style-name="Heading_20_2">
      <style:paragraph-properties fo:margin-left="0in" fo:margin-right="1in" fo:line-height="115%" fo:text-indent="0in" style:auto-text-indent="false" fo:break-before="auto" fo:break-after="auto" style:writing-mode="lr-tb"/>
    </style:style>
    <style:style style:name="P78" style:family="paragraph" style:parent-style-name="Heading_20_2">
      <style:paragraph-properties fo:line-height="115%" fo:break-before="auto" fo:break-after="auto" style:writing-mode="lr-tb"/>
    </style:style>
    <style:style style:name="P79"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0" style:family="paragraph" style:parent-style-name="Heading_20_2">
      <style:paragraph-properties fo:margin-top="0.25in" fo:margin-bottom="0.0555in" style:contextual-spacing="false" fo:line-height="115%" fo:break-before="auto" fo:break-after="auto" style:writing-mode="lr-tb"/>
    </style:style>
    <style:style style:name="P81" style:family="paragraph" style:parent-style-name="Heading_20_2">
      <style:paragraph-properties fo:margin-top="0.25in" fo:margin-bottom="0in" style:contextual-spacing="false" fo:line-height="115%" fo:break-before="auto" fo:break-after="auto" style:writing-mode="lr-tb"/>
    </style:style>
    <style:style style:name="P82" style:family="paragraph" style:parent-style-name="Heading_20_2">
      <style:paragraph-properties fo:margin-top="0in" fo:margin-bottom="0in" style:contextual-spacing="false" fo:line-height="115%" fo:break-before="auto" fo:break-after="auto" style:writing-mode="lr-tb"/>
    </style:style>
    <style:style style:name="P83" style:family="paragraph" style:parent-style-name="Heading_20_1">
      <style:paragraph-properties fo:line-height="115%" fo:break-before="auto" fo:break-after="auto" style:writing-mode="lr-tb"/>
    </style:style>
    <style:style style:name="P84" style:family="paragraph" style:parent-style-name="Heading_20_1">
      <style:paragraph-properties fo:line-height="115%" fo:break-before="page" style:writing-mode="lr-tb"/>
    </style:style>
    <style:style style:name="P85" style:family="paragraph" style:parent-style-name="Heading_20_1">
      <style:paragraph-properties fo:margin-top="0in" fo:margin-bottom="0.028in" style:contextual-spacing="false" fo:line-height="115%" fo:break-before="page" style:writing-mode="lr-tb"/>
    </style:style>
    <style:style style:name="P86" style:family="paragraph" style:parent-style-name="Heading_20_1">
      <style:paragraph-properties fo:margin-top="0in" fo:margin-bottom="0.028in" style:contextual-spacing="false" fo:line-height="115%" fo:break-before="auto" fo:break-after="auto" style:writing-mode="lr-tb"/>
    </style:style>
    <style:style style:name="P87" style:family="paragraph" style:parent-style-name="Heading_20_1">
      <style:paragraph-properties fo:margin-top="0.3335in" fo:margin-bottom="0.0835in" style:contextual-spacing="false" fo:line-height="115%" fo:break-before="page" style:writing-mode="lr-tb"/>
    </style:style>
    <style:style style:name="P88" style:family="paragraph" style:parent-style-name="Heading_20_1">
      <style:paragraph-properties fo:margin-top="0.3335in" fo:margin-bottom="0.0835in" style:contextual-spacing="false" fo:line-height="115%" fo:break-before="auto" fo:break-after="auto"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0"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1"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3" style:family="paragraph" style:parent-style-name="Heading_20_1">
      <style:paragraph-properties fo:margin-left="0in" fo:margin-right="1in" fo:line-height="115%" fo:text-indent="0in" style:auto-text-indent="false" fo:break-before="page" style:writing-mode="lr-tb"/>
    </style:style>
    <style:style style:name="P94"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5" style:family="paragraph" style:parent-style-name="Heading_20_1">
      <style:paragraph-properties fo:margin-left="0in" fo:margin-right="1in" fo:line-height="115%" fo:text-indent="0in" style:auto-text-indent="false" fo:break-before="auto" fo:break-after="auto" style:writing-mode="lr-tb"/>
    </style:style>
    <style:style style:name="P96"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7" style:family="paragraph" style:parent-style-name="Heading_20_1">
      <style:paragraph-properties fo:margin-top="0.139in" fo:margin-bottom="0in" style:contextual-spacing="false" fo:line-height="115%" fo:break-before="page" style:writing-mode="lr-tb"/>
    </style:style>
    <style:style style:name="P98" style:family="paragraph" style:parent-style-name="Heading_20_1">
      <style:paragraph-properties fo:margin-top="0.139in" fo:margin-bottom="0in" style:contextual-spacing="false" fo:line-height="115%" fo:break-before="auto" fo:break-after="auto" style:writing-mode="lr-tb"/>
    </style:style>
    <style:style style:name="P99"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0" style:family="paragraph" style:parent-style-name="Heading_20_1">
      <style:paragraph-properties fo:margin-top="0.3335in" fo:margin-bottom="0in" style:contextual-spacing="false" fo:line-height="115%" fo:break-before="page" style:writing-mode="lr-tb"/>
    </style:style>
    <style:style style:name="P101" style:family="paragraph" style:parent-style-name="Heading_20_3">
      <style:paragraph-properties fo:line-height="115%" fo:break-before="auto" fo:break-after="auto" style:writing-mode="lr-tb"/>
    </style:style>
    <style:style style:name="P102"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3"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4" style:family="paragraph" style:parent-style-name="Heading_20_3">
      <style:paragraph-properties fo:margin-top="0.1945in" fo:margin-bottom="0.0555in" style:contextual-spacing="false" fo:line-height="115%" fo:break-before="auto" fo:break-after="auto" style:writing-mode="lr-tb"/>
    </style:style>
    <style:style style:name="P105" style:family="paragraph" style:parent-style-name="Heading_20_3">
      <style:paragraph-properties fo:margin-top="0.1945in" fo:margin-bottom="0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7"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8" style:family="paragraph" style:parent-style-name="Standard" style:master-page-name="Standard">
      <style:paragraph-properties fo:line-height="115%" style:page-number="auto" fo:break-before="auto" fo:break-after="auto" style:writing-mode="lr-tb"/>
    </style:style>
    <style:style style:name="P109" style:family="paragraph" style:parent-style-name="Standard" style:list-style-name="LS1">
      <style:paragraph-properties fo:margin-top="0in" fo:margin-bottom="0in" style:contextual-spacing="false" fo:line-height="115%" fo:break-before="auto" fo:break-after="auto" style:writing-mode="lr-tb"/>
    </style:style>
    <style:style style:name="P110" style:family="paragraph" style:parent-style-name="Standard" style:list-style-name="LS2">
      <style:paragraph-properties fo:margin-top="0in" fo:margin-bottom="0in" style:contextual-spacing="false" fo:line-height="115%" fo:break-before="auto" fo:break-after="auto" style:writing-mode="lr-tb"/>
    </style:style>
    <style:style style:name="P111" style:family="paragraph" style:parent-style-name="Standard" style:list-style-name="LS14">
      <style:paragraph-properties fo:margin-top="0in" fo:margin-bottom="0in" style:contextual-spacing="false" fo:line-height="115%" fo:break-before="auto" fo:break-after="auto" style:writing-mode="lr-tb"/>
    </style:style>
    <style:style style:name="P112" style:family="paragraph" style:parent-style-name="Standard" style:list-style-name="LS31">
      <style:paragraph-properties fo:margin-top="0in" fo:margin-bottom="0in" style:contextual-spacing="false" fo:line-height="115%" fo:break-before="auto" fo:break-after="auto" style:writing-mode="lr-tb"/>
    </style:style>
    <style:style style:name="P113" style:family="paragraph" style:parent-style-name="Standard" style:list-style-name="LS33">
      <style:paragraph-properties fo:margin-top="0in" fo:margin-bottom="0in" style:contextual-spacing="false" fo:line-height="115%" fo:break-before="auto" fo:break-after="auto" style:writing-mode="lr-tb"/>
    </style:style>
    <style:style style:name="P114" style:family="paragraph" style:parent-style-name="Standard" style:list-style-name="LS34">
      <style:paragraph-properties fo:margin-top="0in" fo:margin-bottom="0in" style:contextual-spacing="false" fo:line-height="115%" fo:break-before="auto" fo:break-after="auto" style:writing-mode="lr-tb"/>
    </style:style>
    <style:style style:name="P115" style:family="paragraph" style:parent-style-name="Standard" style:list-style-name="LS36">
      <style:paragraph-properties fo:margin-top="0in" fo:margin-bottom="0in" style:contextual-spacing="false" fo:line-height="115%" fo:break-before="auto" fo:break-after="auto" style:writing-mode="lr-tb"/>
    </style:style>
    <style:style style:name="P116" style:family="paragraph" style:parent-style-name="Standard" style:list-style-name="LS37">
      <style:paragraph-properties fo:margin-top="0in" fo:margin-bottom="0in" style:contextual-spacing="false" fo:line-height="115%" fo:break-before="auto" fo:break-after="auto" style:writing-mode="lr-tb"/>
    </style:style>
    <style:style style:name="P117" style:family="paragraph" style:parent-style-name="Standard" style:list-style-name="LS38">
      <style:paragraph-properties fo:margin-top="0in" fo:margin-bottom="0in" style:contextual-spacing="false" fo:line-height="115%" fo:break-before="auto" fo:break-after="auto" style:writing-mode="lr-tb"/>
    </style:style>
    <style:style style:name="P118" style:family="paragraph" style:parent-style-name="Standard" style:list-style-name="LS39">
      <style:paragraph-properties fo:margin-top="0in" fo:margin-bottom="0in" style:contextual-spacing="false" fo:line-height="115%" fo:break-before="auto" fo:break-after="auto" style:writing-mode="lr-tb"/>
    </style:style>
    <style:style style:name="P119" style:family="paragraph" style:parent-style-name="Standard" style:list-style-name="LS44">
      <style:paragraph-properties fo:margin-top="0in" fo:margin-bottom="0in" style:contextual-spacing="false" fo:line-height="115%" fo:break-before="auto" fo:break-after="auto" style:writing-mode="lr-tb"/>
    </style:style>
    <style:style style:name="P120" style:family="paragraph" style:parent-style-name="Standard" style:list-style-name="LS45">
      <style:paragraph-properties fo:margin-top="0in" fo:margin-bottom="0in" style:contextual-spacing="false" fo:line-height="115%" fo:break-before="auto" fo:break-after="auto" style:writing-mode="lr-tb"/>
    </style:style>
    <style:style style:name="P121" style:family="paragraph" style:parent-style-name="Standard" style:list-style-name="LS46">
      <style:paragraph-properties fo:margin-top="0in" fo:margin-bottom="0in" style:contextual-spacing="false" fo:line-height="115%" fo:break-before="auto" fo:break-after="auto" style:writing-mode="lr-tb"/>
    </style:style>
    <style:style style:name="P122" style:family="paragraph" style:parent-style-name="Standard" style:list-style-name="LS47">
      <style:paragraph-properties fo:margin-top="0in" fo:margin-bottom="0in" style:contextual-spacing="false" fo:line-height="115%" fo:break-before="auto" fo:break-after="auto" style:writing-mode="lr-tb"/>
    </style:style>
    <style:style style:name="P123" style:family="paragraph" style:parent-style-name="Standard" style:list-style-name="LS49">
      <style:paragraph-properties fo:margin-top="0in" fo:margin-bottom="0in" style:contextual-spacing="false" fo:line-height="115%" fo:break-before="auto" fo:break-after="auto" style:writing-mode="lr-tb"/>
    </style:style>
    <style:style style:name="P124" style:family="paragraph" style:parent-style-name="Standard" style:list-style-name="LS50">
      <style:paragraph-properties fo:margin-top="0in" fo:margin-bottom="0in" style:contextual-spacing="false" fo:line-height="115%" fo:break-before="auto" fo:break-after="auto" style:writing-mode="lr-tb"/>
    </style:style>
    <style:style style:name="P125" style:family="paragraph" style:parent-style-name="Standard" style:list-style-name="LS52">
      <style:paragraph-properties fo:margin-top="0in" fo:margin-bottom="0in" style:contextual-spacing="false" fo:line-height="115%" fo:break-before="auto" fo:break-after="auto" style:writing-mode="lr-tb"/>
    </style:style>
    <style:style style:name="P126" style:family="paragraph" style:parent-style-name="Standard" style:list-style-name="LS53">
      <style:paragraph-properties fo:margin-top="0in" fo:margin-bottom="0in" style:contextual-spacing="false" fo:line-height="115%" fo:break-before="auto" fo:break-after="auto" style:writing-mode="lr-tb"/>
    </style:style>
    <style:style style:name="P127" style:family="paragraph" style:parent-style-name="Standard" style:list-style-name="LS59">
      <style:paragraph-properties fo:margin-top="0in" fo:margin-bottom="0in" style:contextual-spacing="false" fo:line-height="115%" fo:break-before="auto" fo:break-after="auto" style:writing-mode="lr-tb"/>
    </style:style>
    <style:style style:name="P128" style:family="paragraph" style:parent-style-name="Standard" style:list-style-name="LS60">
      <style:paragraph-properties fo:margin-top="0in" fo:margin-bottom="0in" style:contextual-spacing="false" fo:line-height="115%" fo:break-before="auto" fo:break-after="auto" style:writing-mode="lr-tb"/>
    </style:style>
    <style:style style:name="P129" style:family="paragraph" style:parent-style-name="Standard" style:list-style-name="LS61">
      <style:paragraph-properties fo:margin-top="0in" fo:margin-bottom="0in" style:contextual-spacing="false" fo:line-height="115%" fo:break-before="auto" fo:break-after="auto" style:writing-mode="lr-tb"/>
    </style:style>
    <style:style style:name="P130" style:family="paragraph" style:parent-style-name="Standard" style:list-style-name="LS63">
      <style:paragraph-properties fo:margin-top="0in" fo:margin-bottom="0in" style:contextual-spacing="false" fo:line-height="115%" fo:break-before="auto" fo:break-after="auto" style:writing-mode="lr-tb"/>
    </style:style>
    <style:style style:name="P131" style:family="paragraph" style:parent-style-name="Standard" style:list-style-name="LS64">
      <style:paragraph-properties fo:margin-top="0in" fo:margin-bottom="0in" style:contextual-spacing="false" fo:line-height="115%" fo:break-before="auto" fo:break-after="auto" style:writing-mode="lr-tb"/>
    </style:style>
    <style:style style:name="P132" style:family="paragraph" style:parent-style-name="Standard" style:list-style-name="LS65">
      <style:paragraph-properties fo:margin-top="0in" fo:margin-bottom="0in" style:contextual-spacing="false" fo:line-height="115%" fo:break-before="auto" fo:break-after="auto" style:writing-mode="lr-tb"/>
    </style:style>
    <style:style style:name="P133" style:family="paragraph" style:parent-style-name="Standard" style:list-style-name="LS66">
      <style:paragraph-properties fo:margin-top="0in" fo:margin-bottom="0in" style:contextual-spacing="false" fo:line-height="115%" fo:break-before="auto" fo:break-after="auto" style:writing-mode="lr-tb"/>
    </style:style>
    <style:style style:name="P134" style:family="paragraph" style:parent-style-name="Standard" style:list-style-name="LS67">
      <style:paragraph-properties fo:margin-top="0in" fo:margin-bottom="0in" style:contextual-spacing="false" fo:line-height="115%" fo:break-before="auto" fo:break-after="auto" style:writing-mode="lr-tb"/>
    </style:style>
    <style:style style:name="P135" style:family="paragraph" style:parent-style-name="Standard" style:list-style-name="LS68">
      <style:paragraph-properties fo:margin-top="0in" fo:margin-bottom="0in" style:contextual-spacing="false" fo:line-height="115%" fo:break-before="auto" fo:break-after="auto" style:writing-mode="lr-tb"/>
    </style:style>
    <style:style style:name="P136" style:family="paragraph" style:parent-style-name="Standard" style:list-style-name="LS75">
      <style:paragraph-properties fo:margin-top="0in" fo:margin-bottom="0in" style:contextual-spacing="false" fo:line-height="115%" fo:break-before="auto" fo:break-after="auto" style:writing-mode="lr-tb"/>
    </style:style>
    <style:style style:name="P137"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0" style:family="paragraph" style:parent-style-name="Standard" style:list-style-name="LS62">
      <style:paragraph-properties fo:margin-top="0in" fo:margin-bottom="0in" style:contextual-spacing="false" fo:line-height="131%" fo:break-before="auto" fo:break-after="auto" style:writing-mode="lr-tb"/>
    </style:style>
    <style:style style:name="P141" style:family="paragraph" style:parent-style-name="Standard" style:list-style-name="LS1">
      <style:paragraph-properties fo:margin-top="0in" fo:margin-bottom="0in" style:contextual-spacing="false" fo:line-height="115%" fo:break-before="auto" fo:break-after="auto" style:writing-mode="lr-tb"/>
      <style:text-properties fo:color="#dc2300" officeooo:rsid="00321cd4" officeooo:paragraph-rsid="00321cd4"/>
    </style:style>
    <style:style style:name="P142" style:family="paragraph" style:parent-style-name="Standard" style:list-style-name="LS1">
      <style:paragraph-properties fo:margin-top="0in" fo:margin-bottom="0in" style:contextual-spacing="false" fo:line-height="115%" style:writing-mode="lr-tb"/>
    </style:style>
    <style:style style:name="P143"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4" style:family="paragraph" style:parent-style-name="Standard" style:list-style-name="LS1">
      <style:paragraph-properties fo:margin-top="0in" fo:margin-bottom="0in" style:contextual-spacing="false" fo:line-height="115%" style:writing-mode="lr-tb"/>
      <style:text-properties officeooo:paragraph-rsid="0021c637"/>
    </style:style>
    <style:style style:name="P145"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6" style:family="paragraph" style:parent-style-name="Standard" style:list-style-name="LS1">
      <style:paragraph-properties fo:margin-top="0in" fo:margin-bottom="0in" style:contextual-spacing="false" fo:line-height="115%" style:writing-mode="lr-tb"/>
      <style:text-properties officeooo:rsid="00154423" officeooo:paragraph-rsid="0021628d"/>
    </style:style>
    <style:style style:name="P147" style:family="paragraph" style:parent-style-name="Standard" style:list-style-name="LS1">
      <style:paragraph-properties fo:margin-top="0in" fo:margin-bottom="0in" style:contextual-spacing="false" fo:line-height="115%" style:writing-mode="lr-tb"/>
      <style:text-properties officeooo:rsid="00163546" officeooo:paragraph-rsid="00163546"/>
    </style:style>
    <style:style style:name="P148" style:family="paragraph" style:parent-style-name="Standard" style:list-style-name="LS1">
      <style:paragraph-properties fo:margin-top="0in" fo:margin-bottom="0in" style:contextual-spacing="false" fo:line-height="115%" style:writing-mode="lr-tb"/>
      <style:text-properties officeooo:rsid="00174cea" officeooo:paragraph-rsid="00321cd4"/>
    </style:style>
    <style:style style:name="P149" style:family="paragraph" style:parent-style-name="Standard" style:list-style-name="LS1">
      <style:paragraph-properties fo:margin-top="0in" fo:margin-bottom="0in" style:contextual-spacing="false" fo:line-height="115%" style:writing-mode="lr-tb"/>
      <style:text-properties officeooo:rsid="0017ac64" officeooo:paragraph-rsid="0017ac64"/>
    </style:style>
    <style:style style:name="P150" style:family="paragraph" style:parent-style-name="Standard" style:list-style-name="LS1">
      <style:paragraph-properties fo:margin-top="0in" fo:margin-bottom="0in" style:contextual-spacing="false" fo:line-height="115%" style:writing-mode="lr-tb"/>
      <style:text-properties officeooo:rsid="00188cc9" officeooo:paragraph-rsid="00188cc9"/>
    </style:style>
    <style:style style:name="P151"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52" style:family="paragraph" style:parent-style-name="Standard" style:list-style-name="LS1">
      <style:paragraph-properties fo:margin-top="0in" fo:margin-bottom="0in" style:contextual-spacing="false" fo:line-height="115%" style:writing-mode="lr-tb"/>
      <style:text-properties officeooo:rsid="001bfd32" officeooo:paragraph-rsid="001bfd32"/>
    </style:style>
    <style:style style:name="P153" style:family="paragraph" style:parent-style-name="Standard" style:list-style-name="LS1">
      <style:paragraph-properties fo:margin-top="0in" fo:margin-bottom="0in" style:contextual-spacing="false" fo:line-height="115%" style:writing-mode="lr-tb"/>
      <style:text-properties officeooo:rsid="0021628d" officeooo:paragraph-rsid="0021628d"/>
    </style:style>
    <style:style style:name="P154" style:family="paragraph" style:parent-style-name="Standard" style:list-style-name="LS1">
      <style:paragraph-properties fo:margin-top="0in" fo:margin-bottom="0in" style:contextual-spacing="false" fo:line-height="115%" style:writing-mode="lr-tb"/>
      <style:text-properties officeooo:rsid="0021c637" officeooo:paragraph-rsid="0021c637"/>
    </style:style>
    <style:style style:name="P155" style:family="paragraph" style:parent-style-name="Standard" style:list-style-name="LS1">
      <style:paragraph-properties fo:margin-top="0in" fo:margin-bottom="0in" style:contextual-spacing="false" fo:line-height="115%" style:writing-mode="lr-tb"/>
      <style:text-properties officeooo:rsid="00286420" officeooo:paragraph-rsid="00286420"/>
    </style:style>
    <style:style style:name="P156" style:family="paragraph" style:parent-style-name="Standard" style:list-style-name="LS1">
      <style:paragraph-properties fo:margin-top="0in" fo:margin-bottom="0in" style:contextual-spacing="false" fo:line-height="115%" style:writing-mode="lr-tb"/>
      <style:text-properties officeooo:rsid="0029918b" officeooo:paragraph-rsid="0029918b"/>
    </style:style>
    <style:style style:name="P157" style:family="paragraph" style:parent-style-name="Standard" style:list-style-name="LS1">
      <style:paragraph-properties fo:margin-top="0in" fo:margin-bottom="0in" style:contextual-spacing="false" fo:line-height="115%" style:writing-mode="lr-tb"/>
      <style:text-properties officeooo:rsid="002b6d83" officeooo:paragraph-rsid="002b6d83"/>
    </style:style>
    <style:style style:name="P158" style:family="paragraph" style:parent-style-name="Standard" style:list-style-name="LS1">
      <style:paragraph-properties fo:margin-top="0in" fo:margin-bottom="0in" style:contextual-spacing="false" fo:line-height="115%" style:writing-mode="lr-tb"/>
      <style:text-properties officeooo:rsid="002d20ad" officeooo:paragraph-rsid="002d20ad"/>
    </style:style>
    <style:style style:name="P159" style:family="paragraph" style:parent-style-name="Standard" style:list-style-name="LS1">
      <style:paragraph-properties fo:margin-top="0in" fo:margin-bottom="0in" style:contextual-spacing="false" fo:line-height="115%" style:writing-mode="lr-tb"/>
      <style:text-properties officeooo:rsid="002d343d" officeooo:paragraph-rsid="002d343d"/>
    </style:style>
    <style:style style:name="P160" style:family="paragraph" style:parent-style-name="Standard" style:list-style-name="LS1">
      <style:paragraph-properties fo:margin-top="0in" fo:margin-bottom="0in" style:contextual-spacing="false" fo:line-height="115%" style:writing-mode="lr-tb"/>
      <style:text-properties fo:color="#dc2300" officeooo:rsid="002b6d83" officeooo:paragraph-rsid="002b6d83"/>
    </style:style>
    <style:style style:name="P161" style:family="paragraph" style:parent-style-name="Standard" style:list-style-name="LS1">
      <style:paragraph-properties fo:margin-top="0in" fo:margin-bottom="0in" style:contextual-spacing="false" fo:line-height="115%" style:writing-mode="lr-tb"/>
      <style:text-properties officeooo:rsid="00321cd4" officeooo:paragraph-rsid="00321cd4"/>
    </style:style>
    <style:style style:name="P162" style:family="paragraph" style:parent-style-name="Standard" style:list-style-name="LS1">
      <style:paragraph-properties fo:margin-top="0in" fo:margin-bottom="0in" style:contextual-spacing="false" fo:line-height="115%" style:writing-mode="lr-tb"/>
      <style:text-properties officeooo:rsid="00321cd4" officeooo:paragraph-rsid="0033a584"/>
    </style:style>
    <style:style style:name="P163" style:family="paragraph" style:parent-style-name="Standard" style:list-style-name="LS1">
      <style:paragraph-properties fo:margin-top="0in" fo:margin-bottom="0in" style:contextual-spacing="false" fo:line-height="115%" style:writing-mode="lr-tb"/>
      <style:text-properties officeooo:rsid="0033a584" officeooo:paragraph-rsid="0033a584"/>
    </style:style>
    <style:style style:name="P164"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5"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6"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7"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8"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9"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0"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1"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2"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3"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4"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5"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6"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7"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8"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79"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0"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1"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2"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3"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4"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5"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6"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7"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8"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9"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0"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1"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2"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3"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94"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95"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96"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97"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98"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99"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200"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1"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2"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3"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4"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5"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rsid="002f1cb0" style:font-name-asian="Arial" style:font-size-asian="11pt" style:font-style-asian="normal" style:font-weight-asian="normal" style:font-name-complex="Arial" style:font-size-complex="11pt" style:font-style-complex="normal" style:font-weight-complex="normal"/>
    </style:style>
    <style:style style:name="P207"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208"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09"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style>
    <style:style style:name="P210"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26badc"/>
    </style:style>
    <style:style style:name="P21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212"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3"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4"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5"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6"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7"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8"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9"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0"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1"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2"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23"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24"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25"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26"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27"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28"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29"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30"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1"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2"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3"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4"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5"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6"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7"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38"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39"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40"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41"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42"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43"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44"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45"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46"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47"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48"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49"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50"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51"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52"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53"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54"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55"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normal" officeooo:rsid="0026badc"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fo:font-size="14pt" style:font-size-asian="14pt" style:font-size-complex="14pt"/>
    </style:style>
    <style:style style:name="T9" style:family="text">
      <style:text-properties fo:color="#000000" fo:font-size="9pt" fo:background-color="#ffffff" style:font-size-asian="9pt" style:font-size-complex="9pt"/>
    </style:style>
    <style:style style:name="T10" style:family="text">
      <style:text-properties fo:color="#000000" style:font-name="Verdana" fo:font-size="14pt" style:font-name-asian="Verdana" style:font-size-asian="14pt" style:font-name-complex="Verdana"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fo:font-style="italic" style:text-underline-style="solid" style:text-underline-width="auto" style:text-underline-color="font-color" style:font-style-asian="italic" style:font-style-complex="italic"/>
    </style:style>
    <style:style style:name="T13" style:family="text">
      <style:text-properties fo:color="#1155cc" fo:font-size="12pt" style:text-underline-style="solid" style:text-underline-width="auto" style:text-underline-color="font-color" fo:background-color="#ffffff" style:font-size-asian="12pt" style:font-size-complex="12pt"/>
    </style:style>
    <style:style style:name="T14"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6" style:family="text">
      <style:text-properties fo:color="#1155cc" fo:font-size="13pt" style:text-underline-style="solid" style:text-underline-width="auto" style:text-underline-color="font-color" style:font-size-asian="13pt" style:font-size-complex="13pt"/>
    </style:style>
    <style:style style:name="T17" style:family="text">
      <style:text-properties fo:color="#1155cc" fo:font-size="14pt" style:text-underline-style="solid" style:text-underline-width="auto" style:text-underline-color="font-color" style:font-size-asian="14pt" style:font-size-complex="14pt"/>
    </style:style>
    <style:style style:name="T18" style:family="text">
      <style:text-properties fo:color="#1155cc" fo:font-size="18pt" style:text-underline-style="solid" style:text-underline-width="auto" style:text-underline-color="font-color" style:font-size-asian="18pt" style:font-size-complex="18pt"/>
    </style:style>
    <style:style style:name="T19" style:family="text">
      <style:text-properties fo:font-weight="bold" style:font-weight-asian="bold" style:font-weight-complex="bold"/>
    </style:style>
    <style:style style:name="T20" style:family="text">
      <style:text-properties fo:color="#cc0000"/>
    </style:style>
    <style:style style:name="T21"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2"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color="#cc0000" fo:font-weight="bold" style:font-weight-asian="bold" style:font-weight-complex="bold"/>
    </style:style>
    <style:style style:name="T24" style:family="text">
      <style:text-properties fo:color="#cc0000" officeooo:rsid="0010c2ca"/>
    </style:style>
    <style:style style:name="T25" style:family="text">
      <style:text-properties fo:color="#cc0000" officeooo:rsid="0011cb20"/>
    </style:style>
    <style:style style:name="T26" style:family="text">
      <style:text-properties fo:color="#606060" fo:font-size="8pt" style:font-size-asian="8pt" style:font-size-complex="8pt"/>
    </style:style>
    <style:style style:name="T27" style:family="text">
      <style:text-properties style:text-line-through-style="solid"/>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color="#222222" fo:font-size="8pt" fo:font-weight="bold" fo:background-color="#ffffff" style:font-size-asian="8pt" style:font-weight-asian="bold" style:font-size-complex="8pt" style:font-weight-complex="bold"/>
    </style:style>
    <style:style style:name="T31" style:family="text">
      <style:text-properties fo:color="#222222" fo:font-size="12pt" fo:background-color="#ffffff" style:font-size-asian="12pt" style:font-size-complex="12pt"/>
    </style:style>
    <style:style style:name="T32" style:family="text">
      <style:text-properties fo:font-style="italic" style:font-style-asian="italic" style:font-style-complex="italic"/>
    </style:style>
    <style:style style:name="T33" style:family="text">
      <style:text-properties fo:color="#204a87"/>
    </style:style>
    <style:style style:name="T34" style:family="text">
      <style:text-properties fo:color="#ff0000"/>
    </style:style>
    <style:style style:name="T35"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color="#ff0000" style:text-line-through-style="solid"/>
    </style:style>
    <style:style style:name="T37" style:family="text">
      <style:text-properties fo:color="#ff0000" fo:font-weight="bold" style:font-weight-asian="bold" style:font-weight-complex="bold"/>
    </style:style>
    <style:style style:name="T38"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0" style:family="text">
      <style:text-properties fo:color="#dd1144" style:font-name="Consolas" fo:font-size="9pt" style:font-name-asian="Consolas" style:font-size-asian="9pt" style:font-name-complex="Consolas" style:font-size-complex="9pt"/>
    </style:style>
    <style:style style:name="T41"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2"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3"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4" style:family="text">
      <style:text-properties fo:color="#333333" style:font-name="Consolas" fo:font-size="9pt" style:font-name-asian="Consolas" style:font-size-asian="9pt" style:font-name-complex="Consolas" style:font-size-complex="9pt"/>
    </style:style>
    <style:style style:name="T45" style:family="text">
      <style:text-properties fo:color="#333333" fo:font-size="8pt" fo:background-color="#ffffff" style:font-size-asian="8pt" style:font-size-complex="8pt"/>
    </style:style>
    <style:style style:name="T46" style:family="text">
      <style:text-properties fo:color="#a61c00"/>
    </style:style>
    <style:style style:name="T47"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666666" fo:font-size="8pt" fo:background-color="#ffffff" style:font-size-asian="8pt" style:font-size-complex="8pt"/>
    </style:style>
    <style:style style:name="T51" style:family="text">
      <style:text-properties fo:color="#666666" fo:font-size="8pt" style:text-underline-style="solid" style:text-underline-width="auto" style:text-underline-color="font-color" fo:background-color="#ffffff" style:font-size-asian="8pt" style:font-size-complex="8pt"/>
    </style:style>
    <style:style style:name="T52"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980000"/>
    </style:style>
    <style:style style:name="T55" style:family="text">
      <style:text-properties fo:color="#656565" fo:background-color="#ffffff"/>
    </style:style>
    <style:style style:name="T56" style:family="text">
      <style:text-properties fo:color="#656565" style:text-underline-style="solid" style:text-underline-width="auto" style:text-underline-color="font-color" fo:background-color="#ffffff"/>
    </style:style>
    <style:style style:name="T57" style:family="text">
      <style:text-properties fo:font-size="24pt" style:font-size-asian="24pt" style:font-size-complex="24pt"/>
    </style:style>
    <style:style style:name="T58" style:family="text">
      <style:text-properties fo:color="#0088cc"/>
    </style:style>
    <style:style style:name="T59" style:family="text">
      <style:text-properties fo:font-size="10pt" fo:background-color="#ffffff"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style:font-size-asian="10pt" style:font-size-complex="10pt"/>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font-size="16pt" style:font-size-asian="16pt" style:font-size-complex="16pt"/>
    </style:style>
    <style:style style:name="T64" style:family="text">
      <style:text-properties fo:color="#000099" style:text-underline-style="solid" style:text-underline-width="auto" style:text-underline-color="font-color"/>
    </style:style>
    <style:style style:name="T65" style:family="text">
      <style:text-properties fo:color="#000099" style:text-underline-style="solid" style:text-underline-width="auto" style:text-underline-color="font-color" fo:font-weight="bold" style:font-weight-asian="bold" style:font-weight-complex="bold"/>
    </style:style>
    <style:style style:name="T66" style:family="text">
      <style:text-properties fo:color="#000099" style:font-name="Georgia" style:text-underline-style="solid" style:text-underline-width="auto" style:text-underline-color="font-color" style:font-name-asian="Georgia" style:font-name-complex="Georgia"/>
    </style:style>
    <style:style style:name="T67" style:family="text">
      <style:text-properties fo:color="#000099" fo:font-size="13pt" style:text-underline-style="solid" style:text-underline-width="auto" style:text-underline-color="font-color" style:font-size-asian="13pt" style:font-size-complex="13pt"/>
    </style:style>
    <style:style style:name="T68" style:family="text">
      <style:text-properties fo:color="#000099" fo:font-size="10pt" style:text-underline-style="solid" style:text-underline-width="auto" style:text-underline-color="font-color" style:font-size-asian="10pt" style:font-size-complex="10pt"/>
    </style:style>
    <style:style style:name="T69" style:family="text">
      <style:text-properties style:font-name="Georgia" style:font-name-asian="Georgia" style:font-name-complex="Georgia"/>
    </style:style>
    <style:style style:name="T70" style:family="text">
      <style:text-properties style:font-name="Georgia" fo:font-style="italic" style:font-name-asian="Georgia" style:font-style-asian="italic" style:font-name-complex="Georgia" style:font-style-complex="italic"/>
    </style:style>
    <style:style style:name="T71" style:family="text">
      <style:text-properties style:font-name="Verdana" fo:font-size="8pt" style:font-name-asian="Verdana" style:font-size-asian="8pt" style:font-name-complex="Verdana" style:font-size-complex="8pt"/>
    </style:style>
    <style:style style:name="T72" style:family="text">
      <style:text-properties style:font-name="Verdana" style:font-name-asian="Verdana" style:font-name-complex="Verdana"/>
    </style:style>
    <style:style style:name="T73" style:family="text">
      <style:text-properties style:font-name="Verdana" fo:font-size="10pt" style:font-name-asian="Verdana" style:font-size-asian="10pt" style:font-name-complex="Verdana" style:font-size-complex="10pt"/>
    </style:style>
    <style:style style:name="T74" style:family="text">
      <style:text-properties fo:font-size="13pt" fo:font-weight="bold" style:font-size-asian="13pt" style:font-weight-asian="bold" style:font-size-complex="13pt" style:font-weight-complex="bold"/>
    </style:style>
    <style:style style:name="T75" style:family="text">
      <style:text-properties fo:font-size="13pt" style:font-size-asian="13pt" style:font-size-complex="13pt"/>
    </style:style>
    <style:style style:name="T76" style:family="text">
      <style:text-properties fo:font-size="11pt" fo:font-weight="normal" style:font-size-asian="11pt" style:font-weight-asian="normal" style:font-size-complex="11pt" style:font-weight-complex="normal"/>
    </style:style>
    <style:style style:name="T77"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8" style:family="text">
      <style:text-properties fo:color="#383838" style:font-name="Verdana" fo:font-size="10pt" fo:background-color="#ffffff" style:font-name-asian="Verdana" style:font-size-asian="10pt" style:font-name-complex="Verdana" style:font-size-complex="10pt"/>
    </style:style>
    <style:style style:name="T79"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1"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style:font-size-asian="14pt" style:font-size-complex="14pt"/>
    </style:style>
    <style:style style:name="T84" style:family="text">
      <style:text-properties fo:color="#000080" fo:font-size="12pt" style:text-underline-style="solid" style:text-underline-width="auto" style:text-underline-color="font-color" style:font-size-asian="12pt" style:font-size-complex="12pt"/>
    </style:style>
    <style:style style:name="T85" style:family="text">
      <style:text-properties fo:font-size="12pt" fo:font-weight="bold" style:font-size-asian="12pt" style:font-weight-asian="bold" style:font-size-complex="12pt" style:font-weight-complex="bold"/>
    </style:style>
    <style:style style:name="T86" style:family="text">
      <style:text-properties fo:font-size="18pt" fo:font-weight="bold" style:font-size-asian="18pt" style:font-weight-asian="bold" style:font-size-complex="18pt" style:font-weight-complex="bold"/>
    </style:style>
    <style:style style:name="T87" style:family="text">
      <style:text-properties fo:color="#551a8b" fo:font-size="14pt" style:text-underline-style="solid" style:text-underline-width="auto" style:text-underline-color="font-color" style:font-size-asian="14pt" style:font-size-complex="14pt"/>
    </style:style>
    <style:style style:name="T88"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9"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90" style:family="text">
      <style:text-properties fo:color="#232323" style:font-name="Georgia" fo:font-size="16pt" style:font-name-asian="Georgia" style:font-size-asian="16pt" style:font-name-complex="Georgia" style:font-size-complex="16pt"/>
    </style:style>
    <style:style style:name="T91" style:family="text">
      <style:text-properties fo:color="#0645ad" fo:font-size="10pt" style:font-size-asian="10pt" style:font-size-complex="10pt"/>
    </style:style>
    <style:style style:name="T92" style:family="text">
      <style:text-properties fo:font-size="9pt" fo:font-weight="bold" fo:background-color="#ffffff" style:font-size-asian="9pt" style:font-weight-asian="bold" style:font-size-complex="9pt" style:font-weight-complex="bold"/>
    </style:style>
    <style:style style:name="T93" style:family="text">
      <style:text-properties fo:font-size="9pt" fo:background-color="#ffffff" style:font-size-asian="9pt" style:font-size-complex="9pt"/>
    </style:style>
    <style:style style:name="T94" style:family="text">
      <style:text-properties fo:font-size="9pt" fo:font-style="italic" fo:background-color="#ffffff" style:font-size-asian="9pt" style:font-style-asian="italic" style:font-size-complex="9pt" style:font-style-complex="italic"/>
    </style:style>
    <style:style style:name="T95"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6" style:family="text">
      <style:text-properties fo:color="#3366cc" fo:font-size="9pt" style:text-underline-style="solid" style:text-underline-width="auto" style:text-underline-color="font-color" fo:background-color="#ffffff" style:font-size-asian="9pt" style:font-size-complex="9pt"/>
    </style:style>
    <style:style style:name="T97" style:family="text">
      <style:text-properties officeooo:rsid="0012b5f9"/>
    </style:style>
    <style:style style:name="T98" style:family="text">
      <style:text-properties officeooo:rsid="0017ac64"/>
    </style:style>
    <style:style style:name="T99" style:family="text">
      <style:text-properties fo:color="#ff420e"/>
    </style:style>
    <style:style style:name="T100" style:family="text">
      <style:text-properties fo:color="#ff420e" officeooo:rsid="0021c637"/>
    </style:style>
    <style:style style:name="T101" style:family="text">
      <style:text-properties fo:color="#ff420e" officeooo:rsid="0024657e"/>
    </style:style>
    <style:style style:name="T102" style:family="text">
      <style:text-properties style:use-window-font-color="true"/>
    </style:style>
    <style:style style:name="T103" style:family="text">
      <style:text-properties style:use-window-font-color="true" officeooo:rsid="0021c637"/>
    </style:style>
    <style:style style:name="T104" style:family="text">
      <style:text-properties fo:color="#dc2300" officeooo:rsid="00321cd4"/>
    </style:style>
    <style:style style:name="T105" style:family="text">
      <style:text-properties officeooo:rsid="0033a584"/>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3" text:outline-level="10"><text:bookmark text:name="h.ub9qa2rs7vay"/>Immediate</text:h>
      <text:list xml:id="list7396584241079225414" text:style-name="LS1">
        <text:list-item>
          <text:p text:style-name="P141">Fix plugin view</text:p>
        </text:list-item>
        <text:list-item>
          <text:p text:style-name="P160">Focus bug when removing items</text:p>
        </text:list-item>
        <text:list-item>
          <text:p text:style-name="P159">Generate DOT file for offline viewing (ex: Gephi)</text:p>
        </text:list-item>
        <text:list-item>
          <text:p text:style-name="P157">Focus presets</text:p>
          <text:list>
            <text:list-item>
              <text:p text:style-name="P157">Needs</text:p>
            </text:list-item>
            <text:list-item>
              <text:p text:style-name="P157">Infrastructure</text:p>
            </text:list-item>
            <text:list-item>
              <text:p text:style-name="P157"/>
            </text:list-item>
          </text:list>
        </text:list-item>
        <text:list-item>
          <text:p text:style-name="P158">server can read client configuration by wrapping it as a callback? .. ther eis some way to do it. Necessary for disabling anonymous, or reverse where that config option appears</text:p>
        </text:list-item>
        <text:list-item>
          <text:p text:style-name="P152">cleanup old “plan” variables, add /user/:id/ endpoint</text:p>
        </text:list-item>
        <text:list-item>
          <text:p text:style-name="P153">KML</text:p>
          <text:list>
            <text:list-item>
              <text:p text:style-name="P146">Interest in KML file</text:p>
            </text:list-item>
            <text:list-item>
              <text:p text:style-name="P151">Security permission on /input/ endpoints</text:p>
            </text:list-item>
          </text:list>
        </text:list-item>
        <text:list-item>
          <text:p text:style-name="P148">Object <text:span text:style-name="T98">action </text:span>menu - <text:span text:style-name="T104">Popup Action menu activated by checkbox on each listed item</text:span></text:p>
          <text:list>
            <text:list-item>
              <text:p text:style-name="P161">[ACTION API: menu path, name, accepts(selection), run(selection)]</text:p>
            </text:list-item>
            <text:list-item>
              <text:p text:style-name="P161">Object</text:p>
              <text:list>
                <text:list-item>
                  <text:p text:style-name="P161">Clone</text:p>
                </text:list-item>
                <text:list-item>
                  <text:p text:style-name="P161">Anonymi<text:span text:style-name="T105">ze</text:span></text:p>
                </text:list-item>
                <text:list-item>
                  <text:p text:style-name="P161">Merge</text:p>
                </text:list-item>
                <text:list-item>
                  <text:p text:style-name="P161">Touch</text:p>
                </text:list-item>
                <text:list-item>
                  <text:p text:style-name="P162">Delete</text:p>
                </text:list-item>
              </text:list>
            </text:list-item>
            <text:list-item>
              <text:p text:style-name="P149">Text</text:p>
              <text:list>
                <text:list-item>
                  <text:p text:style-name="P149">Uppercase, Lowercase, MixedCase</text:p>
                </text:list-item>
                <text:list-item>
                  <text:p text:style-name="P150">Separate by line, Separate by paragraph</text:p>
                </text:list-item>
                <text:list-item>
                  <text:p text:style-name="P150">Translate</text:p>
                </text:list-item>
              </text:list>
            </text:list-item>
            <text:list-item>
              <text:p text:style-name="P163">Tag</text:p>
              <text:list>
                <text:list-item>
                  <text:p text:style-name="P163">Favorite</text:p>
                </text:list-item>
                <text:list-item>
                  <text:p text:style-name="P163">Add...</text:p>
                </text:list-item>
                <text:list-item>
                  <text:p text:style-name="P163">Remove...</text:p>
                </text:list-item>
                <text:list-item>
                  <text:p text:style-name="P163">Remove All</text:p>
                </text:list-item>
              </text:list>
            </text:list-item>
            <text:list-item>
              <text:p text:style-name="P163"><text:soft-page-break/>Meaning</text:p>
              <text:list>
                <text:list-item>
                  <text:p text:style-name="P161">Auto Tag</text:p>
                </text:list-item>
                <text:list-item>
                  <text:p text:style-name="P161">Identify Entities</text:p>
                </text:list-item>
                <text:list-item>
                  <text:p text:style-name="P161">...</text:p>
                </text:list-item>
              </text:list>
            </text:list-item>
            <text:list-item>
              <text:p text:style-name="P149">Image</text:p>
              <text:list>
                <text:list-item>
                  <text:p text:style-name="P149">Raptcha-ize</text:p>
                </text:list-item>
              </text:list>
            </text:list-item>
            <text:list-item>
              <text:p text:style-name="P149">Audio</text:p>
              <text:list>
                <text:list-item>
                  <text:p text:style-name="P149">Text to Speech</text:p>
                </text:list-item>
              </text:list>
            </text:list-item>
            <text:list-item>
              <text:p text:style-name="P150">Send</text:p>
              <text:list>
                <text:list-item>
                  <text:p text:style-name="P150">To Twitter</text:p>
                </text:list-item>
                <text:list-item>
                  <text:p text:style-name="P150">To Gplus</text:p>
                </text:list-item>
                <text:list-item>
                  <text:p text:style-name="P163">To Craigslist</text:p>
                </text:list-item>
                <text:list-item>
                  <text:p text:style-name="P163">To Facebook</text:p>
                </text:list-item>
                <text:list-item>
                  <text:p text:style-name="P150">...</text:p>
                </text:list-item>
              </text:list>
            </text:list-item>
          </text:list>
        </text:list-item>
        <text:list-item>
          <text:p text:style-name="P156">Goal view</text:p>
          <text:list>
            <text:list-item>
              <text:p text:style-name="P156">toggle between 'mine' and 'all'</text:p>
            </text:list-item>
          </text:list>
        </text:list-item>
        <text:list-item>
          <text:p text:style-name="P145">Tag filter box in Browse view (each unique tag: +/-)</text:p>
        </text:list-item>
        <text:list-item>
          <text:p text:style-name="P154"><text:span text:style-name="T99">authentication and profiles view </text:span><text:span text:style-name="T101">(LoadSplash)</text:span></text:p>
          <text:list>
            <text:list-item>
              <text:p text:style-name="P147"><text:span text:style-name="T99">Login bug?: refresh all available profiles from server before ''identify'</text:span></text:p>
            </text:list-item>
          </text:list>
        </text:list-item>
        <text:list-item>
          <text:p text:style-name="P155"><text:span text:style-name="T102">fix modified goals because they lose their 'when' time (use an nobject timepoint property for this instead)</text:span></text:p>
        </text:list-item>
        <text:list-item>
          <text:p text:style-name="P144"><text:span text:style-name="T103">Twitter share: </text:span><text:a xlink:type="simple" xlink:href="https://dev.twitter.com/docs/tweet-button#properties"><text:span text:style-name="T102">https://dev.twitter.com/docs/tweet-button#properties</text:span></text:a></text:p>
        </text:list-item>
        <text:list-item>
          <text:p text:style-name="P142"><text:span text:style-name="T97">Language selector and </text:span>translation plugin</text:p>
          <text:list>
            <text:list-item>
              <text:p text:style-name="P109">a set of tags for each language, that when added to an object, cause the translator to create a translated new object, and links the two</text:p>
            </text:list-item>
          </text:list>
        </text:list-item>
        <text:list-item>
          <text:p text:style-name="P137">Travel/Motion as parent of both Arrive and Depart</text:p>
        </text:list-item>
        <text:list-item>
          <text:p text:style-name="P142">presentation framework slide-slow browser view, which can be used to display pages from a PDF file. <text:s/>we can use this to embed the presentations as internal objects. <text:s/>each page is a nobject.</text:p>
          <text:list>
            <text:list-item>
              <text:p text:style-name="P109"><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09">pdf.js</text:p>
            </text:list-item>
            <text:list-item>
              <text:p text:style-name="P109">accordion menu (left) with tree (taxonomy) variable (ex: a JSON object)</text:p>
            </text:list-item>
            <text:list-item>
              <text:p text:style-name="P109">viewer framework (right) - find best js presentation from github &amp; rip it</text:p>
            </text:list-item>
          </text:list>
        </text:list-item>
        <text:list-item>
          <text:p text:style-name="P138">exercise-like behavior reminder</text:p>
        </text:list-item>
        <text:list-item>
          <text:p text:style-name="P109"><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09"><text:span text:style-name="T20">fix the mini map, it’s not choosing accurate location. make it more intuitive what is being selected. include ability to choose range by radius or polygon, or a simple path to indicate motion</text:span></text:p>
        </text:list-item>
        <text:list-item>
          <text:p text:style-name="P109"><text:span text:style-name="T20">netention server startup script on server boot</text:span></text:p>
          <text:list>
            <text:list-item>
              <text:p text:style-name="P109"><text:span text:style-name="T20">stick something in init.d and chmod a+x and set it on start and use su - user</text:span></text:p>
            </text:list-item>
          </text:list>
        </text:list-item>
        <text:list-item>
          <text:p text:style-name="P109"><text:span text:style-name="T20">‘schema loaded’ -&gt; ‘ontology ready’</text:span></text:p>
          <text:list>
            <text:list-item>
              <text:p text:style-name="P109">ghost ontology (client-side encrypted)</text:p>
            </text:list-item>
          </text:list>
        </text:list-item>
        <text:list-item>
          <text:p text:style-name="P143"><text:span text:style-name="T25">self-</text:span><text:span text:style-name="T24">inventory wizard: “</text:span><text:span text:style-name="T25">what do I have access to?”</text:span></text:p>
        </text:list-item>
        <text:list-item>
          <text:p text:style-name="P139"><text:soft-page-break/>Documentation</text:p>
          <text:list>
            <text:list-item>
              <text:p text:style-name="P109">object action buttons for implementing object actions via a set of client plugins:</text:p>
              <text:list>
                <text:list-item>
                  <text:p text:style-name="P109">run/execute</text:p>
                  <text:list>
                    <text:list-item>
                      <text:p text:style-name="P109">embedded script (output is displayed into target innerHTML or popup dialog)</text:p>
                    </text:list-item>
                    <text:list-item>
                      <text:p text:style-name="P109">embedded css</text:p>
                    </text:list-item>
                  </text:list>
                </text:list-item>
                <text:list-item>
                  <text:p text:style-name="P109">display “neighborhood” relationships table/graph (with ‘add’ button for forming new relationships, as additional object properties)</text:p>
                </text:list-item>
                <text:list-item>
                  <text:p text:style-name="P109">private/public toggle</text:p>
                </text:list-item>
                <text:list-item>
                  <text:p text:style-name="P109">delete</text:p>
                </text:list-item>
                <text:list-item>
                  <text:p text:style-name="P109">reply</text:p>
                </text:list-item>
                <text:list-item>
                  <text:p text:style-name="P109">export</text:p>
                </text:list-item>
                <text:list-item>
                  <text:p text:style-name="P109">COPY (selection)</text:p>
                </text:list-item>
                <text:list-item>
                  <text:p text:style-name="P109">LINK / GROUP (selection)</text:p>
                </text:list-item>
                <text:list-item>
                  <text:p text:style-name="P109">CLONE</text:p>
                </text:list-item>
                <text:list-item>
                  <text:p text:style-name="P109">MERGE (status notification dsplays selected objects), PASTE MERGE, NEW MERGE (status notification display undo)</text:p>
                </text:list-item>
                <text:list-item>
                  <text:p text:style-name="P109">bookmark presets, alternate focus modes</text:p>
                </text:list-item>
                <text:list-item>
                  <text:p text:style-name="P109">vary</text:p>
                </text:list-item>
                <text:list-item>
                  <text:p text:style-name="P109">split</text:p>
                  <text:list>
                    <text:list-item>
                      <text:p text:style-name="P109">sentence</text:p>
                    </text:list-item>
                    <text:list-item>
                      <text:p text:style-name="P109">word</text:p>
                    </text:list-item>
                    <text:list-item>
                      <text:p text:style-name="P109">paragraph</text:p>
                    </text:list-item>
                    <text:list-item>
                      <text:p text:style-name="P109">[other noticeable differentiation, by image, ex:]</text:p>
                    </text:list-item>
                  </text:list>
                </text:list-item>
                <text:list-item>
                  <text:p text:style-name="P109">imagine/real toggle</text:p>
                </text:list-item>
                <text:list-item>
                  <text:p text:style-name="P109">sentencize</text:p>
                </text:list-item>
                <text:list-item>
                  <text:p text:style-name="P109">speak text</text:p>
                </text:list-item>
                <text:list-item>
                  <text:p text:style-name="P109">speak metadata</text:p>
                </text:list-item>
                <text:list-item>
                  <text:p text:style-name="P109">maximize</text:p>
                </text:list-item>
                <text:list-item>
                  <text:p text:style-name="P109">visit link (open new browser tab)</text:p>
                </text:list-item>
                <text:list-item>
                  <text:p text:style-name="P109"><text:span text:style-name="T19">client plugin interface for others: </text:span></text:p>
                  <text:list>
                    <text:list-item>
                      <text:p text:style-name="P109">parameters displayed whether editable or not</text:p>
                    </text:list-item>
                    <text:list-item>
                      <text:p text:style-name="P109">icon</text:p>
                    </text:list-item>
                    <text:list-item>
                      <text:p text:style-name="P109">action function</text:p>
                    </text:list-item>
                    <text:list-item>
                      <text:p text:style-name="P109">popup menu function (returns displayed popup menu, or null)</text:p>
                    </text:list-item>
                    <text:list-item>
                      <text:p text:style-name="P109">enabled</text:p>
                    </text:list-item>
                    <text:list-item>
                      <text:p text:style-name="P109">plugin metadata</text:p>
                    </text:list-item>
                  </text:list>
                </text:list-item>
                <text:list-item>
                  <text:p text:style-name="P109">1-level deep menu for these buttons</text:p>
                  <text:list>
                    <text:list-item>
                      <text:p text:style-name="P109">do/</text:p>
                    </text:list-item>
                    <text:list-item>
                      <text:p text:style-name="P109">edit/</text:p>
                    </text:list-item>
                    <text:list-item>
                      <text:p text:style-name="P109">generate/</text:p>
                    </text:list-item>
                    <text:list-item>
                      <text:p text:style-name="P109"><text:soft-page-break/>...</text:p>
                    </text:list-item>
                  </text:list>
                </text:list-item>
              </text:list>
            </text:list-item>
            <text:list-item>
              <text:p text:style-name="P109"><text:span text:style-name="T20">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5"><text:span text:style-name="T19">Introduction </text:span></text:p>
      <text:p text:style-name="P45">v2: google presentation</text:p>
      <text:p text:style-name="P45"><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5">v1: (openoffice format)</text:p>
      <text:p text:style-name="P45">https://github.com/automenta/netentionjs2/blob/master/doc/netention_introduction.odp </text:p>
      <text:p text:style-name="P45">v0: https://docs.google.com/presentation/d/1CwGqrWFNpmfr98FICXL8UDD6TcvGjx_5lyZzrw1R9tA/edit#slide=id.i120</text:p>
      <text:p text:style-name="P45"/>
      <text:p text:style-name="P45">Global survival system (alternate, openoffice format)</text:p>
      <text:p text:style-name="P45"><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6"/>
      <text:p text:style-name="P45">Netention applications: https://docs.google.com/presentation/d/1PwmiWFJ5l7sfk5k61dYk_ocgSo5qhGBQWYnCtyuWOTw/edit?usp=sharing</text:p>
      <text:p text:style-name="P45"/>
      <text:p text:style-name="P45">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5"/>
      <text:p text:style-name="P45">Semantic Business Intelligence</text:p>
      <text:p text:style-name="P45">https://docs.google.com/presentation/d/17LQVk5b3sSTVOttgBhI8EEseb_kicLJMQq-BlDtNwNo/edit?usp=sharing </text:p>
      <text:p text:style-name="P45"/>
      <text:p text:style-name="P45">Netention Neighborhood</text:p>
      <text:p text:style-name="P45">https://docs.google.com/presentation/d/12CqfvbSfnI5dWccktxjBNeGZS6_tZAvRzhUdB-1kdXg/edit?usp=sharing </text:p>
      <text:p text:style-name="P45"/>
      <text:p text:style-name="P45">Ouishare</text:p>
      <text:p text:style-name="P45">https://docs.google.com/presentation/d/1aT7PdK54zL70P-MlZuxgQ6ASYg6pdxn6_Fcc9AIwIKM/edit?usp=sharing </text:p>
      <text:p text:style-name="P45"/>
      <text:p text:style-name="P45">Global suvival system</text:p>
      <text:p text:style-name="P45">https://docs.google.com/presentation/d/12SYeqG2CmQbt8A76Z8r0PVYHja3Ju1oV3AFbQFq_zdc/edit?usp=sharing </text:p>
      <text:p text:style-name="P45"/>
      <text:p text:style-name="P45">Naked Mind Protocol</text:p>
      <text:p text:style-name="P45">https://docs.google.com/presentation/d/1Q98meEH7ojKp1KIHKK-Q0nVhIJAYb2FgD5L6X46oya0/edit?usp=sharing</text:p>
      <text:p text:style-name="P47"/>
      <text:list xml:id="list71" text:style-name="LS1">
        <text:list-item>
          <text:list>
            <text:list-item>
              <text:list>
                <text:list-item>
                  <text:p text:style-name="P109"><text:soft-page-break/><text:span text:style-name="T20">integrate original introduction to slides somewhere after slide #8</text:span></text:p>
                </text:list-item>
              </text:list>
            </text:list-item>
            <text:list-item>
              <text:p text:style-name="P109"><text:span text:style-name="T20">Netention Theory </text:span>presentation</text:p>
            </text:list-item>
            <text:list-item>
              <text:p text:style-name="P109"><text:span text:style-name="T20">Netention Systems </text:span>presentation</text:p>
            </text:list-item>
            <text:list-item>
              <text:p text:style-name="P109"><text:span text:style-name="T20">Netention Growth </text:span>presentation</text:p>
              <text:list>
                <text:list-item>
                  <text:p text:style-name="P139">crowdfunding</text:p>
                </text:list-item>
              </text:list>
            </text:list-item>
            <text:list-item>
              <text:p text:style-name="P109">earth beacon protocol presentation</text:p>
            </text:list-item>
            <text:list-item>
              <text:p text:style-name="P109">avatar soundboard / video remix presentation</text:p>
              <text:list>
                <text:list-item>
                  <text:p text:style-name="P109">personal agents</text:p>
                </text:list-item>
                <text:list-item>
                  <text:p text:style-name="P109">artificial art</text:p>
                </text:list-item>
                <text:list-item>
                  <text:p text:style-name="P109">education entertainment (adhd)</text:p>
                </text:list-item>
              </text:list>
            </text:list-item>
            <text:list-item>
              <text:p text:style-name="P109">federated cyber militia presentation (w/ eric’s organization patterns)</text:p>
              <text:list>
                <text:list-item>
                  <text:p text:style-name="P109"><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09"><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09"><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09">first earth battalion</text:p>
                </text:list-item>
              </text:list>
            </text:list-item>
            <text:list-item>
              <text:p text:style-name="P109">biosphere / noosphere optimization presentation</text:p>
            </text:list-item>
          </text:list>
        </text:list-item>
        <text:list-item>
          <text:p text:style-name="P109"><text:span text:style-name="T20">content area scroll issue (on macOSX) in Team View</text:span></text:p>
        </text:list-item>
        <text:list-item>
          <text:p text:style-name="P109"><text:span text:style-name="T20">fix new user bug</text:span></text:p>
          <text:list>
            <text:list-item>
              <text:p text:style-name="P109"><text:span text:style-name="T20">update profile selector when new profiles are added (via backbone event)</text:span></text:p>
            </text:list-item>
            <text:list-item>
              <text:p text:style-name="P109"><text:span text:style-name="T20">final part: after creating a new profile, reload so that the ‘team’ view and other views involving selves is refreshed</text:span></text:p>
            </text:list-item>
          </text:list>
        </text:list-item>
        <text:list-item>
          <text:p text:style-name="P109"><text:span text:style-name="T20">chat view to be aware of profile changes (via backbone event)</text:span></text:p>
        </text:list-item>
        <text:list-item>
          <text:p text:style-name="P109"><text:span text:style-name="T20">add ‘deleted.’ notification to an object edtior (ex: in a popup window) that has been deleted. otherwise it’s confusing to see it on the screen unchanged</text:span></text:p>
        </text:list-item>
        <text:list-item>
          <text:p text:style-name="P109"><text:span text:style-name="T20">make sure that file upload form works if multiple object edits are instantiated</text:span></text:p>
          <text:list>
            <text:list-item>
              <text:p text:style-name="P109"><text:span text:style-name="T20">file upload form should disable the ‘Upload’ button after an upload, since clicking on it will take them to a different page</text:span></text:p>
            </text:list-item>
          </text:list>
        </text:list-item>
        <text:list-item>
          <text:p text:style-name="P109"><text:span text:style-name="T20">extra tabs:</text:span></text:p>
          <text:list>
            <text:list-item>
              <text:p text:style-name="P139">FAVORITE</text:p>
            </text:list-item>
            <text:list-item>
              <text:p text:style-name="P109"><text:span text:style-name="T20">READ_LATER</text:span></text:p>
            </text:list-item>
            <text:list-item>
              <text:p text:style-name="P139">BULLSHIT</text:p>
            </text:list-item>
            <text:list-item>
              <text:p text:style-name="P139">FUNNY</text:p>
            </text:list-item>
            <text:list-item>
              <text:p text:style-name="P139">THEORY</text:p>
            </text:list-item>
            <text:list-item>
              <text:p text:style-name="P139">WARNING</text:p>
            </text:list-item>
            <text:list-item>
              <text:p text:style-name="P109"><text:span text:style-name="T20">…[more from GLP, ATSNN, beforeitsnews.com, and others]</text:span></text:p>
            </text:list-item>
            <text:list-item>
              <text:p text:style-name="P109"><text:span text:style-name="T20">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20"><text:s text:c="2"/></text:span></text:p>
            </text:list-item>
          </text:list>
        </text:list-item>
        <text:list-item>
          <text:p text:style-name="P109"><text:span text:style-name="T20">fix duplicate upload bug - attached UUID to end of filename?</text:span></text:p>
        </text:list-item>
        <text:list-item>
          <text:p text:style-name="P109"><text:span text:style-name="T20">force or suggest client’s self.clear() when server DB reset or changed</text:span></text:p>
        </text:list-item>
        <text:list-item>
          <text:p text:style-name="P109"><text:span text:style-name="T20">&lt;time&gt; update immediate, it seems to take 60 sec for first refresh</text:span></text:p>
          <text:list>
            <text:list-item>
              <text:p text:style-name="P109"><text:span text:style-name="T20"><text:s text:c="4"/>$('body').timeago('refresh');</text:span></text:p>
            </text:list-item>
          </text:list>
        </text:list-item>
        <text:list-item>
          <text:p text:style-name="P109"><text:span text:style-name="T20">filtering when unidentified</text:span></text:p>
        </text:list-item>
      </text:list>
      <text:list xml:id="list645957702358392924" text:style-name="LS2">
        <text:list-item>
          <text:p text:style-name="P110">multivariate unit/currency/measurement support for real (scalar) quantities</text:p>
        </text:list-item>
        <text:list-item>
          <text:p text:style-name="P110"><text:soft-page-break/>public mode <text:span text:style-name="T27">special read-only URL that doesnt involve a login process, or conversely a special read-write URL that requires a login</text:span></text:p>
          <text:list>
            <text:list-item>
              <text:p text:style-name="P110">disable creation of objects when un-identified; open login screen</text:p>
            </text:list-item>
          </text:list>
        </text:list-item>
        <text:list-item>
          <text:p text:style-name="P110">CLIENT CONFIGURATION PARAMETERS</text:p>
          <text:list>
            <text:list-item>
              <text:p text:style-name="P110">configuration.public.js (specifies client behavior)</text:p>
            </text:list-item>
            <text:list-item>
              <text:p text:style-name="P110">configuration.private.js (only known by server)</text:p>
            </text:list-item>
            <text:list-item>
              <text:p text:style-name="P110">set Talk widget optional (by configuration parameter) </text:p>
              <text:list>
                <text:list-item>
                  <text:p text:style-name="P110">lazyload its .js when first clicked? <text:s/>this may have side-effects</text:p>
                </text:list-item>
              </text:list>
            </text:list-item>
            <text:list-item>
              <text:p text:style-name="P110">static - disable login completely, and use as particular URL as startup data</text:p>
            </text:list-item>
            <text:list-item>
              <text:p text:style-name="P110">server reads client configuration to HARD disable certain features</text:p>
            </text:list-item>
          </text:list>
        </text:list-item>
        <text:list-item>
          <text:p text:style-name="P110">escape key to toggle avatarmenu</text:p>
        </text:list-item>
        <text:list-item>
          <text:p text:style-name="P110">object-oriented nobject API <text:s/>(util.js)</text:p>
        </text:list-item>
        <text:list-item>
          <text:p text:style-name="P110"><text:span text:style-name="T27">tag and keyword filter to select relevancy</text:span></text:p>
          <text:list>
            <text:list-item>
              <text:p text:style-name="P110">finish time focus to choose time relevancy</text:p>
            </text:list-item>
            <text:list-item>
              <text:p text:style-name="P110">adjust url to contain keyword or time focus</text:p>
            </text:list-item>
          </text:list>
        </text:list-item>
        <text:list-item>
          <text:p text:style-name="P110">goal view</text:p>
          <text:list>
            <text:list-item>
              <text:p text:style-name="P110">unify plan / goal view / plugins that repeats</text:p>
            </text:list-item>
            <text:list-item>
              <text:p text:style-name="P110">alternate time views:</text:p>
              <text:list>
                <text:list-item>
                  <text:p text:style-name="P110">hourly (without reference to date, but adjust for daylight savings and timezone. mostly rely on unixtime)</text:p>
                </text:list-item>
                <text:list-item>
                  <text:p text:style-name="P110">weekly</text:p>
                </text:list-item>
                <text:list-item>
                  <text:p text:style-name="P110">monthly</text:p>
                </text:list-item>
                <text:list-item>
                  <text:p text:style-name="P110">add ability to set alternate destination location for any given ‘want to’ item. but default to current location</text:p>
                </text:list-item>
                <text:list-item>
                  <text:p text:style-name="P110">allow an activity to be marked as ‘completed’ or ‘delayed’</text:p>
                </text:list-item>
                <text:list-item>
                  <text:p text:style-name="P110">if an activity is repetitive, see the repetition metadata collected below and organize into a single panel where it can all be controlled</text:p>
                </text:list-item>
                <text:list-item>
                  <text:p text:style-name="P110">optional picture or video can be attached to each ‘want to’</text:p>
                </text:list-item>
                <text:list-item>
                  <text:p text:style-name="P110">classes are similar to ‘want to’ items but their main purpose is to</text:p>
                  <text:list>
                    <text:list-item>
                      <text:p text:style-name="P110">generate ‘want to’ in the future, at some learning pace</text:p>
                    </text:list-item>
                    <text:list-item>
                      <text:p text:style-name="P110">track the completion of the course</text:p>
                    </text:list-item>
                    <text:list-item>
                      <text:p text:style-name="P110">act as a virtual teacher that can instruct beyond the pre-programmed behavior of the software</text:p>
                    </text:list-item>
                  </text:list>
                </text:list-item>
              </text:list>
            </text:list-item>
          </text:list>
        </text:list-item>
        <text:list-item>
          <text:p text:style-name="P110">unify auth/ID screen</text:p>
        </text:list-item>
        <text:list-item>
          <text:p text:style-name="P110">map layers: custom map layers defined by an image (ex: floorplan diagram), like tidepool</text:p>
        </text:list-item>
        <text:list-item>
          <text:p text:style-name="P110">‘favorites’ tag widget (star)</text:p>
        </text:list-item>
        <text:list-item>
          <text:p text:style-name="P110">optional tab switcher in object editor for each tag</text:p>
        </text:list-item>
        <text:list-item>
          <text:p text:style-name="P110">‘scan’ button add end of list/grid that queries server for more data</text:p>
          <text:list>
            <text:list-item>
              <text:p text:style-name="P110">allow bulletin board mode where grid items can be post-it notes arbitrarily placed on a virtual canvas that gets saved and can facilitate drawing connections</text:p>
            </text:list-item>
          </text:list>
        </text:list-item>
        <text:list-item>
          <text:p text:style-name="P110">list display and sort options as sub-avatarbuttons (beneath)</text:p>
        </text:list-item>
        <text:list-item>
          <text:p text:style-name="P110">middle click on map to set focus to that location</text:p>
        </text:list-item>
        <text:list-item>
          <text:p text:style-name="P110">test object values</text:p>
        </text:list-item>
        <text:list-item>
          <text:p text:style-name="P110"><text:soft-page-break/>plugin control objects</text:p>
        </text:list-item>
        <text:list-item>
          <text:p text:style-name="P110">drawing value input widget</text:p>
        </text:list-item>
        <text:list-item>
          <text:p text:style-name="P110"/>
        </text:list-item>
        <text:list-item>
          <text:p text:style-name="P110">explain adaptive ontology system</text:p>
        </text:list-item>
        <text:list-item>
          <text:p text:style-name="P110">client-only mode w/ static datasource</text:p>
        </text:list-item>
        <text:list-item>
          <text:p text:style-name="P110">JSON-DL</text:p>
        </text:list-item>
        <text:list-item>
          <text:p text:style-name="P110">server sends extra data when focus changes</text:p>
        </text:list-item>
        <text:list-item>
          <text:p text:style-name="P110">indicators while loading, can appear paused on slow connections or when much data is sent</text:p>
        </text:list-item>
        <text:list-item>
          <text:p text:style-name="P110">GRAPH view</text:p>
          <text:list>
            <text:list-item>
              <text:p text:style-name="P110">submenu</text:p>
              <text:list>
                <text:list-item>
                  <text:p text:style-name="P110">layout buttons activated on-demand</text:p>
                </text:list-item>
              </text:list>
            </text:list-item>
            <text:list-item>
              <text:p text:style-name="P110">increase mousewheel zoom speed</text:p>
            </text:list-item>
            <text:list-item>
              <text:p text:style-name="P110">icon on nodes</text:p>
            </text:list-item>
            <text:list-item>
              <text:p text:style-name="P110">circle shape for types</text:p>
            </text:list-item>
            <text:list-item>
              <text:p text:style-name="P110">edge arrows</text:p>
            </text:list-item>
            <text:list-item>
              <text:p text:style-name="P110">edge labels</text:p>
            </text:list-item>
            <text:list-item>
              <text:p text:style-name="P110">‘lock updates’ button</text:p>
            </text:list-item>
            <text:list-item>
              <text:p text:style-name="P110">‘lock all in place’ button</text:p>
            </text:list-item>
            <text:list-item>
              <text:p text:style-name="P110">‘layout’ button</text:p>
            </text:list-item>
            <text:list-item>
              <text:p text:style-name="P110">edge toggles</text:p>
            </text:list-item>
            <text:list-item>
              <text:p text:style-name="P110">timeline view</text:p>
            </text:list-item>
            <text:list-item>
              <text:p text:style-name="P110">“tag for 'Fungi' and 'Application software' are actually stored as separate objects. <text:s/>but i will add the explicit linking for contextual objects such as those.” thanks for the reminder</text:p>
            </text:list-item>
            <text:list-item>
              <text:p text:style-name="P110">“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8"/>
      <text:list xml:id="list170" text:style-name="LS2">
        <text:list-item>
          <text:p text:style-name="P110">Android app</text:p>
          <text:list>
            <text:list-item>
              <text:p text:style-name="P110">start with: github.com/automenta/curiosume_android -&gt; netention_andoid</text:p>
            </text:list-item>
          </text:list>
        </text:list-item>
        <text:list-item>
          <text:p text:style-name="P110">including other data sources (in the systems documentation doc?) in this doc so everything is all in one place. <text:s/>those data will eventually appear in appropriate plugins</text:p>
        </text:list-item>
        <text:list-item>
          <text:p text:style-name="P110">openstreetmaps link for lat/lon in HTML view of profile export</text:p>
        </text:list-item>
        <text:list-item>
          <text:p text:style-name="P110">RSS refresh at interval</text:p>
        </text:list-item>
        <text:list-item>
          <text:p text:style-name="P110">Context / Operator Tags</text:p>
          <text:list>
            <text:list-item>
              <text:p text:style-name="P110">field that specifies to which object this refers to. <text:s/>for tagging a person, these would be context=[userid]</text:p>
            </text:list-item>
            <text:list-item>
              <text:p text:style-name="P110"><text:tab/>then use this to select all a user’s contextual tags: get all user tags</text:p>
            </text:list-item>
            <text:list-item>
              <text:p text:style-name="P110">Compare</text:p>
              <text:list>
                <text:list-item>
                  <text:p text:style-name="P110">Union</text:p>
                </text:list-item>
                <text:list-item>
                  <text:p text:style-name="P110">Intersection</text:p>
                </text:list-item>
              </text:list>
            </text:list-item>
            <text:list-item>
              <text:p text:style-name="P110">Match (Best Matches for a given user)</text:p>
              <text:list>
                <text:list-item>
                  <text:p text:style-name="P110">Best Teachers</text:p>
                </text:list-item>
                <text:list-item>
                  <text:p text:style-name="P110">Best Students</text:p>
                </text:list-item>
                <text:list-item>
                  <text:p text:style-name="P110"><text:soft-page-break/>Best Collaborators</text:p>
                </text:list-item>
                <text:list-item>
                  <text:p text:style-name="P110">Nearest (ignores geolocation)</text:p>
                </text:list-item>
              </text:list>
            </text:list-item>
            <text:list-item>
              <text:p text:style-name="P110">transmit all user-context objects (optional by client.js configuration option on load), ex: can,need,not,[skills]</text:p>
            </text:list-item>
          </text:list>
        </text:list-item>
        <text:list-item>
          <text:p text:style-name="P110">Ripple integration</text:p>
          <text:list>
            <text:list-item>
              <text:p text:style-name="P110">Show user’s wallet status (when ID known)</text:p>
            </text:list-item>
            <text:list-item>
              <text:p text:style-name="P110">Payment action</text:p>
            </text:list-item>
          </text:list>
        </text:list-item>
        <text:list-item>
          <text:p text:style-name="P110">refactor ontology format so that:</text:p>
          <text:list>
            <text:list-item>
              <text:p text:style-name="P110">uri -&gt; id</text:p>
            </text:list-item>
            <text:list-item>
              <text:p text:style-name="P110">tag -&gt; type</text:p>
            </text:list-item>
          </text:list>
        </text:list-item>
        <text:list-item>
          <text:p text:style-name="P110">optional periodic updates for un-connected clients</text:p>
        </text:list-item>
        <text:list-item>
          <text:p text:style-name="P110">unnamed objectviews can not be popped up since title is effecdtively invisible</text:p>
        </text:list-item>
        <text:list-item>
          <text:p text:style-name="P110">Re-Arrange Furniture Plugins</text:p>
        </text:list-item>
        <text:list-item>
          <text:p text:style-name="P110"/>
        </text:list-item>
      </text:list>
      <text:p text:style-name="P3"/>
      <text:p text:style-name="P3"><text:tab/></text:p>
      <text:p text:style-name="P3"/>
      <text:h text:style-name="P84" text:outline-level="10"><text:bookmark text:name="h.4q20dau8aikf"/>Personas</text:h>
      <text:p text:style-name="P51"><text:span text:style-name="T28">just attach ‘User’ tag to an object and ‘Become’ button appears</text:span></text:p>
      <text:p text:style-name="P52"/>
      <text:p text:style-name="P51"><text:span text:style-name="T29">SWITCH PERSONA TEST<text:line-break/></text:span><text:span text:style-name="T30">-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9"><text:line-break/><text:line-break/><text:line-break/>-Delete button should be much more discrete and smaller, like a cross, and i even think it shouldn’t be there but in the semantic explorer.</text:span></text:p>
      <text:p text:style-name="P51"><text:span text:style-name="T29">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5"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3">What Works</text:span></text:p>
          </table:table-cell>
          <table:table-cell table:style-name="Table2.A1" office:value-type="string">
            <text:p text:style-name="P33"><text:span text:style-name="T3">What Doesn’t Work Yet</text:span></text:p>
          </table:table-cell>
        </table:table-row>
        <table:table-row>
          <table:table-cell table:style-name="Table2.A1" office:value-type="string">
            <text:list xml:id="list4710821190341313902" text:style-name="LS3">
              <text:list-item>
                <text:p text:style-name="P165"><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3"/>
      <text:p text:style-name="P53"/>
      <text:h text:style-name="P86"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3">What Works</text:span></text:p>
          </table:table-cell>
          <table:table-cell table:style-name="Table3.A1" office:value-type="string">
            <text:p text:style-name="P33"><text:span text:style-name="T3">What Doesn’t Work Yet</text:span></text:p>
          </table:table-cell>
        </table:table-row>
        <table:table-row>
          <table:table-cell table:style-name="Table3.A1" office:value-type="string">
            <text:list xml:id="list198" text:style-name="LS3">
              <text:list-item>
                <text:p text:style-name="P165"><text:span text:style-name="T1">one click anonymous access</text:span></text:p>
              </text:list-item>
              <text:list-item>
                <text:p text:style-name="P165"><text:span text:style-name="T1">anonymous authentication shares a set of profiles created by anonymous users.</text:span></text:p>
              </text:list-item>
              <text:list-item>
                <text:p text:style-name="P165"><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66"><text:span text:style-name="T1">server permission to deny anonymous access (?), including /anonymous URL</text:span></text:p>
              </text:list-item>
            </text:list>
          </table:table-cell>
        </table:table-row>
      </table:table>
      <text:p text:style-name="P42"/>
      <text:h text:style-name="P87"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3">What Works</text:span></text:p>
          </table:table-cell>
          <table:table-cell table:style-name="Table4.A1" office:value-type="string">
            <text:p text:style-name="P33"><text:span text:style-name="T3">What Doesn’t Work Yet</text:span></text:p>
          </table:table-cell>
        </table:table-row>
        <table:table-row>
          <table:table-cell table:style-name="Table4.A1" office:value-type="string">
            <text:list xml:id="list202" text:style-name="LS3">
              <text:list-item>
                <text:p text:style-name="P165"><text:span text:style-name="T1">press enter to send message</text:span></text:p>
              </text:list-item>
              <text:list-item>
                <text:p text:style-name="P165"><text:span text:style-name="T1">roster visible</text:span></text:p>
              </text:list-item>
              <text:list-item>
                <text:p text:style-name="P165"><text:span text:style-name="T1">message filtering via focus</text:span></text:p>
              </text:list-item>
            </text:list>
          </table:table-cell>
          <table:table-cell table:style-name="Table4.A1" office:value-type="string">
            <text:list xml:id="list1760827149050863484" text:style-name="LS5">
              <text:list-item>
                <text:p text:style-name="P175"><text:span text:style-name="T1">alternate message object renderer than what’s currently used in the list and grid views</text:span></text:p>
              </text:list-item>
              <text:list-item>
                <text:p text:style-name="P175"><text:span text:style-name="T7">tag channel switch, +create channels (select tags)</text:span></text:p>
              </text:list-item>
              <text:list-item>
                <text:p text:style-name="P175"><text:span text:style-name="T1">message tags inline with text, ex:</text:span></text:p>
                <text:list>
                  <text:list-item>
                    <text:p text:style-name="P175"><text:span text:style-name="T1">i [#NEED] to get that</text:span></text:p>
                  </text:list-item>
                </text:list>
              </text:list-item>
              <text:list-item>
                <text:p text:style-name="P175"><text:span text:style-name="T1">integration with focus (toggled by a button) to display only messages that are relevant to current Focus</text:span></text:p>
              </text:list-item>
            </text:list>
          </table:table-cell>
        </table:table-row>
      </table:table>
      <text:p text:style-name="P53"/>
      <text:p text:style-name="P1"/>
      <text:p text:style-name="P54"><text:line-break/><text:span text:style-name="T19"><text:line-break/></text:span></text:p>
      <text:p text:style-name="P54"/>
      <text:p text:style-name="P3"><text:line-break/></text:p>
      <text:p text:style-name="P1"><text:span text:style-name="T19"><text:line-break/>centroid tag normalization</text:span></text:p>
      <text:p text:style-name="P3"/>
      <text:p text:style-name="P1">make popup link explicit</text:p>
      <text:p text:style-name="P49">It doesn't do anything when i click on driverless car, under your driverless car "post"</text:p>
      <text:p text:style-name="P49">and when I click on something in a pop up it pops up another of the same popup.</text:p>
      <text:p text:style-name="P3"/>
      <text:p text:style-name="P1"/>
      <text:p text:style-name="P3"/>
      <text:p text:style-name="P1">a little blurb on the pop up?</text:p>
      <text:p text:style-name="P54">something at either end to make it clearer. </text:p>
      <text:p text:style-name="P49">like one side student the other teacher</text:p>
      <text:p text:style-name="P1"/>
      <text:p text:style-name="P1"/>
      <text:h text:style-name="P83" text:outline-level="10"><text:bookmark text:name="h.drowjkrnnact"/>Wikitagger</text:h>
      <text:p text:style-name="P1"><text:span text:style-name="T32">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3">What Works</text:span></text:p>
          </table:table-cell>
          <table:table-cell table:style-name="Table5.A1" office:value-type="string">
            <text:p text:style-name="P33"><text:span text:style-name="T3">What Doesn’t Work Yet</text:span></text:p>
          </table:table-cell>
        </table:table-row>
        <table:table-row>
          <table:table-cell table:style-name="Table5.A1" office:value-type="string">
            <text:list xml:id="list8233833660200047013" text:style-name="LS6">
              <text:list-item>
                <text:p text:style-name="P167"><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76"><text:span text:style-name="T1">back button</text:span></text:p>
              </text:list-item>
              <text:list-item>
                <text:p text:style-name="P176"><text:span text:style-name="T1">handle anchors on the same page</text:span></text:p>
              </text:list-item>
              <text:list-item>
                <text:p text:style-name="P176"><text:span text:style-name="T21">Smush upper/lowercase wikipages</text:span></text:p>
              </text:list-item>
            </text:list>
          </table:table-cell>
        </table:table-row>
      </table:table>
      <text:p text:style-name="P53"/>
      <text:p text:style-name="P3"/>
      <text:p text:style-name="P1"/>
      <text:p text:style-name="P50"/>
      <text:p text:style-name="P1"><text:span text:style-name="T20">do not show save button when only one set of tags in the popup tagger</text:span></text:p>
      <text:p text:style-name="P54">that box with the scale should go away when you select something.</text:p>
      <text:p text:style-name="P54">vs having to click save.</text:p>
      <text:p text:style-name="P1"/>
      <text:p text:style-name="P1">buttons that allow easier changing up and down the scale</text:p>
      <text:p text:style-name="P1"/>
      <text:p text:style-name="P1">make popup buttons more clear</text:p>
      <text:p text:style-name="P54">you have to hover over the bottom left area</text:p>
      <text:p text:style-name="P1"/>
      <text:p text:style-name="P1">remove popup when its object is deleted</text:p>
      <text:p text:style-name="P55"/>
      <text:p text:style-name="P1"><text:span text:style-name="T19">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4">show avatar icons for a user object</text:p>
      <text:p text:style-name="P54">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4"><text:span text:style-name="T33">ex:</text:span> your profile is X % more or less complete than the average user<text:span text:style-name="T19"><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49">time, space, diagrams, emotion, etc..</text:p>
      <text:p text:style-name="P49"><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49"/>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9"><text:line-break/></text:span><text:span text:style-name="T23">wikirequest HTTP bug</text:span></text:p>
      <text:p text:style-name="P1"><text:span text:style-name="T23"><text:tab/></text:span>try an alternative HTTP fetch method and i think it might be encoding<text:span text:style-name="T19"><text:line-break/></text:span></text:p>
      <text:p text:style-name="P1"><text:span text:style-name="T20"><text:line-break/>intro wizard </text:span>runs you through everything you need for a complete profile</text:p>
      <text:p text:style-name="P1">an actual step by step walk through, a guided questionaire<text:span text:style-name="T19"><text:line-break/></text:span></text:p>
      <text:p text:style-name="P1"><text:span text:style-name="T19">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9"><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9">tagger</text:span> (‘What?’ button)</text:p>
      <text:p text:style-name="P49">with tag search</text:p>
      <text:p text:style-name="P49"/>
      <text:p text:style-name="P1">iframe External Links</text:p>
      <text:p text:style-name="P6"/>
      <text:h text:style-name="P90"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6"><text:span text:style-name="T3">What it Does</text:span></text:p>
          </table:table-cell>
          <table:table-cell table:style-name="Table6.A1" office:value-type="string">
            <text:p text:style-name="P56"><text:span text:style-name="T3">What it Doesn’t (yet)</text:span></text:p>
          </table:table-cell>
        </table:table-row>
        <text:soft-page-break/>
        <table:table-row>
          <table:table-cell table:style-name="Table6.A1" office:value-type="string">
            <text:p text:style-name="P57"><text:span text:style-name="T1">Installation Instructions</text:span></text:p>
            <text:list xml:id="list8844757691790704984" text:style-name="LS8">
              <text:list-item>
                <text:p text:style-name="P212">Linux</text:p>
              </text:list-item>
            </text:list>
            <text:p text:style-name="P58"/>
            <text:p text:style-name="P57"><text:span text:style-name="T1">Installation Videos</text:span></text:p>
          </table:table-cell>
          <table:table-cell table:style-name="Table6.A1" office:value-type="string">
            <text:p text:style-name="P61"><text:span text:style-name="T1">Installation Instructions</text:span></text:p>
            <text:list xml:id="list4174829692447698792" text:style-name="LS9">
              <text:list-item>
                <text:p text:style-name="P218"><text:span text:style-name="T1">Windows (partially ready)</text:span></text:p>
              </text:list-item>
              <text:list-item>
                <text:p text:style-name="P216">Android</text:p>
              </text:list-item>
              <text:list-item>
                <text:p text:style-name="P216">OSX</text:p>
              </text:list-item>
              <text:list-item>
                <text:p text:style-name="P216">AppFog</text:p>
              </text:list-item>
              <text:list-item>
                <text:p text:style-name="P216">Heroku</text:p>
              </text:list-item>
            </text:list>
            <text:p text:style-name="P59"/>
            <text:p text:style-name="P61"><text:span text:style-name="T1">Documentation available from within Netention as statically provided objects</text:span></text:p>
          </table:table-cell>
        </table:table-row>
      </table:table>
      <text:h text:style-name="P90" text:outline-level="10"/>
      <text:h text:style-name="P84" text:outline-level="10"><text:bookmark text:name="h.m354s1yfxc7h"/><text:bookmark text:name="h.tijibf5ympv5"/>Server</text:h>
      <text:p text:style-name="P64">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5"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6"><text:span text:style-name="T3">What it Does</text:span></text:p>
          </table:table-cell>
          <table:table-cell table:style-name="Table7.A1" office:value-type="string">
            <text:p text:style-name="P56"><text:span text:style-name="T3">What it Doesn’t (yet)</text:span></text:p>
          </table:table-cell>
        </table:table-row>
        <table:table-row>
          <table:table-cell table:style-name="Table7.A1" office:value-type="string">
            <text:list xml:id="list7641774668878073534" text:style-name="LS10">
              <text:list-item>
                <text:p text:style-name="P213">Components</text:p>
                <text:list>
                  <text:list-item>
                    <text:p text:style-name="P230"><text:span text:style-name="T1">Node.JS</text:span></text:p>
                    <text:list>
                      <text:list-item>
                        <text:p text:style-name="P230"><text:span text:style-name="T1">[npm’s]</text:span></text:p>
                      </text:list-item>
                    </text:list>
                  </text:list-item>
                  <text:list-item>
                    <text:p text:style-name="P213">MongoDB</text:p>
                  </text:list-item>
                </text:list>
              </text:list-item>
              <text:list-item>
                <text:p text:style-name="P230"><text:span text:style-name="T1">License: GPL</text:span></text:p>
              </text:list-item>
            </text:list>
          </table:table-cell>
          <table:table-cell table:style-name="Table7.A1" office:value-type="string">
            <text:list xml:id="list3839923508863396889" text:style-name="LS11">
              <text:list-item>
                <text:p text:style-name="P231"><text:span text:style-name="T1">Complete installation instructions for all platforms</text:span></text:p>
              </text:list-item>
            </text:list>
          </table:table-cell>
        </table:table-row>
      </table:table>
      <text:p text:style-name="P65"/>
      <text:h text:style-name="P75"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6"><text:span text:style-name="T3">What it Does</text:span></text:p>
          </table:table-cell>
          <table:table-cell table:style-name="Table8.A1" office:value-type="string">
            <text:p text:style-name="P56"><text:span text:style-name="T3">What it Doesn’t (yet)</text:span></text:p>
          </table:table-cell>
        </table:table-row>
        <table:table-row>
          <table:table-cell table:style-name="Table8.A1" office:value-type="string">
            <text:list xml:id="list226" text:style-name="LS10">
              <text:list-item>
                <text:p text:style-name="P230"><text:span text:style-name="T1">HTTP REST + Websockets</text:span></text:p>
              </text:list-item>
            </text:list>
            <text:list xml:id="list2524567929152214544" text:style-name="LS12">
              <text:list-item>
                <text:p text:style-name="P232"><text:span text:style-name="T1">Authenticated Login</text:span></text:p>
                <text:list>
                  <text:list-item>
                    <text:p text:style-name="P214">OpenID</text:p>
                  </text:list-item>
                  <text:list-item>
                    <text:p text:style-name="P232"><text:span text:style-name="T1">Google Accounts</text:span></text:p>
                  </text:list-item>
                </text:list>
              </text:list-item>
              <text:list-item>
                <text:p text:style-name="P214">Logout</text:p>
              </text:list-item>
              <text:list-item>
                <text:p text:style-name="P232"><text:span text:style-name="T1">Publish objects (new and edits to existing)</text:span></text:p>
              </text:list-item>
              <text:list-item>
                <text:p text:style-name="P232"><text:span text:style-name="T1">Delete objects</text:span></text:p>
              </text:list-item>
              <text:list-item>
                <text:p text:style-name="P232"><text:span text:style-name="T1">Persona Switching</text:span><text:span text:style-name="T5"> </text:span></text:p>
                <text:list>
                  <text:list-item>
                    <text:p text:style-name="P232"><text:span text:style-name="T5">for role-playing / modeling of other entities <text:s/>(people, groups, companies, etc..) other than one's self</text:span></text:p>
                  </text:list-item>
                </text:list>
              </text:list-item>
            </text:list>
            <text:p text:style-name="P58"/>
          </table:table-cell>
          <table:table-cell table:style-name="Table8.A1" office:value-type="string">
            <text:list xml:id="list1073615720838103268" text:style-name="LS13">
              <text:list-item>
                <text:p text:style-name="P219"><text:span text:style-name="T35">require authentication to prevent a non-authenticated user from editing an authenticated user’s objects</text:span></text:p>
              </text:list-item>
              <text:list-item>
                <text:p text:style-name="P219"><text:span text:style-name="T1">authentication instructions, more intuitive, hide either the login or logout menu item at a time. <text:s/>no separate login/logout page, just use items in main menu </text:span></text:p>
              </text:list-item>
              <text:list-item>
                <text:p text:style-name="P219"><text:span text:style-name="T1">display status of connection and current action with visible icon/label. <text:s/>visible on application initializing also to show the current startup stage</text:span></text:p>
              </text:list-item>
              <text:list-item>
                <text:p text:style-name="P219"><text:span text:style-name="T38">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19"><text:span text:style-name="T1">client-side crypto</text:span></text:p>
              </text:list-item>
              <text:list-item>
                <text:p text:style-name="P219"><text:span text:style-name="T1">public key crypto for private message</text:span></text:p>
              </text:list-item>
              <text:list-item>
                <text:p text:style-name="P219"><text:span text:style-name="T1">HTTPS Setup Instructions</text:span></text:p>
              </text:list-item>
              <text:list-item>
                <text:p text:style-name="P219"><text:span text:style-name="T1">FB, Twitter Authentication</text:span></text:p>
              </text:list-item>
              <text:list-item>
                <text:p text:style-name="P219"><text:span text:style-name="T1">Documented Web API for 3rd party tools &amp; apps</text:span></text:p>
              </text:list-item>
              <text:list-item>
                <text:p text:style-name="P219"><text:span text:style-name="T35">private messages</text:span></text:p>
                <text:list>
                  <text:list-item>
                    <text:p text:style-name="P219"><text:span text:style-name="T1">notifications of replies to own objects, or another reply to an object one has replied to</text:span></text:p>
                  </text:list-item>
                </text:list>
              </text:list-item>
              <text:list-item>
                <text:p text:style-name="P177"><text:span text:style-name="T1">Admin level permissions: disable plugins except for admin</text:span></text:p>
              </text:list-item>
            </text:list>
          </table:table-cell>
        </table:table-row>
      </table:table>
      <text:p text:style-name="P64"/>
      <text:h text:style-name="P93"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1">name</text:p>
        </text:list-item>
        <text:list-item>
          <text:p text:style-name="P111">description</text:p>
        </text:list-item>
        <text:list-item>
          <text:p text:style-name="P111">geolocation</text:p>
        </text:list-item>
        <text:list-item>
          <text:p text:style-name="P111">tags, tagStrength</text:p>
        </text:list-item>
        <text:list-item>
          <text:p text:style-name="P111">creation date</text:p>
        </text:list-item>
        <text:list-item>
          <text:p text:style-name="P111">author</text:p>
        </text:list-item>
        <text:list-item>
          <text:p text:style-name="P111">replyTo</text:p>
        </text:list-item>
        <text:list-item>
          <text:p text:style-name="P111">deleted?</text:p>
        </text:list-item>
      </text:list>
      <text:p text:style-name="P1"/>
      <text:p text:style-name="P68">TODO</text:p>
      <text:list xml:id="list765431137169802988" text:style-name="LS15">
        <text:list-item>
          <text:p text:style-name="P222">revision history</text:p>
        </text:list-item>
        <text:list-item>
          <text:p text:style-name="P222">modification date (separate from creation date)</text:p>
        </text:list-item>
        <text:list-item>
          <text:p text:style-name="P222">hidden?</text:p>
        </text:list-item>
        <text:list-item>
          <text:p text:style-name="P222">favoriteOf</text:p>
        </text:list-item>
      </text:list>
      <text:h text:style-name="P92"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6"><text:span text:style-name="T3">What it Does</text:span></text:p>
          </table:table-cell>
          <table:table-cell table:style-name="Table9.A1" office:value-type="string">
            <text:p text:style-name="P56"><text:span text:style-name="T3">What it Doesn’t (yet)</text:span></text:p>
          </table:table-cell>
        </table:table-row>
        <table:table-row>
          <table:table-cell table:style-name="Table9.A1" office:value-type="string">
            <text:p text:style-name="P40"><text:span text:style-name="T1">/object/</text:span><text:span text:style-name="T4">:uri</text:span><text:span text:style-name="T1">/json</text:span></text:p>
            <text:list xml:id="list5095335376040794328" text:style-name="LS16">
              <text:list-item>
                <text:p text:style-name="P178"><text:span text:style-name="T1">the object (if any) with an ‘id’ value <text:s/>that is equivalent to the specified :uri; returns json hash</text:span></text:p>
              </text:list-item>
            </text:list>
            <text:p text:style-name="P193"><text:span text:style-name="T1"/></text:p>
            <text:p text:style-name="P210"><text:span text:style-name="T1">/object/latest/</text:span><text:span text:style-name="T4">:num</text:span><text:span text:style-name="T1">/json</text:span></text:p>
            <text:list xml:id="list8425758157672752740" text:style-name="LS17">
              <text:list-item>
                <text:p text:style-name="P179"><text:span text:style-name="T1">the most recent objects added to the database, up to as many as specified by :num; returns json hash</text:span></text:p>
              </text:list-item>
            </text:list>
            <text:p text:style-name="P40"><text:span text:style-name="T1"/></text:p>
            <text:p text:style-name="P209"><text:span text:style-name="T1">/attention</text:span></text:p>
            <text:list xml:id="list4436595785427069332" text:style-name="LS18">
              <text:list-item>
                <text:p text:style-name="P180"><text:span text:style-name="T1">lists the tag counts of all objects on server</text:span></text:p>
              </text:list-item>
            </text:list>
            <text:p text:style-name="P40"><text:span text:style-name="T1"/></text:p>
            <text:p text:style-name="P209"><text:span text:style-name="T1">/tag/:tag/json</text:span></text:p>
            <text:list xml:id="list2154887181340960785" text:style-name="LS19">
              <text:list-item>
                <text:p text:style-name="P181"><text:span text:style-name="T1">array of all objects of a given tag. <text:s/>tag can be a simple string tag or a comma-separated list of tags</text:span></text:p>
              </text:list-item>
            </text:list>
            <text:p text:style-name="P40"><text:span text:style-name="T1"/></text:p>
            <text:p text:style-name="P209"><text:span text:style-name="T1">/users/json</text:span></text:p>
            <text:list xml:id="list6081579050189061970" text:style-name="LS20">
              <text:list-item>
                <text:p text:style-name="P182"><text:span text:style-name="T1">all user profiles</text:span></text:p>
              </text:list-item>
            </text:list>
            <text:p text:style-name="P40"><text:span text:style-name="T1"/></text:p>
            <text:p text:style-name="P209"><text:span text:style-name="T1">/users/tag/rdf</text:span></text:p>
            <text:list xml:id="list231670408366457571" text:style-name="LS21">
              <text:list-item>
                <text:p text:style-name="P183"><text:span text:style-name="T1">rdf of all users self tags, one complete RDF graph with foaf:name strings</text:span></text:p>
              </text:list-item>
            </text:list>
            <text:p text:style-name="P40"><text:span text:style-name="T1"/></text:p>
            <text:p text:style-name="P209"><text:span text:style-name="T1">/</text:span><text:span text:style-name="T2">ontology</text:span><text:span text:style-name="T1">/json</text:span></text:p>
            <text:list xml:id="list4503022086394662464" text:style-name="LS22">
              <text:list-item>
                <text:p text:style-name="P184"><text:span text:style-name="T1">entire server </text:span><text:span text:style-name="T2">ontology ( </text:span><text:span text:style-name="T1">tags &amp; properties </text:span><text:span text:style-name="T2">)</text:span></text:p>
              </text:list-item>
            </text:list>
            <text:p text:style-name="P40"><text:span text:style-name="T1"/></text:p>
            <text:p text:style-name="P209"><text:span text:style-name="T1">/wiki/search/:query</text:span></text:p>
            <text:list xml:id="list7925644719228838982" text:style-name="LS23">
              <text:list-item>
                <text:p text:style-name="P185"><text:span text:style-name="T1">returns wikipedia HTML result for a given query</text:span></text:p>
              </text:list-item>
            </text:list>
            <text:p text:style-name="P40"><text:span text:style-name="T1"/></text:p>
            <text:p text:style-name="P209"><text:span text:style-name="T1">/wiki/:tag/html</text:span></text:p>
            <text:list xml:id="list8232778560984176022" text:style-name="LS24">
              <text:list-item>
                <text:p text:style-name="P186"><text:span text:style-name="T1">returns wikipedia HTML result for a specific wikipage</text:span></text:p>
              </text:list-item>
            </text:list>
            <text:p text:style-name="P40"><text:span text:style-name="T1"/></text:p>
            <text:p text:style-name="P209"><text:span text:style-name="T1">/users/plan</text:span></text:p>
            <text:list xml:id="list3995761211880549632" text:style-name="LS25">
              <text:list-item>
                <text:p text:style-name="P187"><text:soft-page-break/><text:span text:style-name="T1">JSON output of users plans (soon deprecated)</text:span></text:p>
              </text:list-item>
            </text:list>
            <text:p text:style-name="P206"/>
          </table:table-cell>
          <table:table-cell table:style-name="Table9.A1" office:value-type="string">
            <text:p text:style-name="P40"><text:span text:style-name="T1">/object/latest/</text:span><text:span text:style-name="T4">:tagID</text:span><text:span text:style-name="T1">/</text:span><text:span text:style-name="T4">:num</text:span><text:span text:style-name="T1">/json</text:span></text:p>
            <text:list xml:id="list7118601267355414941" text:style-name="LS26">
              <text:list-item>
                <text:p text:style-name="P188"><text:span text:style-name="T1">Returns the most recent objects added to the database, each having at least one tag with an ‘id’ that is equivalent to :tagID, up to as many objects as specified by :num; returns json hash</text:span></text:p>
              </text:list-item>
            </text:list>
            <text:p text:style-name="P40"><text:span text:style-name="T1"/></text:p>
            <text:p text:style-name="P209"><text:span text:style-name="T1">/object/near/</text:span><text:span text:style-name="T4">:lat</text:span><text:span text:style-name="T1">/</text:span><text:span text:style-name="T4">:lon</text:span><text:span text:style-name="T1">/</text:span><text:span text:style-name="T4">:rad</text:span><text:span text:style-name="T1">/json</text:span></text:p>
            <text:list xml:id="list270" text:style-name="LS26">
              <text:list-item>
                <text:p text:style-name="P188"><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0"><text:span text:style-name="T1"/></text:p>
            <text:p text:style-name="P209"><text:span text:style-name="T1">/user/:userid/skill/rdf</text:span></text:p>
            <text:list xml:id="list6716096543993706826" text:style-name="LS27">
              <text:list-item>
                <text:p text:style-name="P189"><text:span text:style-name="T1">skill RDF graph</text:span></text:p>
              </text:list-item>
            </text:list>
            <text:p text:style-name="P40"><text:span text:style-name="T1"/></text:p>
            <text:p text:style-name="P209"><text:span text:style-name="T1">/user/:userid/json</text:span></text:p>
            <text:list xml:id="list4521669787428206100" text:style-name="LS28">
              <text:list-item>
                <text:p text:style-name="P190"><text:span text:style-name="T1">all objects by author userid</text:span></text:p>
              </text:list-item>
            </text:list>
            <text:p text:style-name="P40"><text:span text:style-name="T1"/></text:p>
            <text:p text:style-name="P209"><text:span text:style-name="T1">/user/skill/rdf</text:span></text:p>
            <text:list xml:id="list6970442505913632625" text:style-name="LS29">
              <text:list-item>
                <text:p text:style-name="P191"><text:span text:style-name="T1">all agent skills in RDF</text:span></text:p>
              </text:list-item>
            </text:list>
            <text:p text:style-name="P40"><text:span text:style-name="T1"/></text:p>
            <text:p text:style-name="P209"><text:span text:style-name="T1">/user/latest/:num/json</text:span></text:p>
            <text:list xml:id="list274" text:style-name="LS29">
              <text:list-item>
                <text:p text:style-name="P191"><text:span text:style-name="T1">latest :num objects authored by by users</text:span></text:p>
              </text:list-item>
            </text:list>
            <text:p text:style-name="P33"><text:span text:style-name="T1"/></text:p>
            <text:p text:style-name="P211"><text:span text:style-name="T1">/wiki/:wikitags/links/rdf</text:span></text:p>
            <text:list xml:id="list2680674875717769199" text:style-name="LS30">
              <text:list-item>
                <text:p text:style-name="P168"><text:span text:style-name="T1">wikilink graph in RDF surround wikitags (separated by commas)</text:span></text:p>
              </text:list-item>
            </text:list>
          </table:table-cell>
        </table:table-row>
      </table:table>
      <text:h text:style-name="P76" text:outline-level="10"><text:bookmark text:name="h.ug416edvfoqb"/></text:h>
      <text:p text:style-name="P1"/>
      <text:p text:style-name="P1"/>
      <text:h text:style-name="P83" text:outline-level="10"><text:bookmark text:name="h.x879zxpyy1o2"/>RDF Mapping</text:h>
      <table:table table:name="Table10" table:style-name="Table10">
        <table:table-column table:style-name="Table10.A" table:number-columns-repeated="2"/>
        <table:table-row>
          <table:table-cell table:style-name="Table10.A1" office:value-type="string">
            <text:p text:style-name="P33"><text:span text:style-name="T3">RDF Literal Types</text:span></text:p>
          </table:table-cell>
          <table:table-cell table:style-name="Table10.A1" office:value-type="string">
            <text:p text:style-name="P33"><text:span text:style-name="T3">Netention Data Values</text:span></text:p>
          </table:table-cell>
        </table:table-row>
        <table:table-row>
          <table:table-cell table:style-name="Table10.A1" office:value-type="string">
            <text:p text:style-name="P41"><text:span text:style-name="T39">"http://www.w3.org/2001/XMLSchema#integer"</text:span><text:span text:style-name="T41"> </text:span><text:span text:style-name="T42">||</text:span></text:p>
            <text:p text:style-name="P41"><text:span text:style-name="T39">"http://www.w3.org/2001/XMLSchema#decimal"</text:span><text:span text:style-name="T41"> </text:span><text:span text:style-name="T42">||</text:span></text:p>
            <text:p text:style-name="P41"><text:span text:style-name="T39">"http://www.w3.org/2001/XMLSchema#double"</text:span><text:span text:style-name="T41"> </text:span><text:span text:style-name="T42">||</text:span></text:p>
            <text:p text:style-name="P41"><text:span text:style-name="T39">"http://www.w3.org/2001/XMLSchema#nonPositiveInteger"</text:span><text:span text:style-name="T41"> </text:span><text:span text:style-name="T42">||</text:span></text:p>
            <text:p text:style-name="P41"><text:span text:style-name="T39">"http://www.w3.org/2001/XMLSchema#negativeInteger"</text:span><text:span text:style-name="T41"> </text:span><text:span text:style-name="T42">||</text:span></text:p>
            <text:p text:style-name="P41"><text:span text:style-name="T39">"http://www.w3.org/2001/XMLSchema#long"</text:span><text:span text:style-name="T41"> </text:span><text:span text:style-name="T42">||</text:span></text:p>
            <text:p text:style-name="P41"><text:span text:style-name="T39">"http://www.w3.org/2001/XMLSchema#int"</text:span><text:span text:style-name="T41"> </text:span><text:span text:style-name="T42">||</text:span></text:p>
            <text:p text:style-name="P41"><text:span text:style-name="T39">"http://www.w3.org/2001/XMLSchema#short"</text:span><text:span text:style-name="T41"> </text:span><text:span text:style-name="T42">||</text:span></text:p>
            <text:p text:style-name="P41"><text:span text:style-name="T39">"http://www.w3.org/2001/XMLSchema#byte"</text:span><text:span text:style-name="T41"> </text:span><text:span text:style-name="T42">||</text:span></text:p>
            <text:p text:style-name="P41"><text:span text:style-name="T39">"http://www.w3.org/2001/XMLSchema#nonNegativeInteger"</text:span><text:span text:style-name="T41"> </text:span><text:span text:style-name="T42">||</text:span></text:p>
            <text:p text:style-name="P41"><text:span text:style-name="T39">"http://www.w3.org/2001/XMLSchema#unsignedLong"</text:span><text:span text:style-name="T41"> </text:span><text:span text:style-name="T42">||</text:span></text:p>
            <text:p text:style-name="P41"><text:span text:style-name="T39">"http://www.w3.org/2001/XMLSchema#unsignedInt"</text:span><text:span text:style-name="T41"> </text:span><text:span text:style-name="T42">||</text:span></text:p>
            <text:p text:style-name="P41"><text:span text:style-name="T39">"http://www.w3.org/2001/XMLSchema#unsignedShort"</text:span><text:span text:style-name="T41"> </text:span><text:span text:style-name="T42">||</text:span></text:p>
            <text:p text:style-name="P41"><text:span text:style-name="T39">"http://www.w3.org/2001/XMLSchema#unsignedByte"</text:span><text:span text:style-name="T41"> </text:span><text:span text:style-name="T42">||</text:span></text:p>
            <text:p text:style-name="P41"><text:span text:style-name="T39">"http://www.w3.org/2001/XMLSchema#positiveInteger"</text:span><text:span text:style-name="T41"> ) {</text:span></text:p>
            <text:p text:style-name="P41"><text:span text:style-name="T39">"http://www.w3.org/2001/XMLSchema#boolean"</text:span><text:span text:style-name="T41">){</text:span></text:p>
            <text:p text:style-name="P41"><text:span text:style-name="T39">"http://www.w3.org/2001/XMLSchema#string"</text:span><text:span text:style-name="T41">){</text:span></text:p>
            <text:p text:style-name="P41"><text:span text:style-name="T39">"http://www.w3.org/2001/XMLSchema#dateTime"</text:span><text:span text:style-name="T41">){</text:span></text:p>
          </table:table-cell>
          <table:table-cell table:style-name="Table10.A1" office:value-type="string">
            <text:p text:style-name="P37">integer</text:p>
            <text:p text:style-name="P37">real</text:p>
            <text:p text:style-name="P37">boolean</text:p>
            <text:p text:style-name="P37">string</text:p>
            <text:p text:style-name="P37">url</text:p>
            <text:p text:style-name="P37">spacepoint</text:p>
            <text:p text:style-name="P37">timepoint</text:p>
            <text:p text:style-name="P37">timerange</text:p>
            <text:p text:style-name="P37">media</text:p>
            <text:p text:style-name="P37">...</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text:soft-page-break/></text:p>
      <text:p text:style-name="P1"/>
      <text:h text:style-name="P95" text:outline-level="10"><text:bookmark text:name="h.bvo4xecr3i9t"/>Ontology</text:h>
      <text:p text:style-name="P1">Collection of <text:span text:style-name="T19">tags</text:span> and <text:span text:style-name="T19">properties </text:span>providing a common semantic vocabulary for describing reality and imagination. <text:s/>Each tag consists of a set of properties with type:</text:p>
      <text:list xml:id="list6184986118088939829" text:style-name="LS31">
        <text:list-item>
          <text:p text:style-name="P112">real</text:p>
        </text:list-item>
        <text:list-item>
          <text:p text:style-name="P112">integer</text:p>
        </text:list-item>
        <text:list-item>
          <text:p text:style-name="P112">boolean</text:p>
        </text:list-item>
        <text:list-item>
          <text:p text:style-name="P112">geopoint</text:p>
        </text:list-item>
        <text:list-item>
          <text:p text:style-name="P112">timepoint</text:p>
        </text:list-item>
        <text:list-item>
          <text:p text:style-name="P112">timerange</text:p>
        </text:list-item>
        <text:list-item>
          <text:p text:style-name="P112">text</text:p>
        </text:list-item>
        <text:list-item>
          <text:p text:style-name="P112">BigText</text:p>
        </text:list-item>
        <text:list-item>
          <text:p text:style-name="P112">Object&lt;tag&gt;</text:p>
        </text:list-item>
        <text:list-item>
          <text:p text:style-name="P112">...</text:p>
        </text:list-item>
      </text:list>
      <text:p text:style-name="P1"/>
      <text:p text:style-name="P3">TODO</text:p>
      <text:list xml:id="list286" text:style-name="LS13">
        <text:list-item>
          <text:p text:style-name="P223">Extra Data types</text:p>
          <text:list>
            <text:list-item>
              <text:p text:style-name="P223">[see Semantic view]</text:p>
            </text:list-item>
            <text:list-item>
              <text:p text:style-name="P223"><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23">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23">alert messages for when tags are added, ex. rss instructions</text:p>
        </text:list-item>
        <text:list-item>
          <text:p text:style-name="P223">object values</text:p>
          <text:list>
            <text:list-item>
              <text:p text:style-name="P223"><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23">tag and property creation and editing</text:p>
        </text:list-item>
        <text:list-item>
          <text:p text:style-name="P223">property inheritance</text:p>
        </text:list-item>
        <text:list-item>
          <text:p text:style-name="P223">max property arity (default=unlimited &amp; not required)</text:p>
        </text:list-item>
        <text:list-item>
          <text:p text:style-name="P223">subtag matches in relevancy heuristic</text:p>
        </text:list-item>
        <text:list-item>
          <text:p text:style-name="P223">icons for tags and properties</text:p>
          <text:list>
            <text:list-item>
              <text:p text:style-name="P223"><text:span text:style-name="T20">in tag menus</text:span></text:p>
            </text:list-item>
            <text:list-item>
              <text:p text:style-name="P223"><text:span text:style-name="T20">default icon?</text:span></text:p>
            </text:list-item>
            <text:list-item>
              <text:p text:style-name="P223"><text:span text:style-name="T20">icon grow on hover?</text:span></text:p>
            </text:list-item>
          </text:list>
        </text:list-item>
        <text:list-item>
          <text:p text:style-name="P223">tag actions (ex: popup notice)</text:p>
        </text:list-item>
        <text:list-item>
          <text:p text:style-name="P223">hidden tags and properties (ex: for system use, not humans)</text:p>
        </text:list-item>
        <text:list-item>
          <text:p text:style-name="P223"><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5"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6"><text:span text:style-name="T3">What it Does</text:span></text:p>
          </table:table-cell>
          <table:table-cell table:style-name="Table11.A1" office:value-type="string">
            <text:p text:style-name="P56"><text:span text:style-name="T3">What it Doesn’t (yet)</text:span></text:p>
          </table:table-cell>
        </table:table-row>
        <table:table-row>
          <table:table-cell table:style-name="Table11.A1" office:value-type="string">
            <text:p text:style-name="P58"/>
          </table:table-cell>
          <table:table-cell table:style-name="Table11.A1" office:value-type="string">
            <text:list xml:id="list6483928017110973036" text:style-name="LS32">
              <text:list-item>
                <text:p text:style-name="P220"><text:span text:style-name="T1">Import and Export JSON dump</text:span></text:p>
              </text:list-item>
              <text:list-item>
                <text:p text:style-name="P220"><text:span text:style-name="T1">dht.js</text:span></text:p>
              </text:list-item>
              <text:list-item>
                <text:p text:style-name="P217">Telehash</text:p>
              </text:list-item>
              <text:list-item>
                <text:p text:style-name="P220"><text:span text:style-name="T1">Kademlia </text:span><text:span text:style-name="T7">Kadoh (Kademlia for node.js)</text:span></text:p>
              </text:list-item>
              <text:list-item>
                <text:p text:style-name="P217">XMPP</text:p>
              </text:list-item>
            </text:list>
          </table:table-cell>
        </table:table-row>
      </table:table>
      <text:h text:style-name="P75" text:outline-level="10"/>
      <text:h text:style-name="P75" text:outline-level="10"><text:bookmark text:name="h.acm67hexqo1v"/><text:bookmark text:name="h.pi2xtqgacjcx"/>Remote URL Cache</text:h>
      <text:p text:style-name="P1"/>
      <text:p text:style-name="P3">TODO</text:p>
      <text:list xml:id="list913291083591058025" text:style-name="LS33">
        <text:list-item>
          <text:p text:style-name="P113">stores files</text:p>
        </text:list-item>
        <text:list-item>
          <text:p text:style-name="P113">unzips .zip, .kmz (and adjusts &lt;link&gt; url’s), etc..</text:p>
        </text:list-item>
        <text:list-item>
          <text:p text:style-name="P113">hosts on webserver as static content</text:p>
        </text:list-item>
        <text:list-item>
          <text:p text:style-name="P113">.gitignore’d</text:p>
        </text:list-item>
      </text:list>
      <text:h text:style-name="P93" text:outline-level="10"><text:bookmark text:name="h.6k4c8f25pdrn"/><text:bookmark text:name="h.uq0jcsjdroj"/>HTML5/Javascript Client</text:h>
      <text:list xml:id="list5572793170916694782" text:style-name="LS34">
        <text:list-item>
          <text:p text:style-name="P114">Themes</text:p>
          <text:list>
            <text:list-item>
              <text:p text:style-name="P114">Bright</text:p>
              <text:list>
                <text:list-item>
                  <text:p text:style-name="P114">[Bright derivatives]</text:p>
                </text:list-item>
              </text:list>
            </text:list-item>
            <text:list-item>
              <text:p text:style-name="P114">Dark</text:p>
              <text:list>
                <text:list-item>
                  <text:p text:style-name="P114">[Dark derivatives]</text:p>
                </text:list-item>
              </text:list>
            </text:list-item>
          </text:list>
        </text:list-item>
      </text:list>
      <text:p text:style-name="P1"/>
      <text:h text:style-name="P95" text:outline-level="10"><text:bookmark text:name="h.a886s3tvq5dg"/>Accessibility</text:h>
      <text:list xml:id="list2481347465977539824" text:style-name="LS35">
        <text:list-item>
          <text:p text:style-name="P224">Blind</text:p>
        </text:list-item>
        <text:list-item>
          <text:p text:style-name="P224">Deaf</text:p>
        </text:list-item>
        <text:list-item>
          <text:p text:style-name="P224">Pre-Symbolic / Non-Verbal / Gestural (Children, Paralyzed, Animals)</text:p>
        </text:list-item>
      </text:list>
      <text:p text:style-name="P64"/>
      <text:p text:style-name="P64"/>
      <text:h text:style-name="P95" text:outline-level="10"><text:bookmark text:name="h.3omxf95f0a25"/>Internationalization</text:h>
      <text:p text:style-name="P64">...</text:p>
      <text:p text:style-name="P64"/>
      <text:p text:style-name="P50"/>
      <text:h text:style-name="P95"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6"><text:span text:style-name="T3">What it Does</text:span></text:p>
          </table:table-cell>
          <table:table-cell table:style-name="Table12.A1" office:value-type="string">
            <text:p text:style-name="P56"><text:span text:style-name="T3">What it Doesn’t (yet)</text:span></text:p>
          </table:table-cell>
        </table:table-row>
        <table:table-row>
          <table:table-cell table:style-name="Table12.A1" office:value-type="string">
            <text:list xml:id="list321" text:style-name="LS10">
              <text:list-item>
                <text:p text:style-name="P213">Chrome</text:p>
              </text:list-item>
              <text:list-item>
                <text:p text:style-name="P213">Firefox</text:p>
              </text:list-item>
            </text:list>
          </table:table-cell>
          <table:table-cell table:style-name="Table12.A1" office:value-type="string">
            <text:list xml:id="list323" text:style-name="LS11">
              <text:list-item>
                <text:p text:style-name="P236">Android</text:p>
              </text:list-item>
              <text:list-item>
                <text:p text:style-name="P231"><text:span text:style-name="T1">Internet Explorer</text:span></text:p>
              </text:list-item>
            </text:list>
          </table:table-cell>
        </table:table-row>
      </table:table>
      <text:h text:style-name="P95" text:outline-level="10"/>
      <text:h text:style-name="P93" text:outline-level="10"><text:bookmark text:name="h.mmml1pxn2ui7"/><text:bookmark text:name="h.f7sg7t9yg0qh"/>Client Memory</text:h>
      <text:list xml:id="list8168677409690874322" text:style-name="LS36">
        <text:list-item>
          <text:p text:style-name="P115">Stores objects as indexed keys.</text:p>
          <text:list>
            <text:list-item>
              <text:p text:style-name="P115">Limited to localStorage quota which is quite small</text:p>
            </text:list-item>
          </text:list>
        </text:list-item>
      </text:list>
      <text:p text:style-name="P1"/>
      <text:p text:style-name="P3">TODO</text:p>
      <text:list xml:id="list327" text:style-name="LS13">
        <text:list-item>
          <text:p text:style-name="P223"><text:span text:style-name="T46">indexedDB support - enables larger client-side datastore</text:span></text:p>
          <text:list>
            <text:list-item>
              <text:p text:style-name="P223"><text:span text:style-name="T46">with WARNING when quota may be near exceeded</text:span></text:p>
            </text:list-item>
          </text:list>
        </text:list-item>
        <text:list-item>
          <text:p text:style-name="P223">attention vector : map&lt;object,interest&gt;</text:p>
        </text:list-item>
        <text:list-item>
          <text:p text:style-name="P223">forgetting: keeps total # of objects in server and client within range (ex: &lt; 10k) based on attention</text:p>
        </text:list-item>
        <text:list-item>
          <text:p text:style-name="P223">spreading</text:p>
        </text:list-item>
        <text:list-item>
          <text:p text:style-name="P223">importance classifier: classifies incoming objects according to its features to predict the user’s interest in it (0..1.0)</text:p>
          <text:list>
            <text:list-item>
              <text:p text:style-name="P223">author, age, etc..</text:p>
            </text:list-item>
            <text:list-item>
              <text:p text:style-name="P223">use an encog component to automatically learn user’s classification parameters</text:p>
            </text:list-item>
            <text:list-item>
              <text:p text:style-name="P223">this is analogous to google’s important inbox feature</text:p>
            </text:list-item>
          </text:list>
        </text:list-item>
      </text:list>
      <text:h text:style-name="P93"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6">Name</text:p>
        </text:list-item>
        <text:list-item>
          <text:p text:style-name="P116">Tags</text:p>
        </text:list-item>
        <text:list-item>
          <text:p text:style-name="P116">Description</text:p>
        </text:list-item>
        <text:list-item>
          <text:p text:style-name="P116">Geolocation</text:p>
        </text:list-item>
        <text:list-item>
          <text:p text:style-name="P116">Age</text:p>
        </text:list-item>
        <text:list-item>
          <text:p text:style-name="P116">...</text:p>
        </text:list-item>
      </text:list>
      <text:p text:style-name="P43">It also includes actions which may be displayed as buttons, or in a pulldown menu:</text:p>
      <text:list xml:id="list4360116897692597747" text:style-name="LS38">
        <text:list-item>
          <text:p text:style-name="P117">Reply</text:p>
        </text:list-item>
        <text:list-item>
          <text:p text:style-name="P117">Delete</text:p>
        </text:list-item>
        <text:list-item>
          <text:p text:style-name="P117">..</text:p>
        </text:list-item>
      </text:list>
      <text:p text:style-name="P43"/>
      <text:p text:style-name="P44">TODO</text:p>
      <text:list xml:id="list345" text:style-name="LS13">
        <text:list-item>
          <text:p text:style-name="P223">inline editing of properties by clicking on them when one has edit permission, clicked label -&gt; text input -&gt; label</text:p>
        </text:list-item>
      </text:list>
      <text:list xml:id="list6072944859743710067" text:style-name="LS39">
        <text:list-item>
          <text:p text:style-name="P118">Parameters to customize rendering</text:p>
        </text:list-item>
        <text:list-item>
          <text:p text:style-name="P118">Add favorite (‘star’ button) aka Bookmark</text:p>
        </text:list-item>
        <text:list-item>
          <text:p text:style-name="P118">“User” Action Buttons</text:p>
          <text:list>
            <text:list-item>
              <text:p text:style-name="P118">Text Chat (button)</text:p>
            </text:list-item>
            <text:list-item>
              <text:p text:style-name="P118">Video Chat (button)</text:p>
            </text:list-item>
            <text:list-item>
              <text:p text:style-name="P118">Pay (button)</text:p>
              <text:list>
                <text:list-item>
                  <text:p text:style-name="P118">Bitcoin</text:p>
                </text:list-item>
                <text:list-item>
                  <text:p text:style-name="P118">Paypal</text:p>
                </text:list-item>
              </text:list>
            </text:list-item>
          </text:list>
        </text:list-item>
        <text:list-item>
          <text:p text:style-name="P118">Optimize rendering with templates</text:p>
        </text:list-item>
      </text:list>
      <text:h text:style-name="P93"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6"><text:span text:style-name="T3">What it Does</text:span></text:p>
          </table:table-cell>
          <table:table-cell table:style-name="Table13.A1" office:value-type="string">
            <text:p text:style-name="P56"><text:span text:style-name="T3">What it Doesn’t (yet)</text:span></text:p>
          </table:table-cell>
        </table:table-row>
        <table:table-row>
          <table:table-cell table:style-name="Table13.A1" office:value-type="string">
            <text:p text:style-name="P57"><text:span text:style-name="T1">View-only Mode</text:span></text:p>
            <text:p text:style-name="P58"/>
            <text:p text:style-name="P57"><text:span text:style-name="T1">Add Tags</text:span></text:p>
            <text:p text:style-name="P57"><text:span text:style-name="T1">Add [suggested] Properties</text:span></text:p>
            <text:p text:style-name="P57"><text:span text:style-name="T1">File Upload</text:span></text:p>
            <text:p text:style-name="P58"/>
            <text:p text:style-name="P58">Export</text:p>
            <text:p text:style-name="P58">Save</text:p>
            <text:p text:style-name="P58"/>
            <text:p text:style-name="P57"><text:span text:style-name="T4">[add other features]</text:span></text:p>
          </table:table-cell>
          <table:table-cell table:style-name="Table13.A1" office:value-type="string">
            <text:p text:style-name="P59"/>
          </table:table-cell>
        </table:table-row>
      </table:table>
      <text:h text:style-name="P90" text:outline-level="10"><text:bookmark text:name="h.btblmb9yq2zj"/></text:h>
      <text:h text:style-name="P93"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6"><text:span text:style-name="T3">What it Does</text:span></text:p>
          </table:table-cell>
          <table:table-cell table:style-name="Table14.A1" office:value-type="string">
            <text:p text:style-name="P56"><text:span text:style-name="T3">What it Doesn’t (yet)</text:span></text:p>
          </table:table-cell>
        </table:table-row>
        <table:table-row>
          <table:table-cell table:style-name="Table14.A1" office:value-type="string">
            <text:list xml:id="list6595254554661603631" text:style-name="LS40">
              <text:list-item>
                <text:p text:style-name="P233"><text:span text:style-name="T1">OpenLayers 2 (2D)</text:span></text:p>
                <text:list>
                  <text:list-item>
                    <text:p text:style-name="P215">OpenStreetMaps</text:p>
                  </text:list-item>
                  <text:list-item>
                    <text:p text:style-name="P233"><text:span text:style-name="T1">Bing Aerial Layers</text:span></text:p>
                  </text:list-item>
                </text:list>
              </text:list-item>
              <text:list-item>
                <text:p text:style-name="P233"><text:span text:style-name="T1">Cesium (3D)</text:span></text:p>
              </text:list-item>
              <text:list-item>
                <text:p text:style-name="P233"><text:span text:style-name="T1">Displays objects, applying icons where appropriate. <text:s/>Includes clickable vector layer of arbitrary radius</text:span></text:p>
              </text:list-item>
            </text:list>
            <text:list xml:id="list8333799040127414153" text:style-name="LS41">
              <text:list-item>
                <text:p text:style-name="P234"><text:span text:style-name="T1">Right click to add new content</text:span></text:p>
              </text:list-item>
            </text:list>
            <text:p text:style-name="P58"/>
            <text:p text:style-name="P57"><text:span text:style-name="T1">Mini and Large (full-window) Modes</text:span></text:p>
          </table:table-cell>
          <table:table-cell table:style-name="Table14.A1" office:value-type="string">
            <text:list xml:id="list4383995663742188702" text:style-name="LS42">
              <text:list-item>
                <text:p text:style-name="P235"><text:span text:style-name="T22">Location detection, tracking, and manual repositioning (even without Map view)</text:span></text:p>
              </text:list-item>
              <text:list-item>
                <text:p text:style-name="P235"><text:span text:style-name="T22">Multiple planets</text:span></text:p>
              </text:list-item>
              <text:list-item>
                <text:p text:style-name="P235"><text:span text:style-name="T22">Embedded map layers (ex: floorplans)</text:span></text:p>
              </text:list-item>
            </text:list>
          </table:table-cell>
        </table:table-row>
      </table:table>
      <text:h text:style-name="P93" text:outline-level="10"/>
      <text:h text:style-name="P92" text:outline-level="10"><text:bookmark text:name="h.62ysruk9plet"/><text:bookmark text:name="h.pqlz49q0qmnd"/>Focus</text:h>
      <text:p text:style-name="P64">Each <text:span text:style-name="T19">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25">compare relevancy with known data objects, or</text:p>
        </text:list-item>
        <text:list-item>
          <text:p text:style-name="P225">to create a new (prototype) data object which may be stored for future use and/or shared with others.</text:p>
        </text:list-item>
      </text:list>
      <text:p text:style-name="P64"/>
      <text:p text:style-name="P69"><text:bookmark text:name="h.1hmckjwzzp6g"/></text:p>
      <text:h text:style-name="P76" text:outline-level="10"><text:bookmark text:name="h.g4z3dt1dcfro"/>Memory Focus</text:h>
      <text:p text:style-name="P68">TODO</text:p>
      <text:list xml:id="list366" text:style-name="LS13">
        <text:list-item>
          <text:p text:style-name="P223">represents the memory w/ relative attention as a selectable list</text:p>
        </text:list-item>
        <text:list-item>
          <text:p text:style-name="P223">type whitelist/blacklist filter (at top, as a popup)</text:p>
        </text:list-item>
        <text:list-item>
          <text:p text:style-name="P223">allow mouse drag to select included objects, which updates a “includeURI” predicate in the focus object used by view filters</text:p>
        </text:list-item>
      </text:list>
      <text:p text:style-name="P64"/>
      <text:h text:style-name="P75" text:outline-level="10"><text:bookmark text:name="h.io61jshh13ud"/>Semantic Focus</text:h>
      <text:list xml:id="list2887130652214859597" text:style-name="LS44">
        <text:list-item>
          <text:p text:style-name="P119">Creates new or edits existing object</text:p>
        </text:list-item>
        <text:list-item>
          <text:p text:style-name="P119">Name field</text:p>
          <text:list>
            <text:list-item>
              <text:p text:style-name="P119">with voice input (on Chrome browsers)</text:p>
            </text:list-item>
          </text:list>
        </text:list-item>
        <text:list-item>
          <text:p text:style-name="P119">Optional Description field</text:p>
        </text:list-item>
        <text:list-item>
          <text:p text:style-name="P119">Optional Geolocation field (clickable map)</text:p>
        </text:list-item>
        <text:list-item>
          <text:p text:style-name="P119">Optional File Upload widget</text:p>
        </text:list-item>
        <text:list-item>
          <text:p text:style-name="P119">Add tags from dialog popup</text:p>
        </text:list-item>
        <text:list-item>
          <text:p text:style-name="P119">Add auto-suggested tags from enterd text in Name field</text:p>
        </text:list-item>
        <text:list-item>
          <text:p text:style-name="P119">Add properties from Tag pulldown menus</text:p>
        </text:list-item>
        <text:list-item>
          <text:p text:style-name="P119">Edit properties</text:p>
        </text:list-item>
        <text:list-item>
          <text:p text:style-name="P119">Export to JSON</text:p>
        </text:list-item>
        <text:list-item>
          <text:p text:style-name="P119">proportional tagging (ex: 75% A, 50% B, 25% C)</text:p>
        </text:list-item>
        <text:list-item>
          <text:p text:style-name="P119">...</text:p>
        </text:list-item>
      </text:list>
      <text:p text:style-name="P1"/>
      <text:p text:style-name="P3">TODO</text:p>
      <text:list xml:id="list382" text:style-name="LS13">
        <text:list-item>
          <text:p text:style-name="P223">display marker on clicked map location</text:p>
        </text:list-item>
        <text:list-item>
          <text:p text:style-name="P223">“interview” mode for answering required fields as they become necessary. activated by a flashing button?</text:p>
        </text:list-item>
        <text:list-item>
          <text:p text:style-name="P223">ctrl-enter to send/create</text:p>
        </text:list-item>
        <text:list-item>
          <text:p text:style-name="P223">property widgets for types:</text:p>
          <text:list>
            <text:list-item>
              <text:list>
                <text:list-item>
                  <text:p text:style-name="P223">timepoint (1 calendar with time input)</text:p>
                </text:list-item>
                <text:list-item>
                  <text:p text:style-name="P223">timesegment (2 calendars with time input)</text:p>
                </text:list-item>
                <text:list-item>
                  <text:p text:style-name="P223">real:unit</text:p>
                  <text:list>
                    <text:list-item>
                      <text:p text:style-name="P223">seconds</text:p>
                    </text:list-item>
                    <text:list-item>
                      <text:p text:style-name="P223">meters</text:p>
                    </text:list-item>
                    <text:list-item>
                      <text:p text:style-name="P223">kilograms</text:p>
                    </text:list-item>
                    <text:list-item>
                      <text:p text:style-name="P223">celsius</text:p>
                    </text:list-item>
                    <text:list-item>
                      <text:p text:style-name="P223">joules, watts</text:p>
                    </text:list-item>
                    <text:list-item>
                      <text:p text:style-name="P223">[all SI units]</text:p>
                    </text:list-item>
                    <text:list-item>
                      <text:p text:style-name="P223">...</text:p>
                    </text:list-item>
                  </text:list>
                </text:list-item>
                <text:list-item>
                  <text:p text:style-name="P223">texthash</text:p>
                </text:list-item>
                <text:list-item>
                  <text:p text:style-name="P223">object:tag with dynamic combobox selector of all tags, by package or hierarchy</text:p>
                </text:list-item>
                <text:list-item>
                  <text:p text:style-name="P223">object:[tag] with dynamic combobox selector of all instances of a specific tag</text:p>
                </text:list-item>
                <text:list-item>
                  <text:p text:style-name="P223">livetext (a realtime collaborative text editor via ShareJS)</text:p>
                </text:list-item>
                <text:list-item>
                  <text:p text:style-name="P223">[other datatypes...]</text:p>
                </text:list-item>
              </text:list>
            </text:list-item>
          </text:list>
        </text:list-item>
      </text:list>
      <text:p text:style-name="P69"/>
      <text:h text:style-name="P77" text:outline-level="10"><text:bookmark text:name="h.x3cy6cj05bsq"/>Deprecated Focuses</text:h>
      <text:h text:style-name="P101"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6"><text:span text:style-name="T47">What it Does</text:span></text:p>
          </table:table-cell>
          <table:table-cell table:style-name="Table15.A1" office:value-type="string">
            <text:p text:style-name="P56"><text:span text:style-name="T47">What it Doesn’t (yet)</text:span></text:p>
          </table:table-cell>
        </table:table-row>
        <table:table-row>
          <table:table-cell table:style-name="Table15.A1" office:value-type="string">
            <text:p text:style-name="P57"><text:span text:style-name="T48">Dynamically filter by tags (checkboxes)</text:span></text:p>
          </table:table-cell>
          <table:table-cell table:style-name="Table15.A1" office:value-type="string">
            <text:list xml:id="list401" text:style-name="LS13">
              <text:list-item>
                <text:p text:style-name="P219"><text:span text:style-name="T48">highlight currently selected tag(s)</text:span></text:p>
              </text:list-item>
              <text:list-item>
                <text:p text:style-name="P219"><text:span text:style-name="T48">allow multiple tag selection</text:span></text:p>
              </text:list-item>
              <text:list-item>
                <text:p text:style-name="P219"><text:span text:style-name="T48">allow strength-based tag selection</text:span></text:p>
              </text:list-item>
              <text:list-item>
                <text:p text:style-name="P219"><text:span text:style-name="T48">order by most tags</text:span></text:p>
              </text:list-item>
              <text:list-item>
                <text:p text:style-name="P219"><text:span text:style-name="T48">show other information about each tag, live update where necessary</text:span></text:p>
              </text:list-item>
              <text:list-item>
                <text:p text:style-name="P219"><text:span text:style-name="T48">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8">views:</text:span></text:p>
                <text:list>
                  <text:list-item>
                    <text:p text:style-name="P219"><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19"><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5" text:outline-level="10"><text:bookmark text:name="h.s7n5aqjpud95"/></text:h>
      <text:h text:style-name="P95" text:outline-level="10"><text:bookmark text:name="h.jw15k9k3fsa7"/>Favorite Tagger</text:h>
      <text:p text:style-name="P3">TODO</text:p>
      <text:list xml:id="list4535602324681285073" text:style-name="LS45">
        <text:list-item>
          <text:p text:style-name="P120">Show added favorites</text:p>
        </text:list-item>
      </text:list>
      <text:h text:style-name="P83"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1">quick publish current emotion (button)</text:p>
        </text:list-item>
      </text:list>
      <text:h text:style-name="P95" text:outline-level="10"><text:bookmark text:name="h.e0k9y4n8cgyw"/>Other Taggers</text:h>
      <text:p text:style-name="P3">TODO</text:p>
      <text:list xml:id="list411" text:style-name="LS13">
        <text:list-item>
          <text:p text:style-name="P223"><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23">ivan’s circle menu</text:p>
        </text:list-item>
        <text:list-item>
          <text:p text:style-name="P223">metamaps spinning carousel menu</text:p>
        </text:list-item>
        <text:list-item>
          <text:p text:style-name="P223"><text:span text:style-name="T19">Dashboard/Home screen</text:span></text:p>
        </text:list-item>
      </text:list>
      <text:h text:style-name="P94" text:outline-level="10"><text:bookmark text:name="h.llcovc97lhwp"/>View</text:h>
      <text:p text:style-name="P2">Each view is a different method of depicting a set of objects.</text:p>
      <text:h text:style-name="P92" text:outline-level="10"><text:bookmark text:name="h.1o97g53jalwv"/>Team View</text:h>
      <text:p text:style-name="P44">TODO</text:p>
      <text:list xml:id="list415" text:style-name="LS39">
        <text:list-item>
          <text:p text:style-name="P118">Filter by ‘User’ type (not Human)</text:p>
        </text:list-item>
        <text:list-item>
          <text:p text:style-name="P118">Summarize activity stats (ex: # messages / second @ 5m, 1hr, … intervals</text:p>
        </text:list-item>
      </text:list>
      <text:list xml:id="list417" text:style-name="LS13">
        <text:list-item>
          <text:p text:style-name="P223">Sort by distance | last activity</text:p>
        </text:list-item>
      </text:list>
      <text:h text:style-name="P95" text:outline-level="10"><text:bookmark text:name="h.r8m7vi6s1sfs"/>Focus Keyword</text:h>
      <text:p text:style-name="P43"><text:span text:style-name="T19">TODO</text:span> Filtering by keyword.</text:p>
      <text:h text:style-name="P83" text:outline-level="10"><text:bookmark text:name="h.k1jvsv5q5trx"/><office:annotation><dc:date>0000-00-00T00:00:00</dc:date><text:p text:style-name="P255"><text:span text:style-name="T1">Dorotea Mar:</text:span></text:p><text:p text:style-name="P255"><text:span text:style-name="T1">i like the name :) maybe let's put some examples, also for the needs tagger</text:span></text:p></office:annotation>Human Body Tagger</text:h>
      <text:h text:style-name="P95" text:outline-level="10"><text:bookmark text:name="h.aac4785y2hq4"/>Needs Tagger</text:h>
      <text:h text:style-name="P93" text:outline-level="10"><text:bookmark text:name="h.2c74luo8gpyj"/><text:bookmark text:name="h.ttrlqfxiy928"/>Home View</text:h>
      <text:p text:style-name="P3">TODO</text:p>
      <text:list xml:id="list418" text:style-name="LS13">
        <text:list-item>
          <text:p text:style-name="P223">includes map, recent items, and stats</text:p>
        </text:list-item>
        <text:list-item>
          <text:p text:style-name="P223">requests fullsize</text:p>
        </text:list-item>
      </text:list>
      <text:h text:style-name="P93"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49"><text:span text:style-name="T32">“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49"/>
      <text:p text:style-name="P3">TODO</text:p>
      <text:list xml:id="list1953725012054100347" text:style-name="LS47">
        <text:list-item>
          <text:p text:style-name="P226">jQuery plugin, with demonstrated multi-instantiability on single document OK</text:p>
        </text:list-item>
        <text:list-item>
          <text:p text:style-name="P226">Sentencizing OK</text:p>
        </text:list-item>
        <text:list-item>
          <text:p text:style-name="P226">Text-to-speech</text:p>
        </text:list-item>
        <text:list-item>
          <text:p text:style-name="P226">Preserve links and images in frames</text:p>
        </text:list-item>
        <text:list-item>
          <text:p text:style-name="P226">Image Search</text:p>
        </text:list-item>
        <text:list-item>
          <text:p text:style-name="P226">Add current sentence to attention set (as # anchor to the base page URL)</text:p>
        </text:list-item>
        <text:list-item>
          <text:p text:style-name="P122">jQuery Mobile Dragging for next/prev and font-size</text:p>
        </text:list-item>
      </text:list>
      <text:list xml:id="list8178664735396195236" text:style-name="LS48">
        <text:list-item>
          <text:p text:style-name="P227">Rapid presentation mode: “Neuro Download”</text:p>
        </text:list-item>
      </text:list>
      <text:h text:style-name="P93" text:outline-level="10"><text:bookmark text:name="h.e4dxek95zlgo"/>Table View</text:h>
      <text:p text:style-name="P3">TODO</text:p>
      <text:list xml:id="list428" text:style-name="LS13">
        <text:list-item>
          <text:p text:style-name="P223">ex: jquery-table</text:p>
        </text:list-item>
      </text:list>
      <text:h text:style-name="P93" text:outline-level="10"><text:bookmark text:name="h.ae0g9vmfjx0g"/>List View</text:h>
      <text:p text:style-name="P3">TODO</text:p>
      <text:list xml:id="list429" text:style-name="LS13">
        <text:list-item>
          <text:p text:style-name="P223">pin pinned objects to the top</text:p>
        </text:list-item>
        <text:list-item>
          <text:p text:style-name="P223">exclude / include by tag</text:p>
        </text:list-item>
        <text:list-item>
          <text:p text:style-name="P223">replies, threaded replies</text:p>
        </text:list-item>
        <text:list-item>
          <text:p text:style-name="P223">clone it or save as a self-contained report object which can be shared</text:p>
        </text:list-item>
        <text:list-item>
          <text:p text:style-name="P223">correct pagination</text:p>
        </text:list-item>
      </text:list>
      <text:h text:style-name="P93" text:outline-level="10"><text:bookmark text:name="h.tvp6rwgtqmzm"/>Grid View</text:h>
      <text:p text:style-name="P3">TODO</text:p>
      <text:list xml:id="list434" text:style-name="LS13">
        <text:list-item>
          <text:p text:style-name="P223">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3" text:outline-level="10"><text:bookmark text:name="h.6qlgccl764yf"/>Graph View</text:h>
      <text:p text:style-name="P3">TODO</text:p>
      <text:list xml:id="list435" text:style-name="LS13">
        <text:list-item>
          <text:p text:style-name="P223">create new object properties between visible items</text:p>
          <text:list>
            <text:list-item>
              <text:p text:style-name="P223">drag and draw a line</text:p>
            </text:list-item>
            <text:list-item>
              <text:p text:style-name="P223">select them in sequence (1st and 2nd)</text:p>
            </text:list-item>
          </text:list>
        </text:list-item>
        <text:list-item>
          <text:p text:style-name="P223">handle graph streaming</text:p>
        </text:list-item>
        <text:list-item>
          <text:p text:style-name="P223">save and restore current graph view</text:p>
        </text:list-item>
      </text:list>
      <text:p text:style-name="P64"/>
      <text:h text:style-name="P93" text:outline-level="10"><text:bookmark text:name="h.8okwt5xgyzoj"/>Map View</text:h>
      <text:p text:style-name="P1">Displays all objects containing geographic metadata.</text:p>
      <text:list xml:id="list7477093204846200606" text:style-name="LS49">
        <text:list-item>
          <text:p text:style-name="P123">OpenLayers with OpenStreetMaps layers</text:p>
        </text:list-item>
        <text:list-item>
          <text:p text:style-name="P123">Bitmap icon (visible from any scale) + Vector polygon (scales, and clickable)</text:p>
        </text:list-item>
        <text:list-item>
          <text:p text:style-name="P123">Remembers center position &amp; zoom</text:p>
        </text:list-item>
        <text:list-item>
          <text:p text:style-name="P123">Displays icon for 1st tag of geolocated object</text:p>
        </text:list-item>
      </text:list>
      <text:p text:style-name="P1"/>
      <text:p text:style-name="P3">TODO</text:p>
      <text:list xml:id="list444" text:style-name="LS13">
        <text:list-item>
          <text:p text:style-name="P223">Extra OpenLayers layers: Google, Bing, etc..</text:p>
        </text:list-item>
        <text:list-item>
          <text:p text:style-name="P223">Self Marker</text:p>
          <text:list>
            <text:list-item>
              <text:p text:style-name="P223">Draggable (sets Self geolocation)</text:p>
            </text:list-item>
            <text:list-item>
              <text:p text:style-name="P223">with Avatar Icon</text:p>
            </text:list-item>
          </text:list>
        </text:list-item>
        <text:list-item>
          <text:p text:style-name="P223">animated map markers to indicate indefinite sphere of influence (min/max radii)</text:p>
          <text:list>
            <text:list-item>
              <text:p text:style-name="P223">You change the geometry of a feature and then you have to redraw the feature<text:line-break/>feature.geometry.rotate(angle, origin); feature.layer.drawFeature(feature);</text:p>
            </text:list-item>
          </text:list>
        </text:list-item>
        <text:list-item>
          <text:p text:style-name="P223">clustering: </text:p>
          <text:list>
            <text:list-item>
              <text:p text:style-name="P223"><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23"><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23"><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23"><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23">Scan</text:p>
          <text:list>
            <text:list-item>
              <text:p text:style-name="P223">get local results from server</text:p>
            </text:list-item>
          </text:list>
        </text:list-item>
        <text:list-item>
          <text:p text:style-name="P223">set current location</text:p>
        </text:list-item>
        <text:list-item>
          <text:p text:style-name="P223">optimized distance nearness function that can return false early in the computation (ex: already too far if dx &gt; maxDist^2)</text:p>
        </text:list-item>
        <text:list-item>
          <text:p text:style-name="P223">create new object at location</text:p>
        </text:list-item>
        <text:list-item>
          <text:p text:style-name="P223">create new object of specific radius</text:p>
        </text:list-item>
        <text:list-item>
          <text:p text:style-name="P223">create new object of specific polygon</text:p>
        </text:list-item>
        <text:list-item>
          <text:p text:style-name="P223">calculate routes for map line</text:p>
        </text:list-item>
        <text:list-item>
          <text:p text:style-name="P223">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23">timeslider to adjust current time to compare ‘recent’ to</text:p>
        </text:list-item>
        <text:list-item>
          <text:p text:style-name="P223">Animation</text:p>
          <text:list>
            <text:list-item>
              <text:p text:style-name="P223">Cyclical Zoom-in / Zoom-out</text:p>
            </text:list-item>
          </text:list>
        </text:list-item>
        <text:list-item>
          <text:p text:style-name="P223">Display all tag icons for a given object</text:p>
          <text:list>
            <text:list-item>
              <text:p text:style-name="P223">periodically changing to next one</text:p>
            </text:list-item>
          </text:list>
        </text:list-item>
        <text:list-item>
          <text:p text:style-name="P223">semantic heatmap</text:p>
          <text:list>
            <text:list-item>
              <text:p text:style-name="P223"><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23">geolocate: find location by name</text:p>
          <text:list>
            <text:list-item>
              <text:p text:style-name="P223"><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23"><text:a xlink:type="simple" xlink:href="http://cesium.agi.com/"><text:span text:style-name="T11">Cesium</text:span></text:a> as alternative to OpenLayers</text:p>
        </text:list-item>
      </text:list>
      <text:h text:style-name="P93" text:outline-level="10"><text:bookmark text:name="h.ahn8fu1jybmm"/>Timeline View</text:h>
      <text:p text:style-name="P3">TODO</text:p>
      <text:list xml:id="list474" text:style-name="LS13">
        <text:list-item>
          <text:p text:style-name="P223">event labels, icons, colors</text:p>
        </text:list-item>
        <text:list-item>
          <text:p text:style-name="P223">category filters</text:p>
        </text:list-item>
        <text:list-item>
          <text:p text:style-name="P223">input: focus history</text:p>
        </text:list-item>
        <text:list-item>
          <text:p text:style-name="P223">demo: stock data</text:p>
        </text:list-item>
        <text:list-item>
          <text:p text:style-name="P223">demo: fukushima timeplot data</text:p>
        </text:list-item>
      </text:list>
      <text:p text:style-name="P60"/>
      <text:h text:style-name="P93" text:outline-level="10"><text:bookmark text:name="h.os3nowd9a4kh"/>Analytics View</text:h>
      <text:p text:style-name="P3">TODO</text:p>
      <text:list xml:id="list479" text:style-name="LS13">
        <text:list-item>
          <text:p text:style-name="P223">avg # of properties per object</text:p>
        </text:list-item>
        <text:list-item>
          <text:p text:style-name="P223">avg # of tags per object</text:p>
        </text:list-item>
        <text:list-item>
          <text:p text:style-name="P223">avg # of supertags &amp; subtags</text:p>
        </text:list-item>
        <text:list-item>
          <text:p text:style-name="P223"># of instances of each property</text:p>
        </text:list-item>
        <text:list-item>
          <text:p text:style-name="P223"># of instances of each tag</text:p>
        </text:list-item>
        <text:list-item>
          <text:p text:style-name="P223">Download as JSON</text:p>
        </text:list-item>
        <text:list-item>
          <text:p text:style-name="P223">Relationships between combinations of Interests</text:p>
        </text:list-item>
        <text:list-item>
          <text:p text:style-name="P223">Focus History</text:p>
          <text:list>
            <text:list-item>
              <text:p text:style-name="P223">discrete totals (ex: each 1s, 5s) , computed locally &amp; on server</text:p>
              <text:list>
                <text:list-item>
                  <text:p text:style-name="P223">Time-sampled Individual History (client-collected)</text:p>
                </text:list-item>
                <text:list-item>
                  <text:p text:style-name="P223">Time-sampled Team History (server-collected)</text:p>
                </text:list-item>
              </text:list>
            </text:list-item>
            <text:list-item>
              <text:p text:style-name="P223">Interest Timeline, Line Chart</text:p>
            </text:list-item>
            <text:list-item>
              <text:p text:style-name="P223">FB-style Timeline</text:p>
            </text:list-item>
            <text:list-item>
              <text:p text:style-name="P223">Cortexitized Narrative</text:p>
            </text:list-item>
            <text:list-item>
              <text:p text:style-name="P223">Load, Save, Share</text:p>
            </text:list-item>
            <text:list-item>
              <text:p text:style-name="P223">Import</text:p>
              <text:list>
                <text:list-item>
                  <text:p text:style-name="P223">Facebook likes, G+ “+1”’s, ...</text:p>
                </text:list-item>
              </text:list>
            </text:list-item>
          </text:list>
        </text:list-item>
      </text:list>
      <text:h text:style-name="P92" text:outline-level="10"><text:bookmark text:name="h.7x7x2o6lhotb"/>Server Plugins</text:h>
      <text:p text:style-name="P60">Server plugins can be enabled by administrators to expand the server’s functionality.</text:p>
      <text:p text:style-name="P60"/>
      <text:p text:style-name="P62">TODO</text:p>
      <text:list xml:id="list496" text:style-name="LS13">
        <text:list-item>
          <text:p text:style-name="P223">Server plugins provide Focus modes to client</text:p>
        </text:list-item>
      </text:list>
      <text:h text:style-name="P75" text:outline-level="10"><text:bookmark text:name="h.sluvipli6v5q"/>Facetime Plugin</text:h>
      <text:p text:style-name="P3">TODO</text:p>
      <text:list xml:id="list497" text:style-name="LS13">
        <text:list-item>
          <text:p text:style-name="P223">identify people in close proximity that you can explore “face time” with (sent as private messages)</text:p>
        </text:list-item>
      </text:list>
      <text:h text:style-name="P75" text:outline-level="10"><text:bookmark text:name="h.normqaweovxl"/>Jam Plugin</text:h>
      <text:p text:style-name="P3">TODO</text:p>
      <text:list xml:id="list498" text:style-name="LS13">
        <text:list-item>
          <text:p text:style-name="P223">identify people with musical instruments in close proximity that can form bands</text:p>
        </text:list-item>
      </text:list>
      <text:h text:style-name="P75" text:outline-level="10"><text:bookmark text:name="h.ut5oul5ze08w"/>Emotion Detector Plugin</text:h>
      <text:p text:style-name="P3">TODO</text:p>
      <text:list xml:id="list499" text:style-name="LS13">
        <text:list-item>
          <text:p text:style-name="P223">clarify emotional context of previously authored objects using one or more sentiment analysis algorithms</text:p>
        </text:list-item>
      </text:list>
      <text:h text:style-name="P75" text:outline-level="10"><text:bookmark text:name="h.9zfnabqb4yf5"/>Craigslist Plugin</text:h>
      <text:p text:style-name="P3">TODO</text:p>
      <text:list xml:id="list500" text:style-name="LS13">
        <text:list-item>
          <text:p text:style-name="P223">get craigslist items from appropriate RSS feed, and apply relevant tags</text:p>
        </text:list-item>
        <text:list-item>
          <text:p text:style-name="P223">craigslist enhancements</text:p>
        </text:list-item>
      </text:list>
      <text:h text:style-name="P75" text:outline-level="10"><text:bookmark text:name="h.549nhwcbra60"/>Other Plugins</text:h>
      <text:p text:style-name="P3">TODO</text:p>
      <text:list xml:id="list502" text:style-name="LS13">
        <text:list-item>
          <text:list>
            <text:list-item>
              <text:p text:style-name="P223">“happy &lt;-&gt; sad” / “rich &lt;-&gt; poor” @afxdeadcode bot functionality</text:p>
            </text:list-item>
            <text:list-item>
              <text:p text:style-name="P223"><text:span text:style-name="T19">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28">Environment-dependent (relevance predicate)</text:p>
        </text:list-item>
        <text:list-item>
          <text:p text:style-name="P228">Chat Bots</text:p>
        </text:list-item>
        <text:list-item>
          <text:p text:style-name="P228">Administrator “add new product” pages, with environment simulation</text:p>
        </text:list-item>
        <text:list-item>
          <text:p text:style-name="P124">Implemented as Support for an Intention</text:p>
        </text:list-item>
      </text:list>
      <text:list xml:id="list508" text:style-name="LS13">
        <text:list-item>
          <text:list>
            <text:list-item>
              <text:p text:style-name="P223">demographics reports: produce data reports of analyzed trends, sentiments, etc.. useful for selling to marketing business.</text:p>
            </text:list-item>
            <text:list-item>
              <text:p text:style-name="P223">product wars: incite fights between consumers of competing products</text:p>
            </text:list-item>
            <text:list-item>
              <text:p text:style-name="P223">twitter local tweets:</text:p>
              <text:list>
                <text:list-item>
                  <text:p text:style-name="P223">eliminate searches that are too close. if 2 users are too close their searches might be redundant. <text:s/>this is a simple threshold optimization</text:p>
                </text:list-item>
              </text:list>
            </text:list-item>
            <text:list-item>
              <text:p text:style-name="P223">twitter output : transmits objects that have ‘SendToTwitter’ tag (replaces with SentToTwitter, or replaces with “TooLargeForTwitter” if too large). <text:s/></text:p>
              <text:list>
                <text:list-item>
                  <text:p text:style-name="P223">SendToTwitter(username=...) if multiple bots are registered on the server</text:p>
                </text:list-item>
                <text:list-item>
                  <text:p text:style-name="P223">attempt to send pending replies to messages previously received from twitter</text:p>
                </text:list-item>
              </text:list>
            </text:list-item>
            <text:list-item>
              <text:p text:style-name="P223">OSM: interest (“curiosity”) in amenities for a given location is noticed by the plugin to yield the OSM amenity data</text:p>
            </text:list-item>
            <text:list-item>
              <text:p text:style-name="P223">RSS: created post objects inherit all other tags of the (creating) feed</text:p>
            </text:list-item>
            <text:list-item>
              <text:p text:style-name="P223">“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3" text:outline-level="10"><text:bookmark text:name="h.9daridstim51"/>ClimateViewer</text:h>
      <text:p text:style-name="P60">Facebook meets 3D map, toggle overlays from individuals, networks and services</text:p>
      <text:p text:style-name="P60"/>
      <table:table table:name="Table16" table:style-name="Table16">
        <table:table-column table:style-name="Table16.A"/>
        <table:table-column table:style-name="Table16.B"/>
        <table:table-row>
          <table:table-cell table:style-name="Table16.A1" office:value-type="string">
            <text:p text:style-name="P56"><text:span text:style-name="T3">What it Does</text:span></text:p>
          </table:table-cell>
          <table:table-cell table:style-name="Table16.A1" office:value-type="string">
            <text:p text:style-name="P56"><text:span text:style-name="T3">What it Doesn’t (yet)</text:span></text:p>
          </table:table-cell>
        </table:table-row>
        <table:table-row>
          <table:table-cell table:style-name="Table16.A1" office:value-type="string">
            <text:p text:style-name="P58"/>
          </table:table-cell>
          <table:table-cell table:style-name="Table16.A1" office:value-type="string">
            <text:list xml:id="list751980364099098831" text:style-name="LS51">
              <text:list-item>
                <text:p text:style-name="P221"><office:annotation><dc:date>0000-00-00T00:00:00</dc:date><text:p text:style-name="P255"><text:span text:style-name="T1">Eimhin David:</text:span></text:p><text:p text:style-name="P255"><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2">Create groups, have global/group/local chat rooms, ability to friend/subscribe to users.</text:span></text:p>
              </text:list-item>
              <text:list-item>
                <text:p text:style-name="P221"><text:span text:style-name="T52">Post photo/video/audio clips to map markers with time stamps, and the ability to view the content in a popup balloon or rss feed.</text:span></text:p>
              </text:list-item>
              <text:list-item>
                <text:p text:style-name="P221"><text:span text:style-name="T52">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2"> = your post)</text:span></text:p>
              </text:list-item>
              <text:list-item>
                <text:p text:style-name="P221"><text:span text:style-name="T52">Subscribe to text/sms/email updates for events you predefine (environmental pollution, 50 mile radius from my home, email me or tsunami alert/earthquake/tornado)</text:span></text:p>
              </text:list-item>
              <text:list-item>
                <text:p text:style-name="P221"><text:span text:style-name="T52">Zoom in/out on timeline at bottom of screen which will toggle display of visible icons (which were defined in the sidebar) Example: earthquakes checked, zoom in/out to increase/decrease number of quakes on map.</text:span></text:p>
              </text:list-item>
              <text:list-item>
                <text:p text:style-name="P221"><text:span text:style-name="T52">Post polygon data with html content similar to </text:span><text:a xlink:type="simple" xlink:href="http://wikimapia.org/">wikimapia</text:a><text:a xlink:type="simple" xlink:href="http://wikimapia.org/">.</text:a><text:a xlink:type="simple" xlink:href="http://wikimapia.org/">org</text:a><text:span text:style-name="T52">.</text:span></text:p>
              </text:list-item>
              <text:list-item>
                <text:p text:style-name="P221"><text:span text:style-name="T52">Post anonymous content, which is private and encrypted (long term goal)</text:span></text:p>
              </text:list-item>
              <text:list-item>
                <text:p text:style-name="P221"><text:span text:style-name="T52">Use all features above on mobile devices in 2D, and 3D on PC, Mac, and Linux.</text:span></text:p>
              </text:list-item>
            </text:list>
          </table:table-cell>
        </table:table-row>
      </table:table>
      <text:p text:style-name="P63"><text:s/></text:p>
      <text:h text:style-name="P93" text:outline-level="10"><text:bookmark text:name="h.b9e7du3qbsae"/>GeoSemantic Chat</text:h>
      <text:p text:style-name="P3">TODO</text:p>
      <text:list xml:id="list6404482717325509308" text:style-name="LS52">
        <text:list-item>
          <text:p text:style-name="P229">geographic nearness and interest matching heuristic</text:p>
        </text:list-item>
        <text:list-item>
          <text:p text:style-name="P229">roster: show team (members of semantic space)</text:p>
        </text:list-item>
        <text:list-item>
          <text:p text:style-name="P229">incoming message stream, see: wireclub.com</text:p>
        </text:list-item>
        <text:list-item>
          <text:p text:style-name="P125">page-close behavior (log-out from chat)</text:p>
        </text:list-item>
      </text:list>
      <text:h text:style-name="P93" text:outline-level="10"><text:bookmark text:name="h.2jwhi7jmn84t"/>Android App</text:h>
      <text:p text:style-name="P3">TODO</text:p>
      <text:list xml:id="list7303334607211801800" text:style-name="LS53">
        <text:list-item>
          <text:p text:style-name="P126">Wraps client functionality as an Android app enabling higher-frequency interaction and direct access to mobile device features such as Camera, GPS, Bluetooth, etc..</text:p>
        </text:list-item>
        <text:list-item>
          <text:p text:style-name="P126">A first version may simply consist of a WebView component linking to a remote web server’s page. <text:s/>Possibly with list of known servers to choose from on startup</text:p>
        </text:list-item>
      </text:list>
      <text:h text:style-name="P93" text:outline-level="10"><text:bookmark text:name="h.ofhrwq7rq2t5"/>Notes<text:line-break/></text:h>
      <text:p text:style-name="P64">backbone</text:p>
      <text:p text:style-name="P64"><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0"><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4"><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4"><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4"/>
      <text:p text:style-name="P64">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4"><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4">https://github.com/po wmedia/backbone-forms</text:p>
      <text:p text:style-name="P64"><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4"/>
      <text:p text:style-name="P64"><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4"/>
      <text:p text:style-name="P64"><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4"/>
      <text:p text:style-name="P64"><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4"><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4"/>
      <text:p text:style-name="P64">https://github.com/bry4n/backbone-shortcuts</text:p>
      <text:p text:style-name="P64"><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4"><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4"/>
      <text:p text:style-name="P64">Combobox</text:p>
      <text:p text:style-name="P70"><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0"/>
      <text:p text:style-name="P64">Keyboard shortcuts</text:p>
      <text:p text:style-name="P64"><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4"><text:line-break/></text:p>
      <text:p text:style-name="P64"/>
      <text:p text:style-name="P64"/>
      <text:h text:style-name="P95" text:outline-level="10"><text:bookmark text:name="h.ayrt18kl2rsa"/><text:soft-page-break/>Github Development Flow</text:h>
      <text:p text:style-name="P64"><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6"/>
      <text:p text:style-name="P64"><text:span text:style-name="T31">From the post:</text:span></text:p>
      <text:p text:style-name="P67"/>
      <text:p text:style-name="P71"><text:span text:style-name="T31">* Anything in the master branch is deployable</text:span></text:p>
      <text:p text:style-name="P71"><text:span text:style-name="T31">* To work on something new, create a descriptively named branch off of master (ie: new-oauth2-scopes)</text:span></text:p>
      <text:p text:style-name="P71"><text:span text:style-name="T31">* Commit to that branch locally and regularly push your work to the same named branch on the server</text:span></text:p>
      <text:p text:style-name="P71"><text:span text:style-name="T31">* When you need feedback or help, or you think the branch is ready for merging, open a pull request</text:span></text:p>
      <text:p text:style-name="P71"><text:span text:style-name="T31">* After someone else has reviewed and signed off on the feature, you can merge it into master</text:span></text:p>
      <text:p text:style-name="P71"><text:span text:style-name="T31">* Once it is merged and pushed to ‘master’, you can and should deploy immediately</text:span></text:p>
      <text:p text:style-name="P64"/>
      <text:h text:style-name="P92"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6"><text:span text:style-name="T3">What it Does</text:span></text:p>
          </table:table-cell>
          <table:table-cell table:style-name="Table17.A1" office:value-type="string">
            <text:p text:style-name="P56"><text:span text:style-name="T3">What it Doesn’t (yet)</text:span></text:p>
          </table:table-cell>
        </table:table-row>
        <table:table-row>
          <table:table-cell table:style-name="Table17.A1" office:value-type="string">
            <text:p text:style-name="P58"/>
          </table:table-cell>
          <table:table-cell table:style-name="Table17.A1" office:value-type="string">
            <text:p text:style-name="P59"/>
          </table:table-cell>
        </table:table-row>
      </table:table>
      <text:p text:style-name="P64"/>
      <text:p text:style-name="P64"/>
      <text:p text:style-name="P64"/>
      <text:p text:style-name="P50"/>
      <text:p text:style-name="P1"/>
      <text:h text:style-name="P96" text:outline-level="10"><text:bookmark text:name="h.krl7qrkwpknw"/>Old, but may content relevant items: </text:h>
      <text:h text:style-name="P91" text:outline-level="10"><text:bookmark text:name="h.pzkbx7cz0f5"/>Possible Changes Prior to Major Refactorings, Uncategorized</text:h>
      <text:p text:style-name="P1"/>
      <text:list xml:id="list532" text:style-name="LS13">
        <text:list-item>
          <text:list>
            <text:list-item>
              <text:p text:style-name="P223"><text:span text:style-name="T34">send essential objects on connect:</text:span></text:p>
              <text:list>
                <text:list-item>
                  <text:p text:style-name="P223"><text:span text:style-name="T36">user’s own objects “mine”</text:span></text:p>
                </text:list-item>
                <text:list-item>
                  <text:p text:style-name="P237">tags</text:p>
                </text:list-item>
                <text:list-item>
                  <text:p text:style-name="P223"><text:span text:style-name="T34">most recent</text:span></text:p>
                </text:list-item>
              </text:list>
            </text:list-item>
            <text:list-item>
              <text:p text:style-name="P238">getGeolocation</text:p>
              <text:list>
                <text:list-item>
                  <text:p text:style-name="P223"><text:span text:style-name="T34">consider both primitive spacepoint property and first property with it</text:span></text:p>
                </text:list-item>
              </text:list>
            </text:list-item>
            <text:list-item>
              <text:p text:style-name="P223"><text:span text:style-name="T34">fix relevant not updating when /tag/ accessed</text:span></text:p>
            </text:list-item>
            <text:list-item>
              <text:p text:style-name="P223"><text:span text:style-name="T34">add primitive tag</text:span></text:p>
            </text:list-item>
            <text:list-item>
              <text:p text:style-name="P223"><text:span text:style-name="T34">add color primitive data type</text:span></text:p>
            </text:list-item>
            <text:list-item>
              <text:p text:style-name="P223"><text:span text:style-name="T34">add tag property, with type select (requires new meta-primitive)</text:span></text:p>
            </text:list-item>
            <text:list-item>
              <text:p text:style-name="P223"><text:span text:style-name="T34">db stores involved tags as cache for fast index queries; removes the cache property from retrieved DB object</text:span></text:p>
            </text:list-item>
            <text:list-item>
              <text:p text:style-name="P223"><text:span text:style-name="T34">CompleteObject loaded from menu/url</text:span></text:p>
            </text:list-item>
            <text:list-item>
              <text:p text:style-name="P223"><text:span text:style-name="T34">complete object manipulation unit tests</text:span></text:p>
            </text:list-item>
            <text:list-item>
              <text:p text:style-name="P223"><text:span text:style-name="T31">fix the matching plugins, for basic object matching</text:span></text:p>
              <text:list>
                <text:list-item>
                  <text:p text:style-name="P223"><text:span text:style-name="T31">human age match</text:span></text:p>
                </text:list-item>
                <text:list-item>
                  <text:p text:style-name="P223"><text:span text:style-name="T31">musical instrument match</text:span></text:p>
                </text:list-item>
              </text:list>
            </text:list-item>
            <text:list-item>
              <text:p text:style-name="P223"><text:span text:style-name="T34">obey min/max property arity, affects tag display and property adding behavior</text:span></text:p>
            </text:list-item>
            <text:list-item>
              <text:p text:style-name="P223">on startup, download all of a user’s objects first, then get other objects according to interests and recency. </text:p>
              <text:list>
                <text:list-item>
                  <text:p text:style-name="P223"><text:s/>interest modes:</text:p>
                  <text:list>
                    <text:list-item>
                      <text:p text:style-name="P223">geolocation</text:p>
                    </text:list-item>
                    <text:list-item>
                      <text:p text:style-name="P223">tag vector</text:p>
                    </text:list-item>
                    <text:list-item>
                      <text:p text:style-name="P223"/>
                    </text:list-item>
                  </text:list>
                </text:list-item>
              </text:list>
            </text:list-item>
            <text:list-item>
              <text:p text:style-name="P223">add a restartEvery parameter to plugins to have them stopped and restarted at periodic intervals</text:p>
            </text:list-item>
            <text:list-item>
              <text:p text:style-name="P223">tag recommendations:</text:p>
              <text:list>
                <text:list-item>
                  <text:p text:style-name="P223">stemming on english words</text:p>
                  <text:list>
                    <text:list-item>
                      <text:p text:style-name="P223"><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23">variable score result 0..1.0, indicated with sort order and font size</text:p>
                </text:list-item>
                <text:list-item>
                  <text:p text:style-name="P223">display in bottom section below all tags</text:p>
                </text:list-item>
                <text:list-item>
                  <text:p text:style-name="P223">mouseover indicates reason for selection (can be just “matched keyword” but grow to cover future inference abilities)</text:p>
                </text:list-item>
              </text:list>
            </text:list-item>
            <text:list-item>
              <text:p text:style-name="P223"><text:soft-page-break/><text:span text:style-name="T34">find relevant (geographically near) objects when only a spacepoint is in (edited) focus</text:span></text:p>
            </text:list-item>
            <text:list-item>
              <text:p text:style-name="P223"><text:span text:style-name="T34">indicate when the DB isnt running</text:span></text:p>
            </text:list-item>
            <text:list-item>
              <text:p text:style-name="P223"><text:span text:style-name="T34">merge properties from duplicate tags on ontology loads</text:span></text:p>
            </text:list-item>
            <text:list-item>
              <text:p text:style-name="P223">outer space aware</text:p>
              <text:list>
                <text:list-item>
                  <text:p text:style-name="P223">time delta + space distance direction altitude</text:p>
                </text:list-item>
                <text:list-item>
                  <text:p text:style-name="P223">example: <text:span text:style-name="T19">1 day ago | 3.2 km NW up 16.1m</text:span></text:p>
                </text:list-item>
              </text:list>
            </text:list-item>
            <text:list-item>
              <text:p text:style-name="P223"><text:span text:style-name="T54">user IP -&gt; becomes a known IP object that can become geo-IP resolved as a “location of interest” to ponder inference results</text:span></text:p>
            </text:list-item>
            <text:list-item>
              <text:p text:style-name="P223"><text:span text:style-name="T54">mousewheel on applied Tag to adjust strength; adjusts font-size of displayed applied tag</text:span></text:p>
            </text:list-item>
            <text:list-item>
              <text:p text:style-name="P223"><text:span text:style-name="T54">loaded and unloaded plugins reified as objects themselves</text:span></text:p>
            </text:list-item>
            <text:list-item>
              <text:p text:style-name="P223"><text:span text:style-name="T54">“Forecast” tag modeled after Foresight Engine</text:span></text:p>
              <text:list>
                <text:list-item>
                  <text:p text:style-name="P223"><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23"><text:span text:style-name="T55">Then they play cards: Twitter-length forecasts (140 characters or less) that represent their best thinking. They can start a chain of cards or they can build on cards that others play. </text:span></text:p>
                </text:list-item>
                <text:list-item>
                  <text:p text:style-name="P223"><text:span text:style-name="T55">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23"><text:span text:style-name="T55">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5"> Look for cards that really catch your eye — and then take them one step further, in one of four possible directions.</text:span></text:p>
                  <text:list>
                    <text:list-item>
                      <text:p text:style-name="P223"><text:span text:style-name="T55">No way!” If you disagree, play an antagonism card.</text:span></text:p>
                    </text:list-item>
                    <text:list-item>
                      <text:p text:style-name="P223"><text:span text:style-name="T55">“Yes! And…” If you agree, play a momentum card.</text:span></text:p>
                    </text:list-item>
                    <text:list-item>
                      <text:p text:style-name="P223"><text:span text:style-name="T55">“Yes! But…” If you agree, but if you can imagine the idea playing out differently in your field or part of the world, play an adaptation card.</text:span></text:p>
                    </text:list-item>
                    <text:list-item>
                      <text:p text:style-name="P223"><text:span text:style-name="T55">“Hmmm…” If you have a follow-up question, play an investigation card.</text:span></text:p>
                    </text:list-item>
                  </text:list>
                </text:list-item>
              </text:list>
            </text:list-item>
            <text:list-item>
              <text:p text:style-name="P223"><text:span text:style-name="T54">make cortexit.js optional using try/catch on module require</text:span></text:p>
            </text:list-item>
            <text:list-item>
              <text:p text:style-name="P223"><text:span text:style-name="T54">completely modularize the focus and view system, to include a ‘canView(x)’ function to determine whether view is applicable to focused object, whether it is a single object or a collection (array)</text:span></text:p>
            </text:list-item>
            <text:list-item>
              <text:p text:style-name="P223">object properties</text:p>
              <text:list>
                <text:list-item>
                  <text:p text:style-name="P223">shown in graph view as edges</text:p>
                </text:list-item>
              </text:list>
            </text:list-item>
            <text:list-item>
              <text:p text:style-name="P223"><text:span text:style-name="T34">remove text display of name in message, just add ‘title=’ to displayed avatar icon</text:span></text:p>
            </text:list-item>
            <text:list-item>
              <text:p text:style-name="P223"><text:span text:style-name="T34">add ‘(Me)’ to a displayed Self object that matches clientID</text:span></text:p>
            </text:list-item>
            <text:list-item>
              <text:p text:style-name="P223"><text:span text:style-name="T34">team focus w/ filter for individual authors</text:span></text:p>
              <text:list>
                <text:list-item>
                  <text:p text:style-name="P223"><text:span text:style-name="T34">private message</text:span></text:p>
                </text:list-item>
                <text:list-item>
                  <text:p text:style-name="P223"><text:span text:style-name="T34">private video conference</text:span></text:p>
                </text:list-item>
                <text:list-item>
                  <text:p text:style-name="P223"><text:span text:style-name="T34">“pay...”</text:span></text:p>
                </text:list-item>
                <text:list-item>
                  <text:p text:style-name="P223"><text:span text:style-name="T34">trust: unknown</text:span></text:p>
                </text:list-item>
                <text:list-item>
                  <text:p text:style-name="P223"><text:span text:style-name="T34">last activity: unknown</text:span></text:p>
                </text:list-item>
              </text:list>
            </text:list-item>
            <text:list-item>
              <text:p text:style-name="P223"><text:span text:style-name="T34">cloning adds ‘clonedFrom:’ field</text:span></text:p>
            </text:list-item>
            <text:list-item>
              <text:p text:style-name="P223"><text:span text:style-name="T34">“Understand” focus - natural language input w/ iterative disambiguation per sentence</text:span></text:p>
            </text:list-item>
            <text:list-item>
              <text:p text:style-name="P223"><text:soft-page-break/><text:span text:style-name="T34">initMiniMap() - should use self’s geolocation as default starting position</text:span></text:p>
            </text:list-item>
            <text:list-item>
              <text:p text:style-name="P223"><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23">proxy file request caching to avoid refetching on repeated or same requests from multiple people</text:p>
            </text:list-item>
            <text:list-item>
              <text:p text:style-name="P223">use default view on startup, don’t leave blank</text:p>
            </text:list-item>
            <text:list-item>
              <text:p text:style-name="P223">“see relevant” item in focus save menu (underneath ‘export’) -&gt; set list semantics to relevance, etc.. update view</text:p>
            </text:list-item>
            <text:list-item>
              <text:p text:style-name="P223">“team” main menu link = relevant to “user” = /tag/general.User</text:p>
            </text:list-item>
            <text:list-item>
              <text:p text:style-name="P223">tag cloud in report with links to /tag/*</text:p>
            </text:list-item>
            <text:list-item>
              <text:p text:style-name="P223">layouts:</text:p>
              <text:list>
                <text:list-item>
                  <text:p text:style-name="P223">hide / minimize / maximize (like blogger) focus section</text:p>
                </text:list-item>
              </text:list>
            </text:list-item>
            <text:list-item>
              <text:p text:style-name="P223">themes</text:p>
              <text:list>
                <text:list-item>
                  <text:p text:style-name="P223">styling of tag buttons both in focus editor and in object view to resemble each other</text:p>
                </text:list-item>
                <text:list-item>
                  <text:p text:style-name="P223">...automatically download and install css/bootstrap themes?</text:p>
                </text:list-item>
                <text:list-item>
                  <text:p text:style-name="P223">sounds?</text:p>
                </text:list-item>
              </text:list>
            </text:list-item>
            <text:list-item>
              <text:p text:style-name="P223">ontology search: include matches for tags and properties, their names and descriptions</text:p>
            </text:list-item>
            <text:list-item>
              <text:p text:style-name="P223">“traveling mode“ and advanced location settings, including basic location selector modal dialog</text:p>
            </text:list-item>
            <text:list-item>
              <text:p text:style-name="P223">_.extend() objects with utility methods</text:p>
            </text:list-item>
            <text:list-item>
              <text:p text:style-name="P223">focus/popup a specific object, fullscreen</text:p>
            </text:list-item>
            <text:list-item>
              <text:p text:style-name="P223">{Live update | Pagination} modes</text:p>
            </text:list-item>
            <text:list-item>
              <text:p text:style-name="P223">Relevance highlights tag button widgets (which are used in both focus editor and object viewer)</text:p>
            </text:list-item>
            <text:list-item>
              <text:p text:style-name="P223">fontsize adjust slider(s)</text:p>
            </text:list-item>
            <text:list-item>
              <text:p text:style-name="P223"><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23">text-to-speech</text:p>
            </text:list-item>
            <text:list-item>
              <text:p text:style-name="P223">plugin dependencies</text:p>
            </text:list-item>
            <text:list-item>
              <text:p text:style-name="P223">mobile site (extensive use of modal dialogs and sliding/toggling modes)</text:p>
            </text:list-item>
            <text:list-item>
              <text:p text:style-name="P223">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23">popup/tooltip wikipedia mobile view for annotated terms. ex: “Food” -&gt; en.wikipedia.org/wiki/Food</text:p>
            </text:list-item>
            <text:list-item>
              <text:p text:style-name="P223">modify timeago plugin to display “1.3 days ago” (extra decimal place for increased accuracy) instead of just “1 day ago” and similarly for other larger-than-insignificant measurements</text:p>
            </text:list-item>
            <text:list-item>
              <text:p text:style-name="P223">favorites: keeps attention “pinned” for certain objects at varying levels; ensures they wont be forgotten</text:p>
            </text:list-item>
            <text:list-item>
              <text:p text:style-name="P223"><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7" text:outline-level="10"><text:bookmark text:name="h.e6ktshop07yc"/><text:bookmark text:name="h.ag1474oxgekq"/><text:bookmark text:name="id.x8lrndfsfwth"/><text:span text:style-name="T57">Survival Planner</text:span></text:h>
      <text:p text:style-name="P1"/>
      <text:p text:style-name="P1"><text:span text:style-name="T37">deprecated: see protogoals.js</text:span></text:p>
      <table:table table:name="Table18" table:style-name="Table18">
        <table:table-column table:style-name="Table18.A" table:number-columns-repeated="2"/>
        <table:table-row>
          <table:table-cell table:style-name="Table18.A1" office:value-type="string">
            <text:p text:style-name="P36">INPUTS</text:p>
            <text:p text:style-name="P34"><text:span text:style-name="T4">none are required. many are inferred from sensors</text:span></text:p>
          </table:table-cell>
          <table:table-cell table:style-name="Table18.A1" office:value-type="string">
            <text:p text:style-name="P36">OUTPUTS</text:p>
          </table:table-cell>
        </table:table-row>
        <table:table-row>
          <table:table-cell table:style-name="Table18.A1" office:value-type="string">
            <text:p text:style-name="P33"><text:span text:style-name="T3">Personal Conditions</text:span></text:p>
            <text:list xml:id="list5914315984733224399" text:style-name="LS54">
              <text:list-item>
                <text:p text:style-name="P200">Biometrics</text:p>
                <text:list>
                  <text:list-item>
                    <text:p text:style-name="P200">Age</text:p>
                  </text:list-item>
                  <text:list-item>
                    <text:p text:style-name="P200">Weight</text:p>
                  </text:list-item>
                  <text:list-item>
                    <text:p text:style-name="P200">Height</text:p>
                  </text:list-item>
                  <text:list-item>
                    <text:p text:style-name="P200">Gender</text:p>
                  </text:list-item>
                  <text:list-item>
                    <text:p text:style-name="P200">Temperature</text:p>
                  </text:list-item>
                  <text:list-item>
                    <text:p text:style-name="P200">Ethnicity</text:p>
                  </text:list-item>
                  <text:list-item>
                    <text:p text:style-name="P207"><text:span text:style-name="T1">Blood type</text:span></text:p>
                  </text:list-item>
                  <text:list-item>
                    <text:p text:style-name="P200">Genetics</text:p>
                  </text:list-item>
                  <text:list-item>
                    <text:p text:style-name="P207"><text:span text:style-name="T1">Pulse Rate &amp; Variability</text:span></text:p>
                  </text:list-item>
                  <text:list-item>
                    <text:p text:style-name="P207"><text:span text:style-name="T1">Blood Pressure</text:span></text:p>
                  </text:list-item>
                  <text:list-item>
                    <text:p text:style-name="P207"><text:span text:style-name="T1">Breathing Rate</text:span></text:p>
                  </text:list-item>
                  <text:list-item>
                    <text:p text:style-name="P200">...</text:p>
                  </text:list-item>
                </text:list>
              </text:list-item>
              <text:list-item>
                <text:p text:style-name="P207"><text:span text:style-name="T1">Hunger / Thirst</text:span></text:p>
                <text:list>
                  <text:list-item>
                    <text:p text:style-name="P200">...</text:p>
                  </text:list-item>
                </text:list>
              </text:list-item>
              <text:list-item>
                <text:p text:style-name="P200">Memory</text:p>
              </text:list-item>
              <text:list-item>
                <text:p text:style-name="P201">Focus</text:p>
              </text:list-item>
              <text:list-item>
                <text:p text:style-name="P201">Mood</text:p>
                <text:list>
                  <text:list-item>
                    <text:p text:style-name="P201">Stability</text:p>
                  </text:list-item>
                  <text:list-item>
                    <text:p text:style-name="P169"><text:span text:style-name="T1">Presence of Depression</text:span></text:p>
                  </text:list-item>
                  <text:list-item>
                    <text:p text:style-name="P169"><text:span text:style-name="T1">Presence of Euphoria</text:span></text:p>
                  </text:list-item>
                </text:list>
              </text:list-item>
              <text:list-item>
                <text:p text:style-name="P201">Energy</text:p>
              </text:list-item>
              <text:list-item>
                <text:p text:style-name="P201">Relax</text:p>
              </text:list-item>
              <text:list-item>
                <text:p text:style-name="P169"><text:span text:style-name="T1">Athletic Performance</text:span></text:p>
              </text:list-item>
              <text:list-item>
                <text:p text:style-name="P201">Illness</text:p>
              </text:list-item>
              <text:list-item>
                <text:p text:style-name="P201">Injury</text:p>
                <text:list>
                  <text:list-item>
                    <text:p text:style-name="P169"><text:span text:style-name="T1">[per body part]</text:span></text:p>
                  </text:list-item>
                </text:list>
              </text:list-item>
              <text:list-item>
                <text:p text:style-name="P169"><text:span text:style-name="T1">Need to Detox and Stop...</text:span></text:p>
                <text:list>
                  <text:list-item>
                    <text:p text:style-name="P169"><text:span text:style-name="T1">Alcohol Addiction</text:span></text:p>
                  </text:list-item>
                  <text:list-item>
                    <text:p text:style-name="P169"><text:span text:style-name="T1">Opiate Addiction</text:span></text:p>
                  </text:list-item>
                  <text:list-item>
                    <text:p text:style-name="P169"><text:span text:style-name="T1">Cocaine / Amphetamine Addiction</text:span></text:p>
                  </text:list-item>
                  <text:list-item>
                    <text:p text:style-name="P169"><text:span text:style-name="T1">Benzodiazepine Addiction</text:span></text:p>
                  </text:list-item>
                  <text:list-item>
                    <text:p text:style-name="P169"><text:span text:style-name="T1">Other Addictions and their cravings</text:span></text:p>
                  </text:list-item>
                </text:list>
              </text:list-item>
            </text:list>
            <text:p text:style-name="P35"/>
            <text:p text:style-name="P33"><text:span text:style-name="T3">Environment Conditions</text:span></text:p>
            <text:list xml:id="list1879454414448822322" text:style-name="LS55">
              <text:list-item>
                <text:p text:style-name="P170"><text:span text:style-name="T1">Time </text:span></text:p>
                <text:list>
                  <text:list-item>
                    <text:p text:style-name="P170"><text:span text:style-name="T1">of Day</text:span></text:p>
                  </text:list-item>
                  <text:list-item>
                    <text:p text:style-name="P170"><text:soft-page-break/><text:span text:style-name="T1">of Year</text:span></text:p>
                  </text:list-item>
                </text:list>
              </text:list-item>
              <text:list-item>
                <text:p text:style-name="P202">Weather</text:p>
                <text:list>
                  <text:list-item>
                    <text:p text:style-name="P170"><text:span text:style-name="T1">Rain Storm</text:span></text:p>
                  </text:list-item>
                  <text:list-item>
                    <text:p text:style-name="P202">Snow</text:p>
                  </text:list-item>
                  <text:list-item>
                    <text:p text:style-name="P170"><text:span text:style-name="T1">Tropical Storm</text:span></text:p>
                  </text:list-item>
                  <text:list-item>
                    <text:p text:style-name="P202">Hurricane</text:p>
                  </text:list-item>
                  <text:list-item>
                    <text:p text:style-name="P202">Tornado</text:p>
                  </text:list-item>
                  <text:list-item>
                    <text:p text:style-name="P202">Tsunami</text:p>
                  </text:list-item>
                  <text:list-item>
                    <text:p text:style-name="P202">..</text:p>
                  </text:list-item>
                </text:list>
              </text:list-item>
              <text:list-item>
                <text:p text:style-name="P202">Pollution</text:p>
                <text:list>
                  <text:list-item>
                    <text:p text:style-name="P170"><text:span text:style-name="T1">Air/Water Quality</text:span></text:p>
                  </text:list-item>
                  <text:list-item>
                    <text:p text:style-name="P202">Radiation</text:p>
                  </text:list-item>
                  <text:list-item>
                    <text:p text:style-name="P202">Electrosmog</text:p>
                  </text:list-item>
                  <text:list-item>
                    <text:p text:style-name="P202">...</text:p>
                  </text:list-item>
                </text:list>
              </text:list-item>
              <text:list-item>
                <text:p text:style-name="P202">Crime</text:p>
              </text:list-item>
              <text:list-item>
                <text:p text:style-name="P202">Economic</text:p>
              </text:list-item>
              <text:list-item>
                <text:p text:style-name="P202">Sociopolitical</text:p>
                <text:list>
                  <text:list-item>
                    <text:p text:style-name="P202">Vote</text:p>
                  </text:list-item>
                  <text:list-item>
                    <text:p text:style-name="P202">Taxes</text:p>
                  </text:list-item>
                  <text:list-item>
                    <text:p text:style-name="P202">...</text:p>
                  </text:list-item>
                </text:list>
              </text:list-item>
              <text:list-item>
                <text:p text:style-name="P202">Cultural</text:p>
                <text:list>
                  <text:list-item>
                    <text:p text:style-name="P202">Holidays</text:p>
                  </text:list-item>
                </text:list>
              </text:list-item>
              <text:list-item>
                <text:p text:style-name="P170"><text:span text:style-name="T1">Farming / Plant Maintenance</text:span></text:p>
              </text:list-item>
            </text:list>
            <text:p text:style-name="P35"/>
            <text:p text:style-name="P33"><text:span text:style-name="T3">Resource Inventory</text:span></text:p>
            <text:list xml:id="list3547267695668249155" text:style-name="LS56">
              <text:list-item>
                <text:p text:style-name="P171"><text:span text:style-name="T1">[Item, Quantity]</text:span></text:p>
              </text:list-item>
              <text:list-item>
                <text:p text:style-name="P171"><text:span text:style-name="T1">Cash [Currency, Quantity]</text:span></text:p>
              </text:list-item>
            </text:list>
            <text:p text:style-name="P35"/>
            <text:p text:style-name="P33"><text:span text:style-name="T3">Social Conditions</text:span></text:p>
            <text:list xml:id="list5030843934062972316" text:style-name="LS57">
              <text:list-item>
                <text:p text:style-name="P172"><text:span text:style-name="T1">Relationship Quality</text:span></text:p>
                <text:list>
                  <text:list-item>
                    <text:p text:style-name="P172"><text:span text:style-name="T1">Animals / Pets</text:span></text:p>
                  </text:list-item>
                  <text:list-item>
                    <text:p text:style-name="P203">Strangers</text:p>
                  </text:list-item>
                  <text:list-item>
                    <text:p text:style-name="P203">Coworker</text:p>
                  </text:list-item>
                  <text:list-item>
                    <text:p text:style-name="P172"><text:span text:style-name="T1">Student / Teacher</text:span></text:p>
                  </text:list-item>
                  <text:list-item>
                    <text:p text:style-name="P203">Friend</text:p>
                  </text:list-item>
                  <text:list-item>
                    <text:p text:style-name="P203">Family</text:p>
                  </text:list-item>
                  <text:list-item>
                    <text:p text:style-name="P203">Roommate</text:p>
                  </text:list-item>
                  <text:list-item>
                    <text:p text:style-name="P172"><text:span text:style-name="T1">Boyfriend/Girlfriend</text:span></text:p>
                  </text:list-item>
                  <text:list-item>
                    <text:p text:style-name="P203">Spouse</text:p>
                  </text:list-item>
                </text:list>
              </text:list-item>
            </text:list>
          </table:table-cell>
          <table:table-cell table:style-name="Table18.A1" office:value-type="string">
            <text:p text:style-name="P33"><text:span text:style-name="T3">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73"><text:span text:style-name="T1">Acquire Item (ex: store purchase or borrow/trade)</text:span></text:p>
              </text:list-item>
              <text:list-item>
                <text:p text:style-name="P173"><text:span text:style-name="T1">Consume Item</text:span></text:p>
                <text:list>
                  <text:list-item>
                    <text:p text:style-name="P173"><text:span text:style-name="T1">Quantity Range (Dose)</text:span></text:p>
                  </text:list-item>
                  <text:list-item>
                    <text:p text:style-name="P204">Frequency</text:p>
                  </text:list-item>
                  <text:list-item>
                    <text:p text:style-name="P173"><text:span text:style-name="T1">Ingestion Method</text:span></text:p>
                    <text:list>
                      <text:list-item>
                        <text:p text:style-name="P204">Orally</text:p>
                      </text:list-item>
                      <text:list-item>
                        <text:p text:style-name="P204">Sublingually</text:p>
                      </text:list-item>
                      <text:list-item>
                        <text:p text:style-name="P204">IV</text:p>
                      </text:list-item>
                      <text:list-item>
                        <text:p text:style-name="P204">…</text:p>
                      </text:list-item>
                    </text:list>
                  </text:list-item>
                  <text:list-item>
                    <text:p text:style-name="P173"><text:span text:style-name="T1">Ingestion Activity (dose response curves vs. time, for warning when a drug is biologically effective or ineffective)</text:span></text:p>
                  </text:list-item>
                  <text:list-item>
                    <text:p text:style-name="P173"><text:span text:style-name="T1">Contraindications/Indications</text:span></text:p>
                  </text:list-item>
                </text:list>
              </text:list-item>
              <text:list-item>
                <text:p text:style-name="P173"><text:span text:style-name="T1">Gather / Ready / Deploy / Attend_to Item (get it ready for use)</text:span></text:p>
                <text:list>
                  <text:list-item>
                    <text:p text:style-name="P173"><text:span text:style-name="T1">saving minutes in the case of an emergency could save a life</text:span></text:p>
                  </text:list-item>
                </text:list>
              </text:list-item>
              <text:list-item>
                <text:p text:style-name="P173"><text:span text:style-name="T1">Share Item</text:span></text:p>
              </text:list-item>
              <text:list-item>
                <text:p text:style-name="P204">Travel</text:p>
              </text:list-item>
              <text:list-item>
                <text:p text:style-name="P204">Contact</text:p>
              </text:list-item>
              <text:list-item>
                <text:p text:style-name="P173"><text:span text:style-name="T1">Relax / Do Nothing / Be Patient</text:span></text:p>
              </text:list-item>
              <text:list-item>
                <text:p text:style-name="P204">...</text:p>
              </text:list-item>
            </text:list>
          </table:table-cell>
        </table:table-row>
      </table:table>
      <text:p text:style-name="P1"/>
      <text:p text:style-name="P1"/>
      <text:p text:style-name="P1"/>
      <text:h text:style-name="P98" text:outline-level="10"><text:bookmark text:name="h.mi4164yixn5y"/><text:soft-page-break/><text:span text:style-name="T57">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7">Google</text:p>
        </text:list-item>
        <text:list-item>
          <text:p text:style-name="P127">Facebook</text:p>
        </text:list-item>
        <text:list-item>
          <text:p text:style-name="P127">Microsoft</text:p>
        </text:list-item>
        <text:list-item>
          <text:p text:style-name="P127">Apple</text:p>
        </text:list-item>
        <text:list-item>
          <text:p text:style-name="P127">Ubuntu</text:p>
        </text:list-item>
        <text:list-item>
          <text:p text:style-name="P127">Anonymous</text:p>
        </text:list-item>
        <text:list-item>
          <text:p text:style-name="P127">Whitehouse.gov</text:p>
        </text:list-item>
        <text:list-item>
          <text:p text:style-name="P127">CIA</text:p>
        </text:list-item>
        <text:list-item>
          <text:p text:style-name="P127">NSA</text:p>
        </text:list-item>
        <text:list-item>
          <text:p text:style-name="P127">DARPA</text:p>
        </text:list-item>
        <text:list-item>
          <text:p text:style-name="P127">…</text:p>
        </text:list-item>
      </text:list>
      <text:p text:style-name="P1"/>
      <text:h text:style-name="P98" text:outline-level="10"><text:bookmark text:name="h.d2dlw35sspwu"/><text:span text:style-name="T57">“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0"/>
      <text:p text:style-name="P1"/>
      <text:h text:style-name="P98" text:outline-level="10"><text:bookmark text:name="h.txb1lq6sy6vp"/><text:span text:style-name="T57">Netention Android App</text:span></text:h>
      <text:p text:style-name="P1"/>
      <text:p text:style-name="P1">Curiosume Tasks (screens)</text:p>
      <text:list xml:id="list7481138297943828310" text:style-name="LS60">
        <text:list-item>
          <text:p text:style-name="P128">Team</text:p>
          <text:list>
            <text:list-item>
              <text:p text:style-name="P128">combo box selection of known persons, including self</text:p>
            </text:list-item>
            <text:list-item>
              <text:p text:style-name="P128">display area of all tagged items.</text:p>
              <text:list>
                <text:list-item>
                  <text:p text:style-name="P128">if self, then they can be deleted, marked public/private</text:p>
                </text:list-item>
                <text:list-item>
                  <text:p text:style-name="P128">if self, can set location</text:p>
                </text:list-item>
              </text:list>
            </text:list-item>
          </text:list>
        </text:list-item>
        <text:list-item>
          <text:p text:style-name="P128">Browse</text:p>
          <text:list>
            <text:list-item>
              <text:p text:style-name="P128">wikitagger</text:p>
            </text:list-item>
            <text:list-item>
              <text:p text:style-name="P128">search box</text:p>
            </text:list-item>
          </text:list>
        </text:list-item>
        <text:list-item>
          <text:p text:style-name="P128">Match</text:p>
          <text:list>
            <text:list-item>
              <text:p text:style-name="P128">transmit (public components of) inventory to network or bluetooth or email</text:p>
            </text:list-item>
            <text:list-item>
              <text:p text:style-name="P128">receive matches</text:p>
            </text:list-item>
          </text:list>
        </text:list-item>
      </text:list>
      <text:p text:style-name="P1"/>
      <text:p text:style-name="P50"/>
      <text:p text:style-name="P1"/>
      <text:p text:style-name="P1"/>
      <text:p text:style-name="P1"><text:span text:style-name="T19">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29">How would you know that the miracle had occurred?</text:p>
        </text:list-item>
        <text:list-item>
          <text:p text:style-name="P129">What would you see?</text:p>
        </text:list-item>
        <text:list-item>
          <text:p text:style-name="P129">What would you hear?</text:p>
        </text:list-item>
        <text:list-item>
          <text:p text:style-name="P129">What would you feel inside?</text:p>
        </text:list-item>
        <text:list-item>
          <text:p text:style-name="P129">What changes would have happened in your career? </text:p>
        </text:list-item>
        <text:list-item>
          <text:p text:style-name="P129">In your relationships?</text:p>
        </text:list-item>
        <text:list-item>
          <text:p text:style-name="P129">Your finances?</text:p>
        </text:list-item>
        <text:list-item>
          <text:p text:style-name="P129">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0"/>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0"/>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3">var</text:span><text:span text:style-name="T44"> scaleMetrics </text:span><text:span text:style-name="T43">=</text:span><text:span text:style-name="T44"> [</text:span><text:span text:style-name="T40">'happiness'</text:span><text:span text:style-name="T44">, </text:span><text:span text:style-name="T40">'anger'</text:span><text:span text:style-name="T44">, </text:span><text:span text:style-name="T40">'boredom'</text:span><text:span text:style-name="T44">,</text:span></text:p>
      <text:p text:style-name="P8"><text:span text:style-name="T44"><text:s text:c="2"/></text:span><text:span text:style-name="T40">'motivation'</text:span><text:span text:style-name="T44">, </text:span><text:span text:style-name="T40">'loneliness'</text:span><text:span text:style-name="T44">, </text:span><text:span text:style-name="T40">'guilt'</text:span><text:span text:style-name="T44">, </text:span><text:span text:style-name="T40">'frustration'</text:span><text:span text:style-name="T44">,</text:span></text:p>
      <text:p text:style-name="P8"><text:span text:style-name="T44"><text:s text:c="2"/></text:span><text:span text:style-name="T40">'irritation'</text:span><text:span text:style-name="T44">, </text:span><text:span text:style-name="T40">'anxiety'</text:span><text:span text:style-name="T44">, </text:span><text:span text:style-name="T40">'panic'</text:span><text:span text:style-name="T44">, </text:span><text:span text:style-name="T40">'nervousness'</text:span><text:span text:style-name="T44">,</text:span></text:p>
      <text:p text:style-name="P8"><text:span text:style-name="T44"><text:s text:c="2"/></text:span><text:span text:style-name="T40">'concentration'</text:span><text:span text:style-name="T44">, </text:span><text:span text:style-name="T40">'fatigue'</text:span><text:span text:style-name="T44">, </text:span><text:span text:style-name="T40">'hunger'</text:span><text:span text:style-name="T44">, </text:span><text:span text:style-name="T40">'appetite'</text:span><text:span text:style-name="T44">,</text:span></text:p>
      <text:p text:style-name="P8"><text:span text:style-name="T44"><text:s text:c="2"/></text:span><text:span text:style-name="T40">'cold tolerance'</text:span><text:span text:style-name="T44">, </text:span><text:span text:style-name="T40">'noise tolerance'</text:span><text:span text:style-name="T44">, </text:span><text:span text:style-name="T40">'pain tolerance'</text:span><text:span text:style-name="T44">,</text:span></text:p>
      <text:p text:style-name="P8"><text:span text:style-name="T44"><text:s text:c="2"/></text:span><text:span text:style-name="T40">'tension'</text:span></text:p>
      <text:p text:style-name="P9">];<text:tab/><text:tab/></text:p>
      <text:p text:style-name="P8"><text:span text:style-name="T43">var</text:span><text:span text:style-name="T44"> binaryChecks </text:span><text:span text:style-name="T43">=</text:span><text:span text:style-name="T44"> [</text:span><text:span text:style-name="T40">'exercise'</text:span><text:span text:style-name="T44">, </text:span><text:span text:style-name="T40">'tea'</text:span><text:span text:style-name="T44">, </text:span><text:span text:style-name="T40">'coffee'</text:span><text:span text:style-name="T44">,</text:span></text:p>
      <text:p text:style-name="P8"><text:span text:style-name="T44"><text:s text:c="2"/></text:span><text:span text:style-name="T40">'2 meals'</text:span><text:span text:style-name="T44">, </text:span><text:span text:style-name="T40">'3 meals'</text:span><text:span text:style-name="T44">, </text:span><text:span text:style-name="T40">'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99"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9">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0"><text:soft-page-break/><text:span text:style-name="T59">Wholeness (unity)</text:span></text:p>
        </text:list-item>
        <text:list-item>
          <text:p text:style-name="P140"><text:span text:style-name="T59">Perfection (balance and harmony)</text:span></text:p>
        </text:list-item>
        <text:list-item>
          <text:p text:style-name="P140"><text:span text:style-name="T59">Completion (ending)</text:span></text:p>
        </text:list-item>
        <text:list-item>
          <text:p text:style-name="P140"><text:span text:style-name="T59">Justice (fairness)</text:span></text:p>
        </text:list-item>
        <text:list-item>
          <text:p text:style-name="P140"><text:span text:style-name="T59">Richness (complexity)</text:span></text:p>
        </text:list-item>
        <text:list-item>
          <text:p text:style-name="P140"><text:span text:style-name="T59">Simplicity (essence)</text:span></text:p>
        </text:list-item>
        <text:list-item>
          <text:p text:style-name="P140"><text:span text:style-name="T59">Liveliness (spontaneity)</text:span></text:p>
        </text:list-item>
        <text:list-item>
          <text:p text:style-name="P140"><text:span text:style-name="T59">Beauty (rightness of form)</text:span></text:p>
        </text:list-item>
        <text:list-item>
          <text:p text:style-name="P140"><text:span text:style-name="T59">Goodness (benevolence)</text:span></text:p>
        </text:list-item>
        <text:list-item>
          <text:p text:style-name="P140"><text:span text:style-name="T59">Uniqueness (individuality)</text:span></text:p>
        </text:list-item>
        <text:list-item>
          <text:p text:style-name="P140"><text:span text:style-name="T59">Playfulness (ease)</text:span></text:p>
        </text:list-item>
        <text:list-item>
          <text:p text:style-name="P140"><text:span text:style-name="T59">Truth (reality)</text:span></text:p>
        </text:list-item>
        <text:list-item>
          <text:p text:style-name="P140"><text:span text:style-name="T59">Autonomy (self-sufficiency)</text:span></text:p>
        </text:list-item>
        <text:list-item>
          <text:p text:style-name="P140"><text:span text:style-name="T59">Meaningfulness (values).</text:span></text:p>
        </text:list-item>
      </text:list>
      <text:p text:style-name="P50"/>
      <text:p text:style-name="P1"/>
      <text:p text:style-name="P1"/>
      <text:p text:style-name="P1"/>
      <text:h text:style-name="P98" text:outline-level="10"><text:bookmark text:name="h.fv0zf5fz5ost"/><text:span text:style-name="T57">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2" text:outline-level="10"><text:span text:style-name="T63">Global Survival System / Online Store</text:span></text:h>
      <text:p text:style-name="P49">One planned feature for GSS is a dynamic product catalog / e-store that suggests products which may be helpful in present and future situations. <text:s/>("What may I need?" button)</text:p>
      <text:p text:style-name="P49"/>
      <text:p text:style-name="P49">Originally I thought it would recommend products &amp; services which are directly related to current conditions (ex: preparedness for the presence of natural disasters)...</text:p>
      <text:p text:style-name="P49"/>
      <text:p text:style-name="P49">But recently I realized that it should also include recommendation rules which are triggered due to the LACK of certain conditions. <text:s/>(ex: if you are "far" from any hospitals, then you ought to have at least a first-aid kit)</text:p>
      <text:p text:style-name="P49"/>
      <text:p text:style-name="P49">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49"/>
      <text:p text:style-name="P49">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49"/>
      <text:p text:style-name="P49">Maybe "product" is the wrong word because the suggestions could also include freely offered services..</text:p>
      <text:p text:style-name="P49"/>
      <text:p text:style-name="P49">I can't think of a reason why an e-store like Amazon wouldn't be interested in this... <text:s/>it wouldnt require their permission -- affiliate marketing programs encourage and reward bloggers to advertise products they choose (using an embedded referral code).</text:p>
      <text:p text:style-name="P49"/>
      <text:p text:style-name="P49">Any thoughts? </text:p>
      <text:p text:style-name="P1"/>
      <text:p text:style-name="P1"/>
      <text:p text:style-name="P50"/>
      <text:h text:style-name="P78" text:outline-level="10"><text:bookmark text:name="h.t6qbxl1t96nk"/>Goal</text:h>
      <text:list xml:id="list49202897194470409" text:style-name="LS63">
        <text:list-item>
          <text:p text:style-name="P130">expires (single shot) | recycles (repeating)</text:p>
          <text:list>
            <text:list-item>
              <text:p text:style-name="P130">mean period duration</text:p>
            </text:list-item>
            <text:list-item>
              <text:p text:style-name="P130">stay activated until dismiss?</text:p>
              <text:list>
                <text:list-item>
                  <text:p text:style-name="P130">useful for important tasks</text:p>
                </text:list-item>
              </text:list>
            </text:list-item>
            <text:list-item>
              <text:p text:style-name="P130">activation window</text:p>
              <text:list>
                <text:list-item>
                  <text:p text:style-name="P130">determines punctuality (how close to the appointed time it must occur, 0 = anytime, 1 = specifically only at that time)</text:p>
                </text:list-item>
              </text:list>
            </text:list-item>
          </text:list>
        </text:list-item>
        <text:list-item>
          <text:p text:style-name="P130">phase</text:p>
        </text:list-item>
        <text:list-item>
          <text:p text:style-name="P130">synchronous | asynchronous</text:p>
          <text:list>
            <text:list-item>
              <text:p text:style-name="P130">synchronous goals repeat at precise intervals</text:p>
            </text:list-item>
            <text:list-item>
              <text:p text:style-name="P130">asynchronous goals repeat sometime after they are completed</text:p>
            </text:list-item>
          </text:list>
        </text:list-item>
        <text:list-item>
          <text:p text:style-name="P130">repeatsRemaining</text:p>
          <text:list>
            <text:list-item>
              <text:p text:style-name="P130">-1=forever (default)</text:p>
            </text:list-item>
          </text:list>
        </text:list-item>
        <text:list-item>
          <text:p text:style-name="P130">suggested strength</text:p>
        </text:list-item>
        <text:list-item>
          <text:p text:style-name="P130">active?</text:p>
        </text:list-item>
        <text:list-item>
          <text:p text:style-name="P130">onActivate()</text:p>
        </text:list-item>
        <text:list-item>
          <text:p text:style-name="P130">onDeactivate()</text:p>
        </text:list-item>
        <text:list-item>
          <text:p text:style-name="P130">lastCompletedAt</text:p>
        </text:list-item>
      </text:list>
      <text:p text:style-name="P1"/>
      <text:h text:style-name="P78"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1">displays current goals</text:p>
          <text:list>
            <text:list-item>
              <text:p text:style-name="P131">set as complete</text:p>
            </text:list-item>
            <text:list-item>
              <text:p text:style-name="P131">set as ignored</text:p>
            </text:list-item>
            <text:list-item>
              <text:p text:style-name="P131">pause (inactivate it)</text:p>
            </text:list-item>
            <text:list-item>
              <text:p text:style-name="P131">delete</text:p>
            </text:list-item>
          </text:list>
        </text:list-item>
        <text:list-item>
          <text:p text:style-name="P131">displays future goals in histogram binned to arbitrary future range</text:p>
        </text:list-item>
        <text:list-item>
          <text:p text:style-name="P131">button to add new goal or select from a list (see the survival items at top)</text:p>
        </text:list-item>
      </text:list>
      <text:p text:style-name="P1"/>
      <text:p text:style-name="P64"/>
      <text:h text:style-name="P100" text:outline-level="10">Sensors</text:h>
      <text:h text:style-name="P79"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0"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9">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9">COSM / PACHUBE:</text:span><text:a xlink:type="simple" xlink:href="http://pachube.com/"><text:span text:style-name="T19">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9">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49"><text:a xlink:type="simple" xlink:href="http://geonetwork-opensource.org/gallery/gallery.html"><text:span text:style-name="T11"><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9">AGI / Cesium Datasets</text:span></text:p>
      <text:p text:style-name="P1">http://www.agi.com/resources/downloads/data/</text:p>
      <text:p text:style-name="P1"/>
      <text:p text:style-name="P1"><text:span text:style-name="T19">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9">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9">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2">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9">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9">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9">Media Watch on Climate Change</text:span></text:p>
      <text:p text:style-name="P1">http://www.ecoresearch.net/climate/</text:p>
      <text:p text:style-name="P1"/>
      <text:p text:style-name="P1"><text:span text:style-name="T19">HomeFacts.com</text:span></text:p>
      <text:p text:style-name="P49">Population: 311,640</text:p>
      <text:p text:style-name="P49">DEMOGRAPHICS</text:p>
      <text:p text:style-name="P49">Cost Of Living Index: 91.93</text:p>
      <text:p text:style-name="P49">Crime Index: 201.23</text:p>
      <text:p text:style-name="P49">CRIME DATA</text:p>
      <text:p text:style-name="P49">416 Offenders</text:p>
      <text:p text:style-name="P49">OFFENDERS</text:p>
      <text:p text:style-name="P49">Unemployment: 7.8%</text:p>
      <text:p text:style-name="P49">UNEMPLOYMENT</text:p>
      <text:p text:style-name="P49">166 Schools</text:p>
      <text:p text:style-name="P49">SCHOOLS</text:p>
      <text:p text:style-name="P49">Household Median Income $37,461</text:p>
      <text:p text:style-name="P49">Air Pollution Index:</text:p>
      <text:p text:style-name="P49">AIR QUALITY</text:p>
      <text:p text:style-name="P49">Max July Temp: 84.5°F Min Jan Temp: 19.8°F</text:p>
      <text:p text:style-name="P49">162 days with sunshine</text:p>
      <text:p text:style-name="P49">Tornado Risk</text:p>
      <text:p text:style-name="P49">TORNADO RISK</text:p>
      <text:p text:style-name="P49">Earthquake Risk</text:p>
      <text:p text:style-name="P49">EARTHQUAKE RISK</text:p>
      <text:p text:style-name="P49">Governor</text:p>
      <text:p text:style-name="P49">POLITICS</text:p>
      <text:p text:style-name="P49">23 Polluters</text:p>
      <text:p text:style-name="P49"><text:soft-page-break/>POLLUTERS</text:p>
      <text:p text:style-name="P49">Area Average Property Tax: 1.99%</text:p>
      <text:p text:style-name="P49">2 Former Drug Labs</text:p>
      <text:p text:style-name="P49">DRUG LABS</text:p>
      <text:p text:style-name="P49">UV Index Grade</text:p>
      <text:p text:style-name="P49">UV INDEX</text:p>
      <text:p text:style-name="P49">46 Police Stations</text:p>
      <text:p text:style-name="P49">POLICE STATIONS</text:p>
      <text:p text:style-name="P49">73 Fire Stations</text:p>
      <text:p text:style-name="P49">FIRE STATIONS</text:p>
      <text:p text:style-name="P49">11 Hospital</text:p>
      <text:p text:style-name="P49">HOSPITALS</text:p>
      <text:p text:style-name="P49">3 Airports</text:p>
      <text:p text:style-name="P49">AIRPORTS</text:p>
      <text:p text:style-name="P49">33 Nursing Homes</text:p>
      <text:p text:style-name="P49">NURSING HOMES</text:p>
      <text:p text:style-name="P49">Bachelor's Degree or Higher: 32.59%</text:p>
      <text:p text:style-name="P49">38 Colleges Universities</text:p>
      <text:p text:style-name="P49">COLLEGES</text:p>
      <text:p text:style-name="P49">51 FCC Towers</text:p>
      <text:p text:style-name="P49">FCC TOWERS</text:p>
      <text:p text:style-name="P49">39 Libraries</text:p>
      <text:p text:style-name="P49">LIBRARIES</text:p>
      <text:p text:style-name="P49">35 Cemeteries</text:p>
      <text:p text:style-name="P49">CEMETERIES</text:p>
      <text:p text:style-name="P49">431 Grocery Stores</text:p>
      <text:p text:style-name="P49">23 Brownfields</text:p>
      <text:p text:style-name="P49">BROWNFIELDS</text:p>
      <text:p text:style-name="P49">Radon Level: High</text:p>
      <text:p text:style-name="P49">RADON</text:p>
      <text:p text:style-name="P1"/>
      <text:p text:style-name="P49">Air Quality</text:p>
      <text:p text:style-name="P49">Weather</text:p>
      <text:p text:style-name="P49">UV Index</text:p>
      <text:p text:style-name="P49">Drug Labs</text:p>
      <text:p text:style-name="P49">FCC Towers</text:p>
      <text:p text:style-name="P49">Police Stations</text:p>
      <text:p text:style-name="P49">Fire Stations</text:p>
      <text:p text:style-name="P49">Hospitals</text:p>
      <text:p text:style-name="P49">Nursing Homes</text:p>
      <text:p text:style-name="P49"><text:soft-page-break/>Colleges</text:p>
      <text:p text:style-name="P49">Airports</text:p>
      <text:p text:style-name="P49">Libraries</text:p>
      <text:p text:style-name="P49">Cemeteries</text:p>
      <text:p text:style-name="P49">Real Estate</text:p>
      <text:p text:style-name="P49">Religions</text:p>
      <text:p text:style-name="P49">Superfund</text:p>
      <text:p text:style-name="P49">UST/LUST</text:p>
      <text:p text:style-name="P49">Brownfields</text:p>
      <text:p text:style-name="P49">Radon</text:p>
      <text:p text:style-name="P49">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4"> (420 indicators)</text:span></text:p>
      <text:p text:style-name="P10"/>
      <text:p text:style-name="P10"/>
      <text:p text:style-name="P1"><text:span text:style-name="T19">NASA #OpenData: What Will YOU Create?:</text:span><text:a xlink:type="simple" xlink:href="http://www.rhok.org/node/2608"><text:span text:style-name="T65">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4"><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1" text:outline-level="10"><text:soft-page-break/>Geological</text:h>
      <text:h text:style-name="P103" text:outline-level="10">SEIS</text:h>
      <text:p text:style-name="P1"><text:span text:style-name="T69">“</text:span><text:span text:style-name="T70">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9">”</text:span></text:p>
      <text:p text:style-name="P18"/>
      <text:p text:style-name="P49"><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49"><text:span text:style-name="T71">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49"><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49">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4">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4">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4">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4">NOAA Space Weather Data</text:span></text:p>
      <text:p text:style-name="P1"><text:span text:style-name="T75">http://www.swpc.noaa.gov/ftpmenu/lists.html</text:span></text:p>
      <text:h text:style-name="P103"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4">Crisis Mappers</text:span></text:p>
      <text:p text:style-name="P1"><text:span text:style-name="T75">http://crisismappers.net</text:span></text:p>
      <text:h text:style-name="P80"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49"><text:span text:style-name="T19">Foodshed Mapping</text:span></text:p>
      <text:p text:style-name="P49">http://www.cals.cornell.edu/cals/css/extension/foodshed-mapping.cfm</text:p>
      <text:p text:style-name="P1"/>
      <text:h text:style-name="P80" text:outline-level="10">Shelter</text:h>
      <text:p text:style-name="P1">Availability of room to live and sleep</text:p>
      <text:p text:style-name="P1"/>
      <text:p text:style-name="P1"><text:span text:style-name="T19">Porches, Bridges &amp; Overpasses </text:span>(provide temporary shelter from precipitation)</text:p>
      <text:p text:style-name="P1"/>
      <text:h text:style-name="P80" text:outline-level="10">Hotels</text:h>
      <text:p text:style-name="P22"/>
      <text:p text:style-name="P1"><text:span text:style-name="T19">Humanitarian &amp; International Relief Organizations</text:span></text:p>
      <text:p text:style-name="P54"><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4">http://www.exploringabroad.com/humanitarian-org.htm</text:p>
      <text:p text:style-name="P1"/>
      <text:h text:style-name="P80" text:outline-level="10">Safety</text:h>
      <text:p text:style-name="P1">Crime and Violence</text:p>
      <text:h text:style-name="P104"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4"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4" text:outline-level="10">Fire Protection</text:h>
      <text:p text:style-name="P24"/>
      <text:h text:style-name="P104" text:outline-level="10">Freedom and Human Rights</text:h>
      <text:p text:style-name="P24"/>
      <text:h text:style-name="P81" text:outline-level="10">Environment &amp; Pollution</text:h>
      <text:h text:style-name="P104"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3"><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3"><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9">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9">Europe Radiaton Network</text:span></text:p>
      <text:p text:style-name="P1">http://eurdep.jrc.ec.europa.eu/Basic/Pages/Public/Home/Default.aspx</text:p>
      <text:h text:style-name="P74" text:outline-level="10">MEXT</text:h>
      <text:p text:style-name="P1">http://orm.dip.jp/data/</text:p>
      <text:p text:style-name="P1"/>
      <text:p text:style-name="P1"><text:span text:style-name="T19">US Nuclear Regulatory Commision Event Reports</text:span></text:p>
      <text:p text:style-name="P1">http://www.nrc.gov/reading-rm/doc-collections/event-status/event/</text:p>
      <text:p text:style-name="P1"/>
      <text:p text:style-name="P1"><text:span text:style-name="T19">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9">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9">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9">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3"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9">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4"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4"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4"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4"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4" text:outline-level="10">Hydrofracking</text:h>
      <text:p text:style-name="P1">http://www.hydraulicfracturingdisclosure.org/fracfocusfind/</text:p>
      <text:p text:style-name="P1"><text:soft-page-break/></text:p>
      <text:p text:style-name="P1"/>
      <text:h text:style-name="P80"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9">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9">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0" text:outline-level="10">Communication (Mail, Phone, Internet)</text:h>
      <text:p text:style-name="P22"/>
      <text:p text:style-name="P1"><text:span text:style-name="T19">Internet Traffic Report</text:span></text:p>
      <text:p text:style-name="P1">http://www.internettrafficreport.com</text:p>
      <text:p text:style-name="P1"/>
      <text:h text:style-name="P80" text:outline-level="10">Healthcare</text:h>
      <text:p text:style-name="P22"/>
      <text:h text:style-name="P105" text:outline-level="10"><text:span text:style-name="T8">Life Expectancy</text:span></text:h>
      <text:h text:style-name="P104" text:outline-level="10"><text:span text:style-name="T8">Addiction Mitigation</text:span></text:h>
      <text:p text:style-name="P1">(Substance Abuse, etc...)</text:p>
      <text:h text:style-name="P106" text:outline-level="10">Pharmacies</text:h>
      <text:h text:style-name="P106" text:outline-level="10">Hospitals</text:h>
      <text:h text:style-name="P103" text:outline-level="10">Doctors</text:h>
      <text:p text:style-name="P22"/>
      <text:h text:style-name="P103"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0" text:outline-level="10">Childcare</text:h>
      <text:p text:style-name="P22"/>
      <text:h text:style-name="P80"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1" text:outline-level="10">Education</text:h>
      <text:h text:style-name="P81" text:outline-level="10">Transportation</text:h>
      <text:h text:style-name="P81" text:outline-level="10">Sex</text:h>
      <text:h text:style-name="P81" text:outline-level="10"><text:span text:style-name="T76">Population size and demographics, ex: of members of specific gender per age</text:span></text:h>
      <text:h text:style-name="P80" text:outline-level="10">Waste Disposal</text:h>
      <text:p text:style-name="P1">Sewage, garbage collection</text:p>
      <text:h text:style-name="P81" text:outline-level="10">Economic, Financial, and Corporate</text:h>
      <text:h text:style-name="P80" text:outline-level="10"><text:span text:style-name="T76">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7">Micro- and Macroeconomic Data</text:span></text:p>
      <text:p text:style-name="P1"><text:span text:style-name="T78">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4"><text:soft-page-break/><text:a xlink:type="simple" xlink:href="http://econdata.net/">EconData</text:a><text:a xlink:type="simple" xlink:href="http://econdata.net/">.</text:a><text:a xlink:type="simple" xlink:href="http://econdata.net/">Net</text:a><text:span text:style-name="T78"> provides access to regional, state, and local economic data. It is a comprehensive first stop for searching public and private data sources on the Web.</text:span></text:p>
        </text:list-item>
        <text:list-item>
          <text:p text:style-name="P134"><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8"> (University of Michigan) has a detailed A-Z index and provides thousands of links to sites in business, economics, transportation, weather, and 18 other areas.</text:span></text:p>
        </text:list-item>
        <text:list-item>
          <text:p text:style-name="P134"><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8">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205"/>
              </text:list-item>
              <text:list-item>
                <text:p text:style-name="P208"/>
                <text:list>
                  <text:list-item>
                    <text:p text:style-name="P192"><text:span text:style-name="T79">Census Bureau</text:span></text:p>
                  </text:list-item>
                  <text:list-item>
                    <text:p text:style-name="P192"><text:span text:style-name="T79">Data FERRET (Current Population Survey and related sources)</text:span></text:p>
                  </text:list-item>
                  <text:list-item>
                    <text:p text:style-name="P192"><text:span text:style-name="T79">FedStats (Statistics from 70 U.S. Federal Agencies)</text:span></text:p>
                  </text:list-item>
                </text:list>
              </text:list-item>
            </text:list>
          </table:table-cell>
          <table:table-cell table:style-name="Table20.A1" office:value-type="string">
            <text:list xml:id="list789" text:style-name="LS67">
              <text:list-item>
                <text:p text:style-name="P205"/>
              </text:list-item>
              <text:list-item>
                <text:p text:style-name="P205"/>
                <text:list>
                  <text:list-item>
                    <text:p text:style-name="P192"><text:span text:style-name="T79">ICPSR (Inter-University Consortium for Political and Social Research)</text:span></text:p>
                  </text:list-item>
                  <text:list-item>
                    <text:p text:style-name="P192"><text:span text:style-name="T79">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5"><text:span text:style-name="T78">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8"> is a quarterly survey of macroeconomic forecasts.</text:span></text:p>
        </text:list-item>
        <text:list-item>
          <text:p text:style-name="P135"><text:span text:style-name="T78">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8"> provides economic and business cycle indicators.</text:span></text:p>
        </text:list-item>
        <text:list-item>
          <text:p text:style-name="P135"><text:span text:style-name="T78">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8">.</text:span></text:p>
        </text:list-item>
        <text:list-item>
          <text:p text:style-name="P135"><text:span text:style-name="T78">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8"> --&gt; historical prices by symbol</text:span></text:p>
        </text:list-item>
        <text:list-item>
          <text:p text:style-name="P135"><text:span text:style-name="T78">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8"> <text:s/>---&gt; database retrieval</text:span></text:p>
        </text:list-item>
        <text:list-item>
          <text:p text:style-name="P135"><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8"> <text:s/>--&gt; FXHistory</text:span></text:p>
        </text:list-item>
      </text:list>
      <text:p text:style-name="P26"/>
      <text:p text:style-name="P26"/>
      <text:h text:style-name="P104" text:outline-level="10"><text:span text:style-name="T8">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1">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1">Cryptome</text:span></text:a></text:p>
      <text:p text:style-name="P1">Monday, January 2, 2006 - 00:00</text:p>
      <text:p text:style-name="P1">Boing Boing had a<text:a xlink:type="simple" xlink:href="http://cryptome.org/mil-dead-iqw.htm"> </text:a><text:a xlink:type="simple" xlink:href="http://cryptome.org/mil-dead-iqw.htm"><text:span text:style-name="T11">link</text:span></text:a> to Cryptome<text:a xlink:type="simple" xlink:href="http://cryptome.org/"> </text:a><text:a xlink:type="simple" xlink:href="http://cryptome.org/"><text:span text:style-name="T11">Cryptome</text:span></text:a> this morning. According to<text:a xlink:type="simple" xlink:href="http://en.wikipedia.org/wiki/Cryptome"> </text:a><text:a xlink:type="simple" xlink:href="http://en.wikipedia.org/wiki/Cryptome"><text:span text:style-name="T11">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0"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50">Monday, November 21, 2005 - 00:00</text:span></text:p>
      <text:p text:style-name="P1"><text:span text:style-name="T50">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0"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50">Saturday, September 3, 2005 - 23:00</text:span></text:p>
      <text:p text:style-name="P1"><text:span text:style-name="T50">Adbusters</text:span><text:a xlink:type="simple" xlink:href="http://adbusters.org/blogs/Board_to_Death.html"> </text:a><text:a xlink:type="simple" xlink:href="http://adbusters.org/blogs/Board_to_Death.html"><text:span text:style-name="T51">reviews</text:span></text:a><text:span text:style-name="T50">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0" text:outline-level="10"><text:a xlink:type="simple" xlink:href="http://theyrule.net/drupal/content/gapminder"><text:span text:style-name="T45">Gapminder</text:span></text:a></text:h>
      <text:p text:style-name="P1"><text:span text:style-name="T50">Saturday, August 20, 2005 - 23:00</text:span></text:p>
      <text:p text:style-name="P1"><text:soft-page-break/><text:span text:style-name="T50">"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0" text:outline-level="10">Agriculture</text:h>
      <text:p text:style-name="P22"/>
      <text:p text:style-name="P1">Wild-growing Food (ex: Mulberries)</text:p>
      <text:p text:style-name="P1"/>
      <text:p text:style-name="P1"><text:span text:style-name="T19">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0"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0"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0" text:outline-level="10">Earthquakes</text:h>
      <text:p text:style-name="P1">http://www.usgs.gov/</text:p>
      <text:p text:style-name="P49">http://earthquake.usgs.gov/earthquakes/catalogs/index.php</text:p>
      <text:p text:style-name="P1"/>
      <text:h text:style-name="P81" text:outline-level="10">Volcanoes</text:h>
      <text:h text:style-name="P81" text:outline-level="10">Fires</text:h>
      <text:h text:style-name="P81" text:outline-level="10">Floods</text:h>
      <text:h text:style-name="P81" text:outline-level="10"><text:soft-page-break/>Tsunamis</text:h>
      <text:h text:style-name="P80" text:outline-level="10">Storms, Tornadoes, and Hurricanes</text:h>
      <text:p text:style-name="P22"/>
      <text:h text:style-name="P80" text:outline-level="10">Travel</text:h>
      <text:p text:style-name="P1">Airports, Train Stations, Bus Stops, ...</text:p>
      <text:p text:style-name="P1"/>
      <text:h text:style-name="P80" text:outline-level="10">Wildlife</text:h>
      <text:p text:style-name="P1">Animal homes/nests/...</text:p>
      <text:p text:style-name="P1">Animal shelters</text:p>
      <text:p text:style-name="P1">Animal migration routes</text:p>
      <text:p text:style-name="P1"/>
      <text:h text:style-name="P80"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0" text:outline-level="10">Psychological &amp; Demographics</text:h>
      <text:p text:style-name="P1">ex: tell me about parties in each city around the world or what type of music is loved by any given population</text:p>
      <text:p text:style-name="P1"/>
      <text:h text:style-name="P88"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89" text:outline-level="10">Resources</text:h>
      <text:p text:style-name="P7"/>
      <text:p text:style-name="P1"><text:span text:style-name="T19">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49"><text:span text:style-name="T60">Remember the ERP information flow?</text:span></text:p>
      <text:p text:style-name="P49"><text:span text:style-name="T61">PO-&gt;EDI-&gt;CO-&gt;MPS-&gt;MRP-&gt;CRP-&gt;WO-&gt;PO-&gt;EDI-&gt;CO etc.</text:span></text:p>
      <text:p text:style-name="P49"><text:span text:style-name="T60">The REA information flow is much simpler:</text:span></text:p>
      <text:p text:style-name="P49"><text:span text:style-name="T61">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8" text:outline-level="10"><text:span text:style-name="T72">List of Thinking Subjects</text:span></text:h>
      <text:p text:style-name="P20"/>
      <text:p text:style-name="P1"><text:span text:style-name="T82">(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4">Attention</text:span></text:a></text:p>
      <text:p text:style-name="P1"><text:a xlink:type="simple" xlink:href="http://en.wikipedia.org/wiki/Attitude_%28psychology%29"><text:span text:style-name="T84">Attitude</text:span></text:a></text:p>
      <text:p text:style-name="P1"><text:a xlink:type="simple" xlink:href="http://en.wikipedia.org/wiki/Brainstorming"><text:span text:style-name="T84">Brainstorming</text:span></text:a></text:p>
      <text:p text:style-name="P1"><text:a xlink:type="simple" xlink:href="http://en.wikipedia.org/wiki/Cognition"><text:span text:style-name="T84">Cognition</text:span></text:a></text:p>
      <text:p text:style-name="P1"><text:a xlink:type="simple" xlink:href="http://en.wikipedia.org/wiki/Cognitive_science"><text:span text:style-name="T84">Cognitive</text:span></text:a><text:a xlink:type="simple" xlink:href="http://en.wikipedia.org/wiki/Cognitive_science"><text:span text:style-name="T84"> </text:span></text:a><text:a xlink:type="simple" xlink:href="http://en.wikipedia.org/wiki/Cognitive_science"><text:span text:style-name="T84">science</text:span></text:a></text:p>
      <text:p text:style-name="P1"><text:a xlink:type="simple" xlink:href="http://en.wikipedia.org/wiki/Creativity"><text:span text:style-name="T84">Creative</text:span></text:a><text:a xlink:type="simple" xlink:href="http://en.wikipedia.org/wiki/Creativity"><text:span text:style-name="T84"> </text:span></text:a><text:a xlink:type="simple" xlink:href="http://en.wikipedia.org/wiki/Creativity"><text:span text:style-name="T84">thinking</text:span></text:a></text:p>
      <text:p text:style-name="P1"><text:a xlink:type="simple" xlink:href="http://en.wikipedia.org/wiki/Critical_thinking"><text:span text:style-name="T84">Critical</text:span></text:a><text:a xlink:type="simple" xlink:href="http://en.wikipedia.org/wiki/Critical_thinking"><text:span text:style-name="T84"> </text:span></text:a><text:a xlink:type="simple" xlink:href="http://en.wikipedia.org/wiki/Critical_thinking"><text:span text:style-name="T84">thinking</text:span></text:a></text:p>
      <text:p text:style-name="P1"><text:a xlink:type="simple" xlink:href="http://en.wikipedia.org/wiki/Curiosity"><text:span text:style-name="T84">Curiosity</text:span></text:a></text:p>
      <text:p text:style-name="P1"><text:a xlink:type="simple" xlink:href="http://en.wikipedia.org/wiki/Decision"><text:span text:style-name="T84">Decision</text:span></text:a></text:p>
      <text:p text:style-name="P1"><text:a xlink:type="simple" xlink:href="http://en.wikipedia.org/wiki/Decision_making"><text:span text:style-name="T84">Decision</text:span></text:a><text:a xlink:type="simple" xlink:href="http://en.wikipedia.org/wiki/Decision_making"><text:span text:style-name="T84"> </text:span></text:a><text:a xlink:type="simple" xlink:href="http://en.wikipedia.org/wiki/Decision_making"><text:span text:style-name="T84">making</text:span></text:a></text:p>
      <text:p text:style-name="P1"><text:a xlink:type="simple" xlink:href="http://en.wikipedia.org/wiki/Eidetic_memory"><text:span text:style-name="T84">Eidetic</text:span></text:a><text:a xlink:type="simple" xlink:href="http://en.wikipedia.org/wiki/Eidetic_memory"><text:span text:style-name="T84"> </text:span></text:a><text:a xlink:type="simple" xlink:href="http://en.wikipedia.org/wiki/Eidetic_memory"><text:span text:style-name="T84">memory</text:span></text:a></text:p>
      <text:p text:style-name="P1"><text:a xlink:type="simple" xlink:href="http://en.wikipedia.org/wiki/Emotion"><text:span text:style-name="T84">Emotions</text:span></text:a><text:span text:style-name="T83"> and</text:span><text:a xlink:type="simple" xlink:href="http://en.wikipedia.org/wiki/Feeling"><text:span text:style-name="T83"> </text:span></text:a><text:a xlink:type="simple" xlink:href="http://en.wikipedia.org/wiki/Feeling"><text:span text:style-name="T84">feelings</text:span></text:a></text:p>
      <text:p text:style-name="P1"><text:a xlink:type="simple" xlink:href="http://en.wikipedia.org/wiki/Emotional_intelligence"><text:span text:style-name="T84">Emotional</text:span></text:a><text:a xlink:type="simple" xlink:href="http://en.wikipedia.org/wiki/Emotional_intelligence"><text:span text:style-name="T84"> </text:span></text:a><text:a xlink:type="simple" xlink:href="http://en.wikipedia.org/wiki/Emotional_intelligence"><text:span text:style-name="T84">intelligence</text:span></text:a></text:p>
      <text:p text:style-name="P1"><text:a xlink:type="simple" xlink:href="http://en.wikipedia.org/wiki/Objective_%28goal%29"><text:span text:style-name="T84">Goals</text:span></text:a><text:a xlink:type="simple" xlink:href="http://en.wikipedia.org/wiki/Objective_%28goal%29"><text:span text:style-name="T84"> </text:span></text:a><text:a xlink:type="simple" xlink:href="http://en.wikipedia.org/wiki/Objective_%28goal%29"><text:span text:style-name="T84">and</text:span></text:a><text:a xlink:type="simple" xlink:href="http://en.wikipedia.org/wiki/Objective_%28goal%29"><text:span text:style-name="T84"> </text:span></text:a><text:a xlink:type="simple" xlink:href="http://en.wikipedia.org/wiki/Objective_%28goal%29"><text:span text:style-name="T84">goal</text:span></text:a><text:a xlink:type="simple" xlink:href="http://en.wikipedia.org/wiki/Objective_%28goal%29"><text:span text:style-name="T84"> </text:span></text:a><text:a xlink:type="simple" xlink:href="http://en.wikipedia.org/wiki/Objective_%28goal%29"><text:span text:style-name="T84">setting</text:span></text:a></text:p>
      <text:p text:style-name="P1"><text:a xlink:type="simple" xlink:href="http://en.wikipedia.org/wiki/Idea"><text:span text:style-name="T84">Idea</text:span></text:a></text:p>
      <text:p text:style-name="P1"><text:a xlink:type="simple" xlink:href="http://en.wikipedia.org/wiki/Imagination"><text:span text:style-name="T84">Imagination</text:span></text:a></text:p>
      <text:p text:style-name="P1"><text:a xlink:type="simple" xlink:href="http://en.wikipedia.org/wiki/Intelligence_%28trait%29"><text:span text:style-name="T84">Intelligence</text:span></text:a></text:p>
      <text:p text:style-name="P1"><text:soft-page-break/><text:a xlink:type="simple" xlink:href="http://en.wikipedia.org/wiki/Introspection"><text:span text:style-name="T84">Introspection</text:span></text:a></text:p>
      <text:p text:style-name="P1"><text:a xlink:type="simple" xlink:href="http://en.wikipedia.org/wiki/Lateral_thinking"><text:span text:style-name="T84">Lateral</text:span></text:a><text:a xlink:type="simple" xlink:href="http://en.wikipedia.org/wiki/Lateral_thinking"><text:span text:style-name="T84"> </text:span></text:a><text:a xlink:type="simple" xlink:href="http://en.wikipedia.org/wiki/Lateral_thinking"><text:span text:style-name="T84">thinking</text:span></text:a></text:p>
      <text:p text:style-name="P1"><text:a xlink:type="simple" xlink:href="http://en.wikipedia.org/wiki/Learning"><text:span text:style-name="T84">Learning</text:span></text:a></text:p>
      <text:p text:style-name="P1"><text:a xlink:type="simple" xlink:href="http://en.wikipedia.org/wiki/Memory"><text:span text:style-name="T84">Memory</text:span></text:a></text:p>
      <text:p text:style-name="P1"><text:a xlink:type="simple" xlink:href="http://en.wikipedia.org/wiki/Memory-prediction_framework"><text:span text:style-name="T84">Memory</text:span></text:a><text:a xlink:type="simple" xlink:href="http://en.wikipedia.org/wiki/Memory-prediction_framework"><text:span text:style-name="T84">-</text:span></text:a><text:a xlink:type="simple" xlink:href="http://en.wikipedia.org/wiki/Memory-prediction_framework"><text:span text:style-name="T84">prediction</text:span></text:a><text:a xlink:type="simple" xlink:href="http://en.wikipedia.org/wiki/Memory-prediction_framework"><text:span text:style-name="T84"> </text:span></text:a><text:a xlink:type="simple" xlink:href="http://en.wikipedia.org/wiki/Memory-prediction_framework"><text:span text:style-name="T84">framework</text:span></text:a></text:p>
      <text:p text:style-name="P1"><text:a xlink:type="simple" xlink:href="http://en.wikipedia.org/wiki/Mental_calculation"><text:span text:style-name="T84">Mental</text:span></text:a><text:a xlink:type="simple" xlink:href="http://en.wikipedia.org/wiki/Mental_calculation"><text:span text:style-name="T84"> </text:span></text:a><text:a xlink:type="simple" xlink:href="http://en.wikipedia.org/wiki/Mental_calculation"><text:span text:style-name="T84">calculation</text:span></text:a></text:p>
      <text:p text:style-name="P1"><text:a xlink:type="simple" xlink:href="http://en.wikipedia.org/wiki/Mind%27s_eye"><text:span text:style-name="T84">Mind</text:span></text:a><text:a xlink:type="simple" xlink:href="http://en.wikipedia.org/wiki/Mind%27s_eye"><text:span text:style-name="T84">'</text:span></text:a><text:a xlink:type="simple" xlink:href="http://en.wikipedia.org/wiki/Mind%27s_eye"><text:span text:style-name="T84">s</text:span></text:a><text:a xlink:type="simple" xlink:href="http://en.wikipedia.org/wiki/Mind%27s_eye"><text:span text:style-name="T84"> </text:span></text:a><text:a xlink:type="simple" xlink:href="http://en.wikipedia.org/wiki/Mind%27s_eye"><text:span text:style-name="T84">eye</text:span></text:a></text:p>
      <text:p text:style-name="P1"><text:a xlink:type="simple" xlink:href="http://en.wikipedia.org/wiki/Mindset"><text:span text:style-name="T84">Mindset</text:span></text:a></text:p>
      <text:p text:style-name="P1"><text:a xlink:type="simple" xlink:href="http://en.wikipedia.org/wiki/Mood_%28psychology%29"><text:span text:style-name="T84">Mood</text:span></text:a></text:p>
      <text:p text:style-name="P1"><text:a xlink:type="simple" xlink:href="http://en.wikipedia.org/wiki/Motivation"><text:span text:style-name="T84">Motivation</text:span></text:a></text:p>
      <text:p text:style-name="P1"><text:a xlink:type="simple" xlink:href="http://en.wikipedia.org/wiki/Perception"><text:span text:style-name="T84">Perception</text:span></text:a></text:p>
      <text:p text:style-name="P1"><text:a xlink:type="simple" xlink:href="http://en.wikipedia.org/wiki/Personality_psychology"><text:span text:style-name="T84">Personality</text:span></text:a></text:p>
      <text:p text:style-name="P1"><text:a xlink:type="simple" xlink:href="http://en.wikipedia.org/wiki/Picture_thinking"><text:span text:style-name="T84">Picture</text:span></text:a><text:a xlink:type="simple" xlink:href="http://en.wikipedia.org/wiki/Picture_thinking"><text:span text:style-name="T84"> </text:span></text:a><text:a xlink:type="simple" xlink:href="http://en.wikipedia.org/wiki/Picture_thinking"><text:span text:style-name="T84">thinking</text:span></text:a></text:p>
      <text:p text:style-name="P1"><text:a xlink:type="simple" xlink:href="http://en.wikipedia.org/wiki/Problem_shaping"><text:span text:style-name="T84">Problem</text:span></text:a><text:a xlink:type="simple" xlink:href="http://en.wikipedia.org/wiki/Problem_shaping"><text:span text:style-name="T84"> </text:span></text:a><text:a xlink:type="simple" xlink:href="http://en.wikipedia.org/wiki/Problem_shaping"><text:span text:style-name="T84">shaping</text:span></text:a></text:p>
      <text:p text:style-name="P1"><text:a xlink:type="simple" xlink:href="http://en.wikipedia.org/wiki/Problem_solving"><text:span text:style-name="T84">Problem</text:span></text:a><text:a xlink:type="simple" xlink:href="http://en.wikipedia.org/wiki/Problem_solving"><text:span text:style-name="T84"> </text:span></text:a><text:a xlink:type="simple" xlink:href="http://en.wikipedia.org/wiki/Problem_solving"><text:span text:style-name="T84">solving</text:span></text:a></text:p>
      <text:p text:style-name="P1"><text:a xlink:type="simple" xlink:href="http://en.wikipedia.org/wiki/Reason"><text:span text:style-name="T84">Reason</text:span></text:a></text:p>
      <text:p text:style-name="P1"><text:a xlink:type="simple" xlink:href="http://en.wikipedia.org/wiki/Recollection"><text:span text:style-name="T84">Recollection</text:span></text:a><text:a xlink:type="simple" xlink:href="http://en.wikipedia.org/wiki/Recollection"><text:span text:style-name="T84"> (</text:span></text:a><text:a xlink:type="simple" xlink:href="http://en.wikipedia.org/wiki/Recollection"><text:span text:style-name="T84">recall</text:span></text:a><text:a xlink:type="simple" xlink:href="http://en.wikipedia.org/wiki/Recollection"><text:span text:style-name="T84">)</text:span></text:a></text:p>
      <text:p text:style-name="P1"><text:a xlink:type="simple" xlink:href="http://en.wikipedia.org/wiki/Human_self-reflection"><text:span text:style-name="T84">Self</text:span></text:a><text:a xlink:type="simple" xlink:href="http://en.wikipedia.org/wiki/Human_self-reflection"><text:span text:style-name="T84">-</text:span></text:a><text:a xlink:type="simple" xlink:href="http://en.wikipedia.org/wiki/Human_self-reflection"><text:span text:style-name="T84">reflection</text:span></text:a></text:p>
      <text:p text:style-name="P1"><text:a xlink:type="simple" xlink:href="http://en.wikipedia.org/wiki/Thought"><text:span text:style-name="T84">Thought</text:span></text:a></text:p>
      <text:p text:style-name="P1"><text:a xlink:type="simple" xlink:href="http://en.wikipedia.org/wiki/Visual_thinking"><text:span text:style-name="T84">Visual</text:span></text:a><text:a xlink:type="simple" xlink:href="http://en.wikipedia.org/wiki/Visual_thinking"><text:span text:style-name="T84"> </text:span></text:a><text:a xlink:type="simple" xlink:href="http://en.wikipedia.org/wiki/Visual_thinking"><text:span text:style-name="T84">thinking</text:span></text:a></text:p>
      <text:p text:style-name="P1"><text:span text:style-name="T85">List of Health Subjects</text:span></text:p>
      <text:p text:style-name="P1"><text:span text:style-name="T85">(from</text:span><text:a xlink:type="simple" xlink:href="http://en.wikipedia.org/wiki/Nootropics"><text:span text:style-name="T85">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5">)</text:span></text:p>
      <text:p text:style-name="P1"><text:a xlink:type="simple" xlink:href="http://en.wikipedia.org/wiki/Anxiety"><text:span text:style-name="T17">Anxiety</text:span></text:a></text:p>
      <text:p text:style-name="P1"><text:a xlink:type="simple" xlink:href="http://en.wikipedia.org/wiki/Cognitive_psychology"><text:span text:style-name="T84">Cognitive</text:span></text:a><text:a xlink:type="simple" xlink:href="http://en.wikipedia.org/wiki/Cognitive_psychology"><text:span text:style-name="T84"> </text:span></text:a><text:a xlink:type="simple" xlink:href="http://en.wikipedia.org/wiki/Cognitive_psychology"><text:span text:style-name="T84">psychology</text:span></text:a></text:p>
      <text:p text:style-name="P1"><text:a xlink:type="simple" xlink:href="http://en.wikipedia.org/wiki/Clinical_depression"><text:span text:style-name="T84">Clinical</text:span></text:a><text:a xlink:type="simple" xlink:href="http://en.wikipedia.org/wiki/Clinical_depression"><text:span text:style-name="T84"> </text:span></text:a><text:a xlink:type="simple" xlink:href="http://en.wikipedia.org/wiki/Clinical_depression"><text:span text:style-name="T84">depression</text:span></text:a></text:p>
      <text:p text:style-name="P1"><text:a xlink:type="simple" xlink:href="http://en.wikipedia.org/wiki/Mental_confusion"><text:span text:style-name="T84">Confusion</text:span></text:a></text:p>
      <text:p text:style-name="P1"><text:a xlink:type="simple" xlink:href="http://en.wikipedia.org/wiki/Cosmetic_pharmacology"><text:span text:style-name="T84">Cosmetic</text:span></text:a><text:a xlink:type="simple" xlink:href="http://en.wikipedia.org/wiki/Cosmetic_pharmacology"><text:span text:style-name="T84"> </text:span></text:a><text:a xlink:type="simple" xlink:href="http://en.wikipedia.org/wiki/Cosmetic_pharmacology"><text:span text:style-name="T84">pharmacology</text:span></text:a></text:p>
      <text:p text:style-name="P1"><text:a xlink:type="simple" xlink:href="http://en.wikipedia.org/wiki/Drug"><text:span text:style-name="T84">Drug</text:span></text:a></text:p>
      <text:p text:style-name="P1"><text:a xlink:type="simple" xlink:href="http://en.wikipedia.org/wiki/Parasympathomimetics"><text:span text:style-name="T84">Parasympathomimetics</text:span></text:a></text:p>
      <text:p text:style-name="P1"><text:a xlink:type="simple" xlink:href="http://en.wikipedia.org/wiki/Prescription_drug"><text:span text:style-name="T84">Prescription</text:span></text:a><text:a xlink:type="simple" xlink:href="http://en.wikipedia.org/wiki/Prescription_drug"><text:span text:style-name="T84"> </text:span></text:a><text:a xlink:type="simple" xlink:href="http://en.wikipedia.org/wiki/Prescription_drug"><text:span text:style-name="T84">drug</text:span></text:a></text:p>
      <text:p text:style-name="P1"><text:a xlink:type="simple" xlink:href="http://en.wikipedia.org/wiki/Prohibition_%28drugs%29"><text:span text:style-name="T84">Prohibition</text:span></text:a><text:a xlink:type="simple" xlink:href="http://en.wikipedia.org/wiki/Prohibition_%28drugs%29"><text:span text:style-name="T84"> (</text:span></text:a><text:a xlink:type="simple" xlink:href="http://en.wikipedia.org/wiki/Prohibition_%28drugs%29"><text:span text:style-name="T84">drugs</text:span></text:a><text:a xlink:type="simple" xlink:href="http://en.wikipedia.org/wiki/Prohibition_%28drugs%29"><text:span text:style-name="T84">)</text:span></text:a></text:p>
      <text:p text:style-name="P1"><text:a xlink:type="simple" xlink:href="http://en.wikipedia.org/wiki/Psychoactive_drug"><text:span text:style-name="T84">Psychoactive</text:span></text:a><text:a xlink:type="simple" xlink:href="http://en.wikipedia.org/wiki/Psychoactive_drug"><text:span text:style-name="T84"> </text:span></text:a><text:a xlink:type="simple" xlink:href="http://en.wikipedia.org/wiki/Psychoactive_drug"><text:span text:style-name="T84">drug</text:span></text:a><text:span text:style-name="T83"> (aka psychotropic drug)</text:span></text:p>
      <text:p text:style-name="P1"><text:a xlink:type="simple" xlink:href="http://en.wikipedia.org/wiki/Psychedelic_drug"><text:span text:style-name="T84">Psychedelic</text:span></text:a><text:a xlink:type="simple" xlink:href="http://en.wikipedia.org/wiki/Psychedelic_drug"><text:span text:style-name="T84"> </text:span></text:a><text:a xlink:type="simple" xlink:href="http://en.wikipedia.org/wiki/Psychedelic_drug"><text:span text:style-name="T84">drug</text:span></text:a></text:p>
      <text:p text:style-name="P1"><text:a xlink:type="simple" xlink:href="http://en.wikipedia.org/wiki/Human_enhancement"><text:span text:style-name="T84">Human</text:span></text:a><text:a xlink:type="simple" xlink:href="http://en.wikipedia.org/wiki/Human_enhancement"><text:span text:style-name="T84"> </text:span></text:a><text:a xlink:type="simple" xlink:href="http://en.wikipedia.org/wiki/Human_enhancement"><text:span text:style-name="T84">enhancement</text:span></text:a></text:p>
      <text:p text:style-name="P1"><text:a xlink:type="simple" xlink:href="http://en.wikipedia.org/wiki/Ergogenic_aid"><text:span text:style-name="T84">Ergogenic</text:span></text:a><text:a xlink:type="simple" xlink:href="http://en.wikipedia.org/wiki/Ergogenic_aid"><text:span text:style-name="T84"> </text:span></text:a><text:a xlink:type="simple" xlink:href="http://en.wikipedia.org/wiki/Ergogenic_aid"><text:span text:style-name="T84">aid</text:span></text:a></text:p>
      <text:p text:style-name="P1"><text:a xlink:type="simple" xlink:href="http://en.wikipedia.org/wiki/Life_extension"><text:span text:style-name="T84">Life</text:span></text:a><text:a xlink:type="simple" xlink:href="http://en.wikipedia.org/wiki/Life_extension"><text:span text:style-name="T84"> </text:span></text:a><text:a xlink:type="simple" xlink:href="http://en.wikipedia.org/wiki/Life_extension"><text:span text:style-name="T84">extension</text:span></text:a></text:p>
      <text:p text:style-name="P1"><text:a xlink:type="simple" xlink:href="http://en.wikipedia.org/wiki/Neurodegenerative_disease"><text:span text:style-name="T84">Neurodegenerative</text:span></text:a><text:a xlink:type="simple" xlink:href="http://en.wikipedia.org/wiki/Neurodegenerative_disease"><text:span text:style-name="T84"> </text:span></text:a><text:a xlink:type="simple" xlink:href="http://en.wikipedia.org/wiki/Neurodegenerative_disease"><text:span text:style-name="T84">disease</text:span></text:a></text:p>
      <text:p text:style-name="P1"><text:soft-page-break/><text:a xlink:type="simple" xlink:href="http://en.wikipedia.org/wiki/Alzheimer%27s_disease"><text:span text:style-name="T84">Alzheimer</text:span></text:a><text:a xlink:type="simple" xlink:href="http://en.wikipedia.org/wiki/Alzheimer%27s_disease"><text:span text:style-name="T84">'</text:span></text:a><text:a xlink:type="simple" xlink:href="http://en.wikipedia.org/wiki/Alzheimer%27s_disease"><text:span text:style-name="T84">s</text:span></text:a><text:a xlink:type="simple" xlink:href="http://en.wikipedia.org/wiki/Alzheimer%27s_disease"><text:span text:style-name="T84"> </text:span></text:a><text:a xlink:type="simple" xlink:href="http://en.wikipedia.org/wiki/Alzheimer%27s_disease"><text:span text:style-name="T84">disease</text:span></text:a></text:p>
      <text:p text:style-name="P1"><text:a xlink:type="simple" xlink:href="http://en.wikipedia.org/wiki/Parkinson%27s_disease"><text:span text:style-name="T84">Parkinson</text:span></text:a><text:a xlink:type="simple" xlink:href="http://en.wikipedia.org/wiki/Parkinson%27s_disease"><text:span text:style-name="T84">'</text:span></text:a><text:a xlink:type="simple" xlink:href="http://en.wikipedia.org/wiki/Parkinson%27s_disease"><text:span text:style-name="T84">s</text:span></text:a><text:a xlink:type="simple" xlink:href="http://en.wikipedia.org/wiki/Parkinson%27s_disease"><text:span text:style-name="T84"> </text:span></text:a><text:a xlink:type="simple" xlink:href="http://en.wikipedia.org/wiki/Parkinson%27s_disease"><text:span text:style-name="T84">disease</text:span></text:a></text:p>
      <text:p text:style-name="P1"><text:a xlink:type="simple" xlink:href="http://en.wikipedia.org/wiki/Nutrition"><text:span text:style-name="T84">Nutrition</text:span></text:a></text:p>
      <text:p text:style-name="P1"><text:a xlink:type="simple" xlink:href="http://en.wikipedia.org/wiki/Sleep_disorder"><text:span text:style-name="T84">Sleep</text:span></text:a><text:a xlink:type="simple" xlink:href="http://en.wikipedia.org/wiki/Sleep_disorder"><text:span text:style-name="T84"> </text:span></text:a><text:a xlink:type="simple" xlink:href="http://en.wikipedia.org/wiki/Sleep_disorder"><text:span text:style-name="T84">disorders</text:span></text:a></text:p>
      <text:p text:style-name="P1"><text:a xlink:type="simple" xlink:href="http://en.wikipedia.org/wiki/Stress_%28medicine%29"><text:span text:style-name="T84">Stress</text:span></text:a></text:p>
      <text:p text:style-name="P1"><text:a xlink:type="simple" xlink:href="http://en.wikipedia.org/wiki/Stress_management"><text:span text:style-name="T84">Stress</text:span></text:a><text:a xlink:type="simple" xlink:href="http://en.wikipedia.org/wiki/Stress_management"><text:span text:style-name="T84"> </text:span></text:a><text:a xlink:type="simple" xlink:href="http://en.wikipedia.org/wiki/Stress_management"><text:span text:style-name="T84">management</text:span></text:a><text:span text:style-name="T61"> <text:s/></text:span></text:p>
      <text:p text:style-name="P27"/>
      <text:p text:style-name="P1"><text:span text:style-name="T86">Optimal Thinking Questions</text:span></text:p>
      <text:p text:style-name="P1"><text:span text:style-name="T83">http://www.stevepavlina.com/blog/2004/10/optimal-thinking/</text:span></text:p>
      <text:p text:style-name="P23"/>
      <text:list xml:id="list5598826894717523318" text:style-name="LS69">
        <text:list-item>
          <text:p text:style-name="P194"><text:span text:style-name="T83">What’s the best use of my time right now?</text:span></text:p>
        </text:list-item>
        <text:list-item>
          <text:p text:style-name="P194"><text:span text:style-name="T83">What’s the best way for me to exercise regularly (when, what, how)?</text:span></text:p>
        </text:list-item>
        <text:list-item>
          <text:p text:style-name="P194"><text:span text:style-name="T83">What’s the best way to get myself out of debt?</text:span></text:p>
        </text:list-item>
        <text:list-item>
          <text:p text:style-name="P194"><text:span text:style-name="T83">What’s the best way for me to make an extra $10,000 as quickly as possible?</text:span></text:p>
        </text:list-item>
        <text:list-item>
          <text:p text:style-name="P194"><text:span text:style-name="T83">What’s the best school for my child to attend?</text:span></text:p>
        </text:list-item>
        <text:list-item>
          <text:p text:style-name="P194"><text:span text:style-name="T83">What’s the best place for me to live?</text:span></text:p>
        </text:list-item>
        <text:list-item>
          <text:p text:style-name="P194"><text:span text:style-name="T83">What’s the best way to reply to this email? (use this one repeatedly to purge that clogged inbox)</text:span></text:p>
        </text:list-item>
        <text:list-item>
          <text:p text:style-name="P194"><text:span text:style-name="T83">What’s the best way for me to improve my social life?</text:span></text:p>
        </text:list-item>
        <text:list-item>
          <text:p text:style-name="P194"><text:span text:style-name="T83">What’s the best book I should read next?</text:span></text:p>
        </text:list-item>
      </text:list>
      <text:p text:style-name="P1"><text:span text:style-name="T83">What’s the</text:span><text:a xlink:type="simple" xlink:href="http://www.stevepavlina.com/blog"><text:span text:style-name="T83"> </text:span></text:a><text:a xlink:type="simple" xlink:href="http://www.stevepavlina.com/blog"><text:span text:style-name="T84">best</text:span></text:a><text:a xlink:type="simple" xlink:href="http://www.stevepavlina.com/blog"><text:span text:style-name="T84"> </text:span></text:a><text:a xlink:type="simple" xlink:href="http://www.stevepavlina.com/blog"><text:span text:style-name="T84">new</text:span></text:a><text:a xlink:type="simple" xlink:href="http://www.stevepavlina.com/blog"><text:span text:style-name="T84"> </text:span></text:a><text:a xlink:type="simple" xlink:href="http://www.stevepavlina.com/blog"><text:span text:style-name="T84">blog</text:span></text:a><text:span text:style-name="T83"> I should be reading regularly and tell everyone I know about? </text:span><text:span text:style-name="T61"><text:s/></text:span></text:p>
      <text:p text:style-name="P27"/>
      <text:p text:style-name="P1"><text:span text:style-name="T86">A Better Life</text:span></text:p>
      <text:p text:style-name="P1"><text:span text:style-name="T83">http://www.stevepavlina.com/blog/2007/08/a-better-life/</text:span></text:p>
      <text:p text:style-name="P23"/>
      <text:list xml:id="list7762105377943499149" text:style-name="LS70">
        <text:list-item>
          <text:p text:style-name="P195"><text:span text:style-name="T83">Your financial abundance is increasing.</text:span></text:p>
        </text:list-item>
        <text:list-item>
          <text:p text:style-name="P195"><text:span text:style-name="T83">People are being nicer to you.</text:span></text:p>
        </text:list-item>
        <text:list-item>
          <text:p text:style-name="P195"><text:span text:style-name="T83">You’re providing more value to others.</text:span></text:p>
        </text:list-item>
        <text:list-item>
          <text:p text:style-name="P195"><text:span text:style-name="T83">You’re feeling more energetic, alert, and happy.</text:span></text:p>
        </text:list-item>
        <text:list-item>
          <text:p text:style-name="P195"><text:span text:style-name="T83">You’re enjoying your life more.</text:span></text:p>
        </text:list-item>
        <text:list-item>
          <text:p text:style-name="P195"><text:span text:style-name="T83">You’re thinking more positively.</text:span></text:p>
        </text:list-item>
        <text:list-item>
          <text:p text:style-name="P195"><text:span text:style-name="T83">You’re feeling more relaxed.</text:span></text:p>
        </text:list-item>
        <text:list-item>
          <text:p text:style-name="P195"><text:span text:style-name="T83">You’re getting stronger.</text:span></text:p>
        </text:list-item>
        <text:list-item>
          <text:p text:style-name="P195"><text:span text:style-name="T83">The universe is conspiring to bring you more of what you want.</text:span></text:p>
        </text:list-item>
      </text:list>
      <text:h text:style-name="P88" text:outline-level="10"><text:soft-page-break/><text:span text:style-name="T72">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8" text:outline-level="10"><text:span text:style-name="T72">Patrick Anderson's Word List</text:span></text:h>
      <text:p text:style-name="P1"><text:span text:style-name="T73">agnucius@gmail.com</text:span></text:p>
      <text:p text:style-name="P21"/>
      <text:p text:style-name="P1"><text:span text:style-name="T83">Free, Freedom, Libre, Liberty</text:span></text:p>
      <text:p text:style-name="P1"><text:span text:style-name="T83">Commons, Collective, Cooperate</text:span></text:p>
      <text:p text:style-name="P1"><text:span text:style-name="T83">Social, Trust, Organize, Group</text:span></text:p>
      <text:p text:style-name="P1"><text:span text:style-name="T83">Fund, Invest, Capital, Finance, Loan, Debt, Bank, Money, DeathGrip (MortGage)</text:span></text:p>
      <text:p text:style-name="P1"><text:span text:style-name="T83">Means, Source, Input</text:span></text:p>
      <text:p text:style-name="P1"><text:span text:style-name="T83">Product, Object, Output</text:span></text:p>
      <text:p text:style-name="P1"><text:span text:style-name="T83">Service, Network, Transport</text:span></text:p>
      <text:p text:style-name="P1"><text:span text:style-name="T83">Tax, Cost, Price</text:span></text:p>
      <text:p text:style-name="P1"><text:span text:style-name="T83">Revenue, Dividends, Earnings, Profit</text:span></text:p>
      <text:p text:style-name="P1"><text:span text:style-name="T83">Scarcity, Abundance</text:span></text:p>
      <text:p text:style-name="P1"><text:span text:style-name="T83">Material, Immaterial</text:span></text:p>
      <text:p text:style-name="P1"><text:span text:style-name="T83">Copyright, Patents, Copyleft</text:span></text:p>
      <text:p text:style-name="P1"><text:span text:style-name="T83">Copy, Duplicate, Instantiate</text:span></text:p>
      <text:p text:style-name="P1"><text:span text:style-name="T83">Royalty, Propriety, Proprietary</text:span></text:p>
      <text:p text:style-name="P1"><text:span text:style-name="T83">Ownership, Property, Private, Public, Personal</text:span></text:p>
      <text:p text:style-name="P1"><text:span text:style-name="T83">Money, Currency, Cache, Bank, Store, Credit, Debt</text:span></text:p>
      <text:p text:style-name="P1"><text:soft-page-break/><text:span text:style-name="T83">Govern, Manage, Admin, root</text:span></text:p>
      <text:p text:style-name="P1"><text:span text:style-name="T83">Land, Capital, Labor</text:span></text:p>
      <text:p text:style-name="P1"><text:span text:style-name="T83">Rent, Profit, Wage</text:span></text:p>
      <text:p text:style-name="P23"/>
      <text:p text:style-name="P1"><text:span text:style-name="T83">“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96"><text:span text:style-name="T83">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97"><text:span text:style-name="T83">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98"><text:span text:style-name="T83">http://lifehacker.com/</text:span></text:p>
        </text:list-item>
        <text:list-item>
          <text:p text:style-name="P198"><text:span text:style-name="T83">http://www.lifehack.org/</text:span></text:p>
        </text:list-item>
        <text:list-item>
          <text:p text:style-name="P198"><text:span text:style-name="T83">http://www.lifehackingmovie.com/</text:span></text:p>
        </text:list-item>
      </text:list>
      <text:p text:style-name="P23"/>
      <text:p text:style-name="P1"><text:span text:style-name="T82">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2">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3">TradeVibes. <text:s/>(2007-2008). Ben Goertzel. In: TradeVides.com Retrieved Dec 2008 from</text:span><text:a xlink:type="simple" xlink:href="http://www.tradevibes.com/person/profile/ben-goertzel_1"><text:span text:style-name="T83">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3">Convergence 2008. (2008). Convergence 08: Speakers : Goertzel. In convergence08.org Retrieved Dec 2008 from</text:span><text:a xlink:type="simple" xlink:href="http://www.convergence08.org/speakers/goertzel/"><text:span text:style-name="T83">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3">Ritter, S. (2007). Cognitive Tutor: Applied research in mathematics education. Psychonomic Bulletin &amp; Review, 14 (2), 249-255</text:span></text:p>
      <text:p text:style-name="P1"><text:span text:style-name="T83">http://espace.library.uq.edu.au/view/UQ:57497</text:span></text:p>
      <text:p text:style-name="P1"><text:a xlink:type="simple" xlink:href="http://en.wikipedia.org/wiki/Learning_object"><text:span text:style-name="T84">http</text:span></text:a><text:a xlink:type="simple" xlink:href="http://en.wikipedia.org/wiki/Learning_object"><text:span text:style-name="T84">://</text:span></text:a><text:a xlink:type="simple" xlink:href="http://en.wikipedia.org/wiki/Learning_object"><text:span text:style-name="T84">en</text:span></text:a><text:a xlink:type="simple" xlink:href="http://en.wikipedia.org/wiki/Learning_object"><text:span text:style-name="T84">.</text:span></text:a><text:a xlink:type="simple" xlink:href="http://en.wikipedia.org/wiki/Learning_object"><text:span text:style-name="T84">wikipedia</text:span></text:a><text:a xlink:type="simple" xlink:href="http://en.wikipedia.org/wiki/Learning_object"><text:span text:style-name="T84">.</text:span></text:a><text:a xlink:type="simple" xlink:href="http://en.wikipedia.org/wiki/Learning_object"><text:span text:style-name="T84">org</text:span></text:a><text:a xlink:type="simple" xlink:href="http://en.wikipedia.org/wiki/Learning_object"><text:span text:style-name="T84">/</text:span></text:a><text:a xlink:type="simple" xlink:href="http://en.wikipedia.org/wiki/Learning_object"><text:span text:style-name="T84">wiki</text:span></text:a><text:a xlink:type="simple" xlink:href="http://en.wikipedia.org/wiki/Learning_object"><text:span text:style-name="T84">/</text:span></text:a><text:a xlink:type="simple" xlink:href="http://en.wikipedia.org/wiki/Learning_object"><text:span text:style-name="T84">Learning</text:span></text:a><text:a xlink:type="simple" xlink:href="http://en.wikipedia.org/wiki/Learning_object"><text:span text:style-name="T84">_</text:span></text:a><text:a xlink:type="simple" xlink:href="http://en.wikipedia.org/wiki/Learning_object"><text:span text:style-name="T84">object</text:span></text:a></text:p>
      <text:p text:style-name="P1"><text:a xlink:type="simple" xlink:href="http://en.wikipedia.org/wiki/Intelligent_tutoring_system"><text:span text:style-name="T84">Intelligent</text:span></text:a><text:a xlink:type="simple" xlink:href="http://en.wikipedia.org/wiki/Intelligent_tutoring_system"><text:span text:style-name="T84"> </text:span></text:a><text:a xlink:type="simple" xlink:href="http://en.wikipedia.org/wiki/Intelligent_tutoring_system"><text:span text:style-name="T84">tutoring</text:span></text:a><text:a xlink:type="simple" xlink:href="http://en.wikipedia.org/wiki/Intelligent_tutoring_system"><text:span text:style-name="T84"> </text:span></text:a><text:a xlink:type="simple" xlink:href="http://en.wikipedia.org/wiki/Intelligent_tutoring_system"><text:span text:style-name="T84">system</text:span></text:a><text:a xlink:type="simple" xlink:href="http://en.wikipedia.org/wiki/Intelligent_tutoring_system"><text:span text:style-name="T84"> - </text:span></text:a><text:a xlink:type="simple" xlink:href="http://en.wikipedia.org/wiki/Intelligent_tutoring_system"><text:span text:style-name="T84">Wikipedia</text:span></text:a><text:a xlink:type="simple" xlink:href="http://en.wikipedia.org/wiki/Intelligent_tutoring_system"><text:span text:style-name="T84">, </text:span></text:a><text:a xlink:type="simple" xlink:href="http://en.wikipedia.org/wiki/Intelligent_tutoring_system"><text:span text:style-name="T84">the</text:span></text:a><text:a xlink:type="simple" xlink:href="http://en.wikipedia.org/wiki/Intelligent_tutoring_system"><text:span text:style-name="T84"> </text:span></text:a><text:a xlink:type="simple" xlink:href="http://en.wikipedia.org/wiki/Intelligent_tutoring_system"><text:span text:style-name="T84">free</text:span></text:a><text:a xlink:type="simple" xlink:href="http://en.wikipedia.org/wiki/Intelligent_tutoring_system"><text:span text:style-name="T84"> </text:span></text:a><text:a xlink:type="simple" xlink:href="http://en.wikipedia.org/wiki/Intelligent_tutoring_system"><text:span text:style-name="T84">encyclopedia</text:span></text:a></text:p>
      <text:p text:style-name="P1"><text:a xlink:type="simple" xlink:href="http://en.wikipedia.org/wiki/Cognitive_Tutor"><text:span text:style-name="T84">Cognitive</text:span></text:a><text:a xlink:type="simple" xlink:href="http://en.wikipedia.org/wiki/Cognitive_Tutor"><text:span text:style-name="T84"> </text:span></text:a><text:a xlink:type="simple" xlink:href="http://en.wikipedia.org/wiki/Cognitive_Tutor"><text:span text:style-name="T84">tutor</text:span></text:a><text:a xlink:type="simple" xlink:href="http://en.wikipedia.org/wiki/Cognitive_Tutor"><text:span text:style-name="T84"> - </text:span></text:a><text:a xlink:type="simple" xlink:href="http://en.wikipedia.org/wiki/Cognitive_Tutor"><text:span text:style-name="T84">Wikipedia</text:span></text:a><text:a xlink:type="simple" xlink:href="http://en.wikipedia.org/wiki/Cognitive_Tutor"><text:span text:style-name="T84">, </text:span></text:a><text:a xlink:type="simple" xlink:href="http://en.wikipedia.org/wiki/Cognitive_Tutor"><text:span text:style-name="T84">the</text:span></text:a><text:a xlink:type="simple" xlink:href="http://en.wikipedia.org/wiki/Cognitive_Tutor"><text:span text:style-name="T84"> </text:span></text:a><text:a xlink:type="simple" xlink:href="http://en.wikipedia.org/wiki/Cognitive_Tutor"><text:span text:style-name="T84">free</text:span></text:a><text:a xlink:type="simple" xlink:href="http://en.wikipedia.org/wiki/Cognitive_Tutor"><text:span text:style-name="T84"> </text:span></text:a><text:a xlink:type="simple" xlink:href="http://en.wikipedia.org/wiki/Cognitive_Tutor"><text:span text:style-name="T84">encyclopedia</text:span></text:a></text:p>
      <text:p text:style-name="P1"><text:a xlink:type="simple" xlink:href="http://en.wikipedia.org/wiki/Theory_of_Constraints"><text:span text:style-name="T84">http</text:span></text:a><text:a xlink:type="simple" xlink:href="http://en.wikipedia.org/wiki/Theory_of_Constraints"><text:span text:style-name="T84">://</text:span></text:a><text:a xlink:type="simple" xlink:href="http://en.wikipedia.org/wiki/Theory_of_Constraints"><text:span text:style-name="T84">en</text:span></text:a><text:a xlink:type="simple" xlink:href="http://en.wikipedia.org/wiki/Theory_of_Constraints"><text:span text:style-name="T84">.</text:span></text:a><text:a xlink:type="simple" xlink:href="http://en.wikipedia.org/wiki/Theory_of_Constraints"><text:span text:style-name="T84">wikipedia</text:span></text:a><text:a xlink:type="simple" xlink:href="http://en.wikipedia.org/wiki/Theory_of_Constraints"><text:span text:style-name="T84">.</text:span></text:a><text:a xlink:type="simple" xlink:href="http://en.wikipedia.org/wiki/Theory_of_Constraints"><text:span text:style-name="T84">org</text:span></text:a><text:a xlink:type="simple" xlink:href="http://en.wikipedia.org/wiki/Theory_of_Constraints"><text:span text:style-name="T84">/</text:span></text:a><text:a xlink:type="simple" xlink:href="http://en.wikipedia.org/wiki/Theory_of_Constraints"><text:span text:style-name="T84">wiki</text:span></text:a><text:a xlink:type="simple" xlink:href="http://en.wikipedia.org/wiki/Theory_of_Constraints"><text:span text:style-name="T84">/</text:span></text:a><text:a xlink:type="simple" xlink:href="http://en.wikipedia.org/wiki/Theory_of_Constraints"><text:span text:style-name="T84">Theory</text:span></text:a><text:a xlink:type="simple" xlink:href="http://en.wikipedia.org/wiki/Theory_of_Constraints"><text:span text:style-name="T84">_</text:span></text:a><text:a xlink:type="simple" xlink:href="http://en.wikipedia.org/wiki/Theory_of_Constraints"><text:span text:style-name="T84">of</text:span></text:a><text:a xlink:type="simple" xlink:href="http://en.wikipedia.org/wiki/Theory_of_Constraints"><text:span text:style-name="T84">_</text:span></text:a><text:a xlink:type="simple" xlink:href="http://en.wikipedia.org/wiki/Theory_of_Constraints"><text:span text:style-name="T84">Constraints</text:span></text:a></text:p>
      <text:p text:style-name="P1"><text:a xlink:type="simple" xlink:href="http://en.wikipedia.org/wiki/Role-playing"><text:span text:style-name="T84">http</text:span></text:a><text:a xlink:type="simple" xlink:href="http://en.wikipedia.org/wiki/Role-playing"><text:span text:style-name="T84">://</text:span></text:a><text:a xlink:type="simple" xlink:href="http://en.wikipedia.org/wiki/Role-playing"><text:span text:style-name="T84">en</text:span></text:a><text:a xlink:type="simple" xlink:href="http://en.wikipedia.org/wiki/Role-playing"><text:span text:style-name="T84">.</text:span></text:a><text:a xlink:type="simple" xlink:href="http://en.wikipedia.org/wiki/Role-playing"><text:span text:style-name="T84">wikipedia</text:span></text:a><text:a xlink:type="simple" xlink:href="http://en.wikipedia.org/wiki/Role-playing"><text:span text:style-name="T84">.</text:span></text:a><text:a xlink:type="simple" xlink:href="http://en.wikipedia.org/wiki/Role-playing"><text:span text:style-name="T84">org</text:span></text:a><text:a xlink:type="simple" xlink:href="http://en.wikipedia.org/wiki/Role-playing"><text:span text:style-name="T84">/</text:span></text:a><text:a xlink:type="simple" xlink:href="http://en.wikipedia.org/wiki/Role-playing"><text:span text:style-name="T84">wiki</text:span></text:a><text:a xlink:type="simple" xlink:href="http://en.wikipedia.org/wiki/Role-playing"><text:span text:style-name="T84">/</text:span></text:a><text:a xlink:type="simple" xlink:href="http://en.wikipedia.org/wiki/Role-playing"><text:span text:style-name="T84">Role</text:span></text:a><text:a xlink:type="simple" xlink:href="http://en.wikipedia.org/wiki/Role-playing"><text:span text:style-name="T84">-</text:span></text:a><text:a xlink:type="simple" xlink:href="http://en.wikipedia.org/wiki/Role-playing"><text:span text:style-name="T84">playing</text:span></text:a></text:p>
      <text:p text:style-name="P30"/>
      <text:p text:style-name="P1"><text:span text:style-name="T83">Beating the Blues (NICE)</text:span></text:p>
      <text:p text:style-name="P23"/>
      <text:list xml:id="list7804270827846403144" text:style-name="LS74">
        <text:list-item>
          <text:p text:style-name="P199"><text:span text:style-name="T83">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0" text:outline-level="10">Story Elements</text:h>
      <text:p text:style-name="P1"><text:span text:style-name="T73">http://tvtropes.org/</text:span></text:p>
      <text:p text:style-name="P21"/>
      <text:p text:style-name="P21"/>
      <text:h text:style-name="P80"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2" text:outline-level="10"><text:span text:style-name="T89">Abraham Maslow's Hierarchy</text:span></text:h>
      <text:h text:style-name="P82" text:outline-level="10"><text:span text:style-name="T89">Erich Fromm</text:span></text:h>
      <text:h text:style-name="P82" text:outline-level="10"><text:span text:style-name="T62">According to Fromm, basic needs include the need for relatedness, transcendence, rootedness, identity and a frame of orientation.</text:span></text:h>
      <text:h text:style-name="P82" text:outline-level="10"><text:span text:style-name="T89">Murray Biological and Psychogenic Needs &amp; Thematic Appreciation Test (TAT)</text:span></text:h>
      <text:list xml:id="list5836616442510818695" text:style-name="LS75">
        <text:list-item>
          <text:list>
            <text:list-item>
              <text:p text:style-name="P136"><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6"><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6"><text:span text:style-name="T90">Ishizuka's Spheres</text:span></text:p>
          <text:list>
            <text:list-item>
              <text:p text:style-name="P136"><text:soft-page-break/><text:span text:style-name="T61">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6">Neurotics Needs</text:p>
          <text:list>
            <text:list-item>
              <text:p text:style-name="P136"><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4" text:outline-level="10"><text:span text:style-name="T8">Murrays Psychogenic Needs</text:span></text:h>
      <text:p text:style-name="P1"><text:span text:style-name="T61">This is the list of needs identified in Explorations in Personality, edited by</text:span><text:a xlink:type="simple" xlink:href="http://en.wikipedia.org/wiki/Henry_A._Murray"><text:span text:style-name="T61">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1">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8">Need</text:p>
          </table:table-cell>
          <table:table-cell table:style-name="Table21.A1" office:value-type="string">
            <text:p text:style-name="P38">Definition</text:p>
          </table:table-cell>
        </table:table-row>
        <table:table-row>
          <table:table-cell table:style-name="Table21.A1" office:value-type="string">
            <text:p text:style-name="P39">Abasement</text:p>
          </table:table-cell>
          <table:table-cell table:style-name="Table21.A1" office:value-type="string">
            <text:p text:style-name="P40"><text:span text:style-name="T6">To surrender and submit to others, accept blame and punishment. To enjoy pain and misfortune.</text:span></text:p>
          </table:table-cell>
        </table:table-row>
        <table:table-row>
          <table:table-cell table:style-name="Table21.A1" office:value-type="string">
            <text:p text:style-name="P39">Achievement</text:p>
          </table:table-cell>
          <table:table-cell table:style-name="Table21.A1" office:value-type="string">
            <text:p text:style-name="P40"><text:span text:style-name="T6">To accomplish difficult tasks, overcoming obstacles and becoming expert.</text:span></text:p>
          </table:table-cell>
        </table:table-row>
        <table:table-row>
          <table:table-cell table:style-name="Table21.A1" office:value-type="string">
            <text:p text:style-name="P39">Affiliation</text:p>
          </table:table-cell>
          <table:table-cell table:style-name="Table21.A1" office:value-type="string">
            <text:p text:style-name="P40"><text:span text:style-name="T6">To be close and loyal to another person, pleasing them and winning their friendship and attention.</text:span></text:p>
          </table:table-cell>
        </table:table-row>
        <table:table-row>
          <table:table-cell table:style-name="Table21.A1" office:value-type="string">
            <text:p text:style-name="P39">Aggression</text:p>
          </table:table-cell>
          <table:table-cell table:style-name="Table21.A1" office:value-type="string">
            <text:p text:style-name="P40"><text:span text:style-name="T6">To forcefully overcome an opponent, controlling, taking revenge or punishing them.</text:span></text:p>
          </table:table-cell>
        </table:table-row>
        <table:table-row>
          <table:table-cell table:style-name="Table21.A1" office:value-type="string">
            <text:p text:style-name="P39">Autonomy</text:p>
          </table:table-cell>
          <table:table-cell table:style-name="Table21.A1" office:value-type="string">
            <text:p text:style-name="P40"><text:span text:style-name="T6">To break free from constraints, resisting coercion and dominating authority. To be irresponsible and independent.</text:span></text:p>
          </table:table-cell>
        </table:table-row>
        <table:table-row>
          <table:table-cell table:style-name="Table21.A1" office:value-type="string">
            <text:p text:style-name="P39">Counteraction</text:p>
          </table:table-cell>
          <table:table-cell table:style-name="Table21.A1" office:value-type="string">
            <text:p text:style-name="P40"><text:span text:style-name="T6">To make up for failure by trying again, seeking pridefully to overcome obstacles.</text:span></text:p>
          </table:table-cell>
        </table:table-row>
        <table:table-row>
          <table:table-cell table:style-name="Table21.A1" office:value-type="string">
            <text:p text:style-name="P39">Defendance</text:p>
          </table:table-cell>
          <table:table-cell table:style-name="Table21.A1" office:value-type="string">
            <text:p text:style-name="P40"><text:span text:style-name="T6">To defend oneself against attack or blame, hiding any failure of the self.</text:span></text:p>
          </table:table-cell>
        </table:table-row>
        <table:table-row>
          <table:table-cell table:style-name="Table21.A1" office:value-type="string">
            <text:p text:style-name="P39">Deference</text:p>
          </table:table-cell>
          <table:table-cell table:style-name="Table21.A1" office:value-type="string">
            <text:p text:style-name="P40"><text:span text:style-name="T6">To admire a superior person, praising them and yielding to them and following their rules.</text:span></text:p>
          </table:table-cell>
        </table:table-row>
        <table:table-row>
          <table:table-cell table:style-name="Table21.A1" office:value-type="string">
            <text:p text:style-name="P39">Dominance</text:p>
          </table:table-cell>
          <table:table-cell table:style-name="Table21.A1" office:value-type="string">
            <text:p text:style-name="P40"><text:span text:style-name="T6">To control one's environment, controlling other people through command or subtle persuasion.</text:span></text:p>
          </table:table-cell>
        </table:table-row>
        <table:table-row>
          <table:table-cell table:style-name="Table21.A1" office:value-type="string">
            <text:p text:style-name="P39">Exhibition</text:p>
          </table:table-cell>
          <table:table-cell table:style-name="Table21.A1" office:value-type="string">
            <text:p text:style-name="P40"><text:span text:style-name="T6">To impress others through one's actions and words, even if these are shocking.</text:span></text:p>
          </table:table-cell>
        </table:table-row>
        <table:table-row>
          <table:table-cell table:style-name="Table21.A1" office:value-type="string">
            <text:p text:style-name="P40"><text:span text:style-name="T6">Harm avoidance</text:span></text:p>
          </table:table-cell>
          <table:table-cell table:style-name="Table21.A1" office:value-type="string">
            <text:p text:style-name="P40"><text:span text:style-name="T6">To escape or avoid pain, injury and death.</text:span></text:p>
          </table:table-cell>
        </table:table-row>
        <table:table-row>
          <table:table-cell table:style-name="Table21.A1" office:value-type="string">
            <text:p text:style-name="P39">Infavoidance</text:p>
          </table:table-cell>
          <table:table-cell table:style-name="Table21.A1" office:value-type="string">
            <text:p text:style-name="P40"><text:span text:style-name="T6">To avoid being humiliated or embarrassed.</text:span></text:p>
          </table:table-cell>
        </table:table-row>
        <text:soft-page-break/>
        <table:table-row>
          <table:table-cell table:style-name="Table21.A1" office:value-type="string">
            <text:p text:style-name="P39">Nurturance</text:p>
          </table:table-cell>
          <table:table-cell table:style-name="Table21.A1" office:value-type="string">
            <text:p text:style-name="P40"><text:span text:style-name="T6">To help the helpless, feeding them and keeping them from danger.</text:span></text:p>
          </table:table-cell>
        </table:table-row>
        <table:table-row>
          <table:table-cell table:style-name="Table21.A1" office:value-type="string">
            <text:p text:style-name="P39">Order</text:p>
          </table:table-cell>
          <table:table-cell table:style-name="Table21.A1" office:value-type="string">
            <text:p text:style-name="P40"><text:span text:style-name="T6">To make things clean, neat and tidy.</text:span></text:p>
          </table:table-cell>
        </table:table-row>
        <table:table-row>
          <table:table-cell table:style-name="Table21.A1" office:value-type="string">
            <text:p text:style-name="P39">Play</text:p>
          </table:table-cell>
          <table:table-cell table:style-name="Table21.A1" office:value-type="string">
            <text:p text:style-name="P40"><text:span text:style-name="T6">To have fun, laugh and relax, enjoying oneself.</text:span></text:p>
          </table:table-cell>
        </table:table-row>
        <table:table-row>
          <table:table-cell table:style-name="Table21.A1" office:value-type="string">
            <text:p text:style-name="P39">Rejection</text:p>
          </table:table-cell>
          <table:table-cell table:style-name="Table21.A1" office:value-type="string">
            <text:p text:style-name="P40"><text:span text:style-name="T6">To separate oneself from a negatively viewed object or person, excluding or abandoning it.</text:span></text:p>
          </table:table-cell>
        </table:table-row>
        <table:table-row>
          <table:table-cell table:style-name="Table21.A1" office:value-type="string">
            <text:p text:style-name="P39">Sentience</text:p>
          </table:table-cell>
          <table:table-cell table:style-name="Table21.A1" office:value-type="string">
            <text:p text:style-name="P40"><text:span text:style-name="T6">To seek out and enjoy sensual experiences.</text:span></text:p>
          </table:table-cell>
        </table:table-row>
        <table:table-row>
          <table:table-cell table:style-name="Table21.A1" office:value-type="string">
            <text:p text:style-name="P39">Sex</text:p>
          </table:table-cell>
          <table:table-cell table:style-name="Table21.A1" office:value-type="string">
            <text:p text:style-name="P40"><text:span text:style-name="T6">To form relationships that lead to sexual intercourse.</text:span></text:p>
          </table:table-cell>
        </table:table-row>
        <table:table-row>
          <table:table-cell table:style-name="Table21.A1" office:value-type="string">
            <text:p text:style-name="P39">Succourance</text:p>
          </table:table-cell>
          <table:table-cell table:style-name="Table21.A1" office:value-type="string">
            <text:p text:style-name="P40"><text:span text:style-name="T6">To have one's needs satisfied by someone or something. Includes being loved, nursed, helped, forgiven and consoled.</text:span></text:p>
          </table:table-cell>
        </table:table-row>
        <table:table-row>
          <table:table-cell table:style-name="Table21.A1" office:value-type="string">
            <text:p text:style-name="P39">Understanding</text:p>
          </table:table-cell>
          <table:table-cell table:style-name="Table21.A1" office:value-type="string">
            <text:p text:style-name="P40"><text:span text:style-name="T6">To be curious, ask questions and find answers.</text:span></text:p>
          </table:table-cell>
        </table:table-row>
      </table:table>
      <text:p text:style-name="P1"/>
      <text:p text:style-name="P1"/>
      <text:h text:style-name="P107" text:outline-level="10"><text:span text:style-name="T9">1. Ambition Needs</text:span></text:h>
      <text:p text:style-name="P31"/>
      <text:p text:style-name="P31"/>
      <text:list xml:id="list4097146874514611388" text:style-name="LS76">
        <text:list-item>
          <text:p text:style-name="P239"><text:span text:style-name="T92">Achievement:</text:span><text:span text:style-name="T93"> Success, accomplishment, and overcoming obstacles.</text:span></text:p>
        </text:list-item>
        <text:list-item>
          <text:p text:style-name="P239"><text:span text:style-name="T92">Exhibition:</text:span><text:span text:style-name="T93"> Shocking or thrilling other people.</text:span></text:p>
        </text:list-item>
        <text:list-item>
          <text:p text:style-name="P239"><text:span text:style-name="T92">Recognition:</text:span><text:span text:style-name="T93"> Displaying achievements and gaining social status.</text:span></text:p>
        </text:list-item>
      </text:list>
      <text:h text:style-name="P107" text:outline-level="10"><text:span text:style-name="T9">2. Materialistic Needs</text:span></text:h>
      <text:p text:style-name="P31"/>
      <text:p text:style-name="P31"/>
      <text:list xml:id="list2906553624469359476" text:style-name="LS77">
        <text:list-item>
          <text:p text:style-name="P240"><text:span text:style-name="T92">Acquisition:</text:span><text:span text:style-name="T93"> Obtaining things.</text:span></text:p>
        </text:list-item>
        <text:list-item>
          <text:p text:style-name="P240"><text:span text:style-name="T92">Construction:</text:span><text:span text:style-name="T93"> Creating things.</text:span></text:p>
        </text:list-item>
        <text:list-item>
          <text:p text:style-name="P240"><text:span text:style-name="T92">Order:</text:span><text:span text:style-name="T93"> Making things neat and organized.</text:span></text:p>
        </text:list-item>
        <text:list-item>
          <text:p text:style-name="P240"><text:span text:style-name="T92">Retention:</text:span><text:span text:style-name="T93"> Keeping things.</text:span></text:p>
        </text:list-item>
      </text:list>
      <text:h text:style-name="P107" text:outline-level="10"><text:span text:style-name="T9">3. Power Needs</text:span></text:h>
      <text:p text:style-name="P31"/>
      <text:p text:style-name="P31"/>
      <text:list xml:id="list7251989472644592869" text:style-name="LS78">
        <text:list-item>
          <text:p text:style-name="P241"><text:span text:style-name="T92">Abasement:</text:span><text:span text:style-name="T93"> Confessing and apologizing.</text:span></text:p>
        </text:list-item>
        <text:list-item>
          <text:p text:style-name="P241"><text:span text:style-name="T92">Autonomy:</text:span><text:span text:style-name="T93"> Independence and resistance.</text:span></text:p>
        </text:list-item>
        <text:list-item>
          <text:p text:style-name="P241"><text:span text:style-name="T92">Aggression:</text:span><text:span text:style-name="T93"> Attacking or ridiculing others.</text:span></text:p>
        </text:list-item>
        <text:list-item>
          <text:p text:style-name="P241"><text:span text:style-name="T92">Blame Avoidance:</text:span><text:span text:style-name="T93"> Following the rules and avoiding blame.</text:span></text:p>
        </text:list-item>
        <text:list-item>
          <text:p text:style-name="P241"><text:span text:style-name="T92">Deference:</text:span><text:span text:style-name="T93"> Obeying and cooperating with others.</text:span></text:p>
        </text:list-item>
        <text:list-item>
          <text:p text:style-name="P241"><text:span text:style-name="T92">Dominance:</text:span><text:span text:style-name="T93"> Controlling others.</text:span></text:p>
        </text:list-item>
      </text:list>
      <text:h text:style-name="P107" text:outline-level="10"><text:soft-page-break/><text:span text:style-name="T9">4. Affection Needs</text:span></text:h>
      <text:p text:style-name="P31"/>
      <text:p text:style-name="P31"/>
      <text:list xml:id="list5134027570255870039" text:style-name="LS79">
        <text:list-item>
          <text:p text:style-name="P242"><text:span text:style-name="T92">Affiliation:</text:span><text:span text:style-name="T93"> Spending time with other people.</text:span></text:p>
        </text:list-item>
        <text:list-item>
          <text:p text:style-name="P242"><text:span text:style-name="T92">Nurturance:</text:span><text:span text:style-name="T93"> Taking care of another person.</text:span></text:p>
        </text:list-item>
        <text:list-item>
          <text:p text:style-name="P242"><text:span text:style-name="T92">Play:</text:span><text:span text:style-name="T93"> Having fun with others.</text:span></text:p>
        </text:list-item>
        <text:list-item>
          <text:p text:style-name="P242"><text:span text:style-name="T92">Rejection:</text:span><text:span text:style-name="T93"> Rejecting other people.</text:span></text:p>
        </text:list-item>
        <text:list-item>
          <text:p text:style-name="P242"><text:span text:style-name="T92">Succorance:</text:span><text:span text:style-name="T93"> Being helped or protected by others.</text:span></text:p>
        </text:list-item>
      </text:list>
      <text:h text:style-name="P107" text:outline-level="10"><text:span text:style-name="T9">5. Information Needs</text:span></text:h>
      <text:p text:style-name="P31"/>
      <text:p text:style-name="P31"/>
      <text:list xml:id="list646551009512094513" text:style-name="LS80">
        <text:list-item>
          <text:p text:style-name="P243"><text:span text:style-name="T92">Cognizance:</text:span><text:span text:style-name="T93"> Seeking knowledge and asking questions.</text:span></text:p>
        </text:list-item>
        <text:list-item>
          <text:p text:style-name="P243"><text:span text:style-name="T92">Exposition:</text:span><text:span text:style-name="T93"> Education others.</text:span></text:p>
        </text:list-item>
      </text:list>
      <text:p text:style-name="P32"/>
      <text:p text:style-name="P32"/>
      <text:h text:style-name="P104" text:outline-level="10"><text:span text:style-name="T10">Maslow’s Hierarchy of Needs</text:span></text:h>
      <text:p text:style-name="P72"><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2"><text:span text:style-name="T93">Maslow believed that these needs are similar to instincts and play a major role in motivating behavior. Physiological, security, social, and esteem needs are </text:span><text:span text:style-name="T92">deficiency needs</text:span><text:span text:style-name="T93"> (also known as </text:span><text:span text:style-name="T94">D-needs</text:span><text:span text:style-name="T93">), meaning that these needs arise due to deprivation. Satisfying these lower-level needs is important in order to avoid unpleasant feelings or consequences.</text:span></text:p>
      <text:p text:style-name="P32"/>
      <text:p text:style-name="P72"><text:span text:style-name="T93">Maslow termed the highest-level of the pyramid as </text:span><text:span text:style-name="T92">growth needs</text:span><text:span text:style-name="T93"> (also known as </text:span><text:span text:style-name="T94">being needs</text:span><text:span text:style-name="T93"> or </text:span><text:span text:style-name="T94">B-needs</text:span><text:span text:style-name="T93">). Growth needs do not stem from a lack of something, but rather from a desire to grow as a person.</text:span></text:p>
      <text:h text:style-name="P107" text:outline-level="10"><text:span text:style-name="T9">Five Levels of the Hierarchy of Needs</text:span></text:h>
      <text:p text:style-name="P72"><text:span text:style-name="T93">There are five different levels in Maslow’s hierarchy of needs:</text:span></text:p>
      <text:p text:style-name="P32"/>
      <text:p text:style-name="P32"/>
      <text:list xml:id="list8723144974680551765" text:style-name="LS81">
        <text:list-item>
          <text:p text:style-name="P244"><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44"><text:span text:style-name="T93">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44"><text:span text:style-name="T93">Some examples of the physiological needs include:</text:span></text:p>
            </text:list-item>
          </text:list>
        </text:list-item>
      </text:list>
      <text:p text:style-name="P32"/>
      <text:p text:style-name="P32"/>
      <text:list xml:id="list2404492404285664057" text:style-name="LS82">
        <text:list-item>
          <text:p text:style-name="P253">Food</text:p>
        </text:list-item>
        <text:list-item>
          <text:p text:style-name="P253">Water</text:p>
        </text:list-item>
        <text:list-item>
          <text:p text:style-name="P253">Breathing</text:p>
        </text:list-item>
        <text:list-item>
          <text:p text:style-name="P253">Homeostatis</text:p>
        </text:list-item>
        <text:list-item>
          <text:p text:style-name="P245"><text:span text:style-name="T93">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46"><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46"><text:span text:style-name="T93">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46"><text:span text:style-name="T93">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46"><text:span text:style-name="T93">Some of the basic security and safety needs include:</text:span></text:p>
            </text:list-item>
          </text:list>
        </text:list-item>
      </text:list>
      <text:p text:style-name="P32"/>
      <text:p text:style-name="P32"/>
      <text:list xml:id="list8348916101342634586" text:style-name="LS84">
        <text:list-item>
          <text:p text:style-name="P247"><text:span text:style-name="T93">Financial security</text:span></text:p>
        </text:list-item>
        <text:list-item>
          <text:p text:style-name="P247"><text:span text:style-name="T93">Heath and wellness</text:span></text:p>
        </text:list-item>
        <text:list-item>
          <text:p text:style-name="P247"><text:span text:style-name="T93">Safety against accidents and injury</text:span></text:p>
        </text:list-item>
        <text:list-item>
          <text:p text:style-name="P247"><text:span text:style-name="T93">Finding a steady job, obtaining health insurance, contributing money to a savings account and moving into a safer neighborhood are all examples of actions motivated by the security and safety needs.</text:span></text:p>
        </text:list-item>
      </text:list>
      <text:p text:style-name="P73"><text:span text:style-name="T93">Together, the safety and psychological levels of the hierarchy make up what is often referred to as the basic needs.</text:span></text:p>
      <text:p text:style-name="P32"/>
      <text:p text:style-name="P32"/>
      <text:list xml:id="list3972069282732102057" text:style-name="LS85">
        <text:list-item>
          <text:p text:style-name="P248"><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48"><text:span text:style-name="T93">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48"><text:span text:style-name="T93">Some of the things that satisfy this need include:</text:span></text:p>
        </text:list-item>
      </text:list>
      <text:p text:style-name="P32"/>
      <text:p text:style-name="P32"/>
      <text:list xml:id="list965499908597878651" text:style-name="LS86">
        <text:list-item>
          <text:p text:style-name="P254">Friendships</text:p>
        </text:list-item>
        <text:list-item>
          <text:p text:style-name="P249"><text:span text:style-name="T93">Romantic attachments</text:span></text:p>
        </text:list-item>
        <text:list-item>
          <text:p text:style-name="P254">Family</text:p>
        </text:list-item>
        <text:list-item>
          <text:p text:style-name="P249"><text:span text:style-name="T93">Social groups</text:span></text:p>
        </text:list-item>
        <text:list-item>
          <text:p text:style-name="P249"><text:span text:style-name="T93">Community groups</text:span></text:p>
        </text:list-item>
        <text:list-item>
          <text:p text:style-name="P249"><text:span text:style-name="T93">Churches and religious organizations</text:span></text:p>
        </text:list-item>
      </text:list>
      <text:p text:style-name="P32"/>
      <text:p text:style-name="P32"/>
      <text:list xml:id="list5767729163914268716" text:style-name="LS87">
        <text:list-item>
          <text:p text:style-name="P250"><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50"><text:span text:style-name="T93">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2"><text:span text:style-name="T93">In addition to the need for feelings of accomplishment and prestige, the esteem needs include such things as</text:span><text:a xlink:type="simple" xlink:href="http://psychology.about.com/od/sindex/f/what-is-self-esteem.htm"><text:span text:style-name="T93">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3">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51"><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51"><text:span text:style-name="T93">This is the highest level of Maslow’s hierarchy of needs.</text:span><text:a xlink:type="simple" xlink:href="http://psychology.about.com/od/theoriesofpersonality/tp/self-actualized-characteristic.htm"><text:span text:style-name="T93">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3"> people are self-aware, concerned with personal growth, less concerned with the opinions of others and interested fulfilling their potential.</text:span></text:p>
            </text:list-item>
          </text:list>
        </text:list-item>
      </text:list>
      <text:p text:style-name="P32"/>
      <text:h text:style-name="P107" text:outline-level="10"><text:bookmark text:name="h.p58b8u7otkcz"/><text:soft-page-break/><text:span text:style-name="T9">Characteristics of Self-Actualized People</text:span></text:h>
      <text:p text:style-name="P72"><text:span text:style-name="T93">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52"><text:span text:style-name="T92">Acceptance and Realism:</text:span><text:span text:style-name="T93"> Self-actualized people have realistic perceptions of themselves, others and the world around them.</text:span></text:p>
        </text:list-item>
        <text:list-item>
          <text:p text:style-name="P252"><text:span text:style-name="T92">Problem-centering:</text:span><text:span text:style-name="T93">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52"><text:span text:style-name="T92">Spontaneity:</text:span><text:span text:style-name="T93"> Self-actualized people are spontaneous in their internal thoughts and outward behavior. While they can conform to rules and social expectations, they also tend to be open and unconventional.</text:span></text:p>
        </text:list-item>
        <text:list-item>
          <text:p text:style-name="P252"><text:span text:style-name="T92">Autonomy and Solitude:</text:span><text:span text:style-name="T93"> Another characteristics of self-actualized people is the need for independence and privacy. While they enjoy the company of others, these individuals need time to focus on developing their own individual potential.</text:span></text:p>
        </text:list-item>
        <text:list-item>
          <text:p text:style-name="P252"><text:span text:style-name="T92">Continued Freshness of Appreciation:</text:span><text:span text:style-name="T93"> Self-actualized people tend to view the world with a continual sense of appreciation, wonder and awe. Even simple experiences continue to be a source of inspiration and pleasure.</text:span></text:p>
        </text:list-item>
        <text:list-item>
          <text:p text:style-name="P252"><text:span text:style-name="T92">Peak Experiences:</text:span><text:span text:style-name="T93"> Individuals who are self-actualized often have what Maslow termed</text:span><text:span text:style-name="T94">peak experiences</text:span><text:span text:style-name="T93">,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24</meta:editing-cycles>
    <dc:date>2013-12-31T10:17:14.457353903</dc:date>
    <meta:editing-duration>P4DT22H45M31S</meta:editing-duration>
    <meta:document-statistic meta:table-count="21" meta:image-count="0" meta:object-count="0" meta:page-count="105" meta:paragraph-count="1869" meta:word-count="12105" meta:character-count="89359" meta:non-whitespace-character-count="79469"/>
  </office:meta>
</office:document-meta>
</file>